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4" style:family="table-column">
      <style:table-column-properties fo:break-before="auto" style:column-width="1.5756in"/>
    </style:style>
    <style:style style:name="co55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8925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68" style:family="table-column">
      <style:table-column-properties fo:break-before="auto" style:column-width="2.4126in"/>
    </style:style>
    <style:style style:name="co69" style:family="table-column">
      <style:table-column-properties fo:break-before="auto" style:column-width="0.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0.3516in"/>
    </style:style>
    <style:style style:name="co73" style:family="table-column">
      <style:table-column-properties fo:break-before="auto" style:column-width="2.061in"/>
    </style:style>
    <style:style style:name="co74" style:family="table-column">
      <style:table-column-properties fo:break-before="auto" style:column-width="2.9335in"/>
    </style:style>
    <style:style style:name="co75" style:family="table-column">
      <style:table-column-properties fo:break-before="auto" style:column-width="0.3256in"/>
    </style:style>
    <style:style style:name="co76" style:family="table-column">
      <style:table-column-properties fo:break-before="auto" style:column-width="1.9583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3.411in"/>
    </style:style>
    <style:style style:name="co79" style:family="table-column">
      <style:table-column-properties fo:break-before="auto" style:column-width="0.2689in"/>
    </style:style>
    <style:style style:name="co80" style:family="table-column">
      <style:table-column-properties fo:break-before="auto" style:column-width="1.248in"/>
    </style:style>
    <style:style style:name="co81" style:family="table-column">
      <style:table-column-properties fo:break-before="auto" style:column-width="0.9701in"/>
    </style:style>
    <style:style style:name="co82" style:family="table-column">
      <style:table-column-properties fo:break-before="auto" style:column-width="10.4953in"/>
    </style:style>
    <style:style style:name="co104" style:family="table-column">
      <style:table-column-properties fo:break-before="auto" style:column-width="10.839in"/>
    </style:style>
    <style:style style:name="co119" style:family="table-column">
      <style:table-column-properties fo:break-before="auto" style:column-width="5.8465in"/>
    </style:style>
    <style:style style:name="co26" style:family="table-column">
      <style:table-column-properties fo:break-before="auto" style:column-width="0.9492in"/>
    </style:style>
    <style:style style:name="co27" style:family="table-column">
      <style:table-column-properties fo:break-before="auto" style:column-width="0.7319in"/>
    </style:style>
    <style:style style:name="co28" style:family="table-column">
      <style:table-column-properties fo:break-before="auto" style:column-width="0.4335in"/>
    </style:style>
    <style:style style:name="co29" style:family="table-column">
      <style:table-column-properties fo:break-before="auto" style:column-width="0.4327in"/>
    </style:style>
    <style:style style:name="co30" style:family="table-column">
      <style:table-column-properties fo:break-before="auto" style:column-width="0.4937in"/>
    </style:style>
    <style:style style:name="co31" style:family="table-column">
      <style:table-column-properties fo:break-before="auto" style:column-width="0.2071in"/>
    </style:style>
    <style:style style:name="co32" style:family="table-column">
      <style:table-column-properties fo:break-before="auto" style:column-width="1.5744in"/>
    </style:style>
    <style:style style:name="co33" style:family="table-column">
      <style:table-column-properties fo:break-before="auto" style:column-width="0.4528in"/>
    </style:style>
    <style:style style:name="co34" style:family="table-column">
      <style:table-column-properties fo:break-before="auto" style:column-width="0.4945in"/>
    </style:style>
    <style:style style:name="co35" style:family="table-column">
      <style:table-column-properties fo:break-before="auto" style:column-width="0.502in"/>
    </style:style>
    <style:style style:name="co36" style:family="table-column">
      <style:table-column-properties fo:break-before="auto" style:column-width="1.3972in"/>
    </style:style>
    <style:style style:name="co38" style:family="table-column">
      <style:table-column-properties fo:break-before="auto" style:column-width="1.1028in"/>
    </style:style>
    <style:style style:name="co39" style:family="table-column">
      <style:table-column-properties fo:break-before="auto" style:column-width="1.0264in"/>
    </style:style>
    <style:style style:name="co40" style:family="table-column">
      <style:table-column-properties fo:break-before="auto" style:column-width="0.6953in"/>
    </style:style>
    <style:style style:name="co41" style:family="table-column">
      <style:table-column-properties fo:break-before="auto" style:column-width="0.8035in"/>
    </style:style>
    <style:style style:name="co42" style:family="table-column">
      <style:table-column-properties fo:break-before="auto" style:column-width="0.4862in"/>
    </style:style>
    <style:style style:name="co43" style:family="table-column">
      <style:table-column-properties fo:break-before="auto" style:column-width="0.4783in"/>
    </style:style>
    <style:style style:name="co44" style:family="table-column">
      <style:table-column-properties fo:break-before="auto" style:column-width="0.5346in"/>
    </style:style>
    <style:style style:name="co45" style:family="table-column">
      <style:table-column-properties fo:break-before="auto" style:column-width="0.1634in"/>
    </style:style>
    <style:style style:name="co46" style:family="table-column">
      <style:table-column-properties fo:break-before="auto" style:column-width="0.7492in"/>
    </style:style>
    <style:style style:name="co47" style:family="table-column">
      <style:table-column-properties fo:break-before="auto" style:column-width="0.3937in"/>
    </style:style>
    <style:style style:name="co48" style:family="table-column">
      <style:table-column-properties fo:break-before="auto" style:column-width="3.5571in"/>
    </style:style>
    <style:style style:name="co49" style:family="table-column">
      <style:table-column-properties fo:break-before="auto" style:column-width="1.5181in"/>
    </style:style>
    <style:style style:name="co50" style:family="table-column">
      <style:table-column-properties fo:break-before="auto" style:column-width="0.6429in"/>
    </style:style>
    <style:style style:name="co51" style:family="table-column">
      <style:table-column-properties fo:break-before="auto" style:column-width="0.6547in"/>
    </style:style>
    <style:style style:name="co52" style:family="table-column">
      <style:table-column-properties fo:break-before="auto" style:column-width="0.9201in"/>
    </style:style>
    <style:style style:name="co53" style:family="table-column">
      <style:table-column-properties fo:break-before="auto" style:column-width="0.9083in"/>
    </style:style>
    <style:style style:name="co59" style:family="table-column">
      <style:table-column-properties fo:break-before="auto" style:column-width="0.5256in"/>
    </style:style>
    <style:style style:name="co60" style:family="table-column">
      <style:table-column-properties fo:break-before="auto" style:column-width="1.028in"/>
    </style:style>
    <style:style style:name="co61" style:family="table-column">
      <style:table-column-properties fo:break-before="auto" style:column-width="1.0161in"/>
    </style:style>
    <style:style style:name="co62" style:family="table-column">
      <style:table-column-properties fo:break-before="auto" style:column-width="0.8008in"/>
    </style:style>
    <style:style style:name="co63" style:family="table-column">
      <style:table-column-properties fo:break-before="auto" style:column-width="0.9445in"/>
    </style:style>
    <style:style style:name="co64" style:family="table-column">
      <style:table-column-properties fo:break-before="auto" style:column-width="0.9563in"/>
    </style:style>
    <style:style style:name="co65" style:family="table-column">
      <style:table-column-properties fo:break-before="auto" style:column-width="0.7772in"/>
    </style:style>
    <style:style style:name="co66" style:family="table-column">
      <style:table-column-properties fo:break-before="auto" style:column-width="0.7165in"/>
    </style:style>
    <style:style style:name="co67" style:family="table-column">
      <style:table-column-properties fo:break-before="auto" style:column-width="0.6535in"/>
    </style:style>
    <style:style style:name="co83" style:family="table-column">
      <style:table-column-properties fo:break-before="auto" style:column-width="0.5146in"/>
    </style:style>
    <style:style style:name="co84" style:family="table-column">
      <style:table-column-properties fo:break-before="auto" style:column-width="0.4744in"/>
    </style:style>
    <style:style style:name="co85" style:family="table-column">
      <style:table-column-properties fo:break-before="auto" style:column-width="0.5063in"/>
    </style:style>
    <style:style style:name="co86" style:family="table-column">
      <style:table-column-properties fo:break-before="auto" style:column-width="0.5134in"/>
    </style:style>
    <style:style style:name="co87" style:family="table-column">
      <style:table-column-properties fo:break-before="auto" style:column-width="0.3165in"/>
    </style:style>
    <style:style style:name="co88" style:family="table-column">
      <style:table-column-properties fo:break-before="auto" style:column-width="0.6638in"/>
    </style:style>
    <style:style style:name="co89" style:family="table-column">
      <style:table-column-properties fo:break-before="auto" style:column-width="0.622in"/>
    </style:style>
    <style:style style:name="co90" style:family="table-column">
      <style:table-column-properties fo:break-before="auto" style:column-width="0.4638in"/>
    </style:style>
    <style:style style:name="co91" style:family="table-column">
      <style:table-column-properties fo:break-before="auto" style:column-width="0.4256in"/>
    </style:style>
    <style:style style:name="co92" style:family="table-column">
      <style:table-column-properties fo:break-before="auto" style:column-width="0.3102in"/>
    </style:style>
    <style:style style:name="co93" style:family="table-column">
      <style:table-column-properties fo:break-before="auto" style:column-width="1.5075in"/>
    </style:style>
    <style:style style:name="co94" style:family="table-column">
      <style:table-column-properties fo:break-before="auto" style:column-width="1.2953in"/>
    </style:style>
    <style:style style:name="co95" style:family="table-column">
      <style:table-column-properties fo:break-before="auto" style:column-width="1.3429in"/>
    </style:style>
    <style:style style:name="co96" style:family="table-column">
      <style:table-column-properties fo:break-before="auto" style:column-width="1.2465in"/>
    </style:style>
    <style:style style:name="co97" style:family="table-column">
      <style:table-column-properties fo:break-before="auto" style:column-width="2.1772in"/>
    </style:style>
    <style:style style:name="co98" style:family="table-column">
      <style:table-column-properties fo:break-before="auto" style:column-width="0.3862in"/>
    </style:style>
    <style:style style:name="co99" style:family="table-column">
      <style:table-column-properties fo:break-before="auto" style:column-width="1.8071in"/>
    </style:style>
    <style:style style:name="co100" style:family="table-column">
      <style:table-column-properties fo:break-before="auto" style:column-width="1.0374in"/>
    </style:style>
    <style:style style:name="co101" style:family="table-column">
      <style:table-column-properties fo:break-before="auto" style:column-width="1.7339in"/>
    </style:style>
    <style:style style:name="co102" style:family="table-column">
      <style:table-column-properties fo:break-before="auto" style:column-width="0.7126in"/>
    </style:style>
    <style:style style:name="co103" style:family="table-column">
      <style:table-column-properties fo:break-before="auto" style:column-width="0.3752in"/>
    </style:style>
    <style:style style:name="co105" style:family="table-column">
      <style:table-column-properties fo:break-before="auto" style:column-width="2.3283in"/>
    </style:style>
    <style:style style:name="co106" style:family="table-column">
      <style:table-column-properties fo:break-before="auto" style:column-width="0.2744in"/>
    </style:style>
    <style:style style:name="co107" style:family="table-column">
      <style:table-column-properties fo:break-before="auto" style:column-width="0.6118in"/>
    </style:style>
    <style:style style:name="co108" style:family="table-column">
      <style:table-column-properties fo:break-before="auto" style:column-width="0.8189in"/>
    </style:style>
    <style:style style:name="co109" style:family="table-column">
      <style:table-column-properties fo:break-before="auto" style:column-width="0.7693in"/>
    </style:style>
    <style:style style:name="co110" style:family="table-column">
      <style:table-column-properties fo:break-before="auto" style:column-width="0.5457in"/>
    </style:style>
    <style:style style:name="co111" style:family="table-column">
      <style:table-column-properties fo:break-before="auto" style:column-width="0.8366in"/>
    </style:style>
    <style:style style:name="co112" style:family="table-column">
      <style:table-column-properties fo:break-before="auto" style:column-width="0.5374in"/>
    </style:style>
    <style:style style:name="co113" style:family="table-column">
      <style:table-column-properties fo:break-before="auto" style:column-width="0.6236in"/>
    </style:style>
    <style:style style:name="co114" style:family="table-column">
      <style:table-column-properties fo:break-before="auto" style:column-width="2.0083in"/>
    </style:style>
    <style:style style:name="co115" style:family="table-column">
      <style:table-column-properties fo:break-before="auto" style:column-width="1.3008in"/>
    </style:style>
    <style:style style:name="co116" style:family="table-column">
      <style:table-column-properties fo:break-before="auto" style:column-width="0.5055in"/>
    </style:style>
    <style:style style:name="co117" style:family="table-column">
      <style:table-column-properties fo:break-before="auto" style:column-width="0.7209in"/>
    </style:style>
    <style:style style:name="co118" style:family="table-column">
      <style:table-column-properties fo:break-before="auto" style:column-width="0.6744in"/>
    </style:style>
    <style:style style:name="co120" style:family="table-column">
      <style:table-column-properties fo:break-before="auto" style:column-width="0.9in"/>
    </style:style>
    <style:style style:name="co121" style:family="table-column">
      <style:table-column-properties fo:break-before="auto" style:column-width="1.2016in"/>
    </style:style>
    <style:style style:name="ro17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1" style:family="table-row">
      <style:table-row-properties style:row-height="0.7665in" fo:break-before="auto" style:use-optimal-row-height="true"/>
    </style:style>
    <style:style style:name="ro22" style:family="table-row">
      <style:table-row-properties style:row-height="1.1398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4902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4" style:family="table-row">
      <style:table-row-properties style:row-height="0.2189in" fo:break-before="auto" style:use-optimal-row-height="true"/>
    </style:style>
    <style:style style:name="ro29" style:family="table-row">
      <style:table-row-properties style:row-height="0.2071in" fo:break-before="auto" style:use-optimal-row-height="true"/>
    </style:style>
    <style:style style:name="ro30" style:family="table-row">
      <style:table-row-properties style:row-height="0.9535in" fo:break-before="auto" style:use-optimal-row-height="tru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5799in" fo:break-before="auto" style:use-optimal-row-height="true"/>
    </style:style>
    <style:style style:name="ro33" style:family="table-row">
      <style:table-row-properties style:row-height="0.1244in" fo:break-before="auto" style:use-optimal-row-height="false"/>
    </style:style>
    <style:style style:name="ro34" style:family="table-row">
      <style:table-row-properties style:row-height="0.1035in" fo:break-before="auto" style:use-optimal-row-height="false"/>
    </style:style>
    <style:style style:name="ro35" style:family="table-row">
      <style:table-row-properties style:row-height="0.1811in" fo:break-before="auto" style:use-optimal-row-height="true"/>
    </style:style>
    <style:style style:name="ro36" style:family="table-row">
      <style:table-row-properties style:row-height="0.2071in" fo:break-before="auto" style:use-optimal-row-height="false"/>
    </style:style>
    <style:style style:name="ro37" style:family="table-row">
      <style:table-row-properties style:row-height="0.1839in" fo:break-before="auto" style:use-optimal-row-height="true"/>
    </style:style>
    <style:style style:name="ro38" style:family="table-row">
      <style:table-row-properties style:row-height="0.1346in" fo:break-before="auto" style:use-optimal-row-height="false"/>
    </style:style>
    <style:style style:name="ro39" style:family="table-row">
      <style:table-row-properties style:row-height="0.2173in" fo:break-before="auto" style:use-optimal-row-height="false"/>
    </style:style>
    <style:style style:name="ro40" style:family="table-row">
      <style:table-row-properties style:row-height="0.1965in" fo:break-before="auto" style:use-optimal-row-height="false"/>
    </style:style>
    <style:style style:name="ro41" style:family="table-row">
      <style:table-row-properties style:row-height="0.1854in" fo:break-before="auto" style:use-optimal-row-height="true"/>
    </style:style>
    <style:style style:name="ro42" style:family="table-row">
      <style:table-row-properties style:row-height="0.2193in" fo:break-before="auto" style:use-optimal-row-height="true"/>
    </style:style>
    <style:style style:name="ro43" style:family="table-row">
      <style:table-row-properties style:row-height="0.1835in" fo:break-before="auto" style:use-optimal-row-height="true"/>
    </style:style>
    <style:style style:name="ro44" style:family="table-row">
      <style:table-row-properties style:row-height="0.228in" fo:break-before="auto" style:use-optimal-row-height="true"/>
    </style:style>
    <style:style style:name="ro45" style:family="table-row">
      <style:table-row-properties style:row-height="0.0791in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41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24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633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35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6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3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3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6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5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66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6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8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0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3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3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74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55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56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75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5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689" style:family="table-cell" style:parent-style-name="Default">
      <style:table-cell-properties fo:border="none" style:vertical-align="middle"/>
      <style:text-properties style:font-name="Avenir"/>
    </style:style>
    <style:style style:name="ce7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813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0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6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1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813" style:family="table-cell" style:parent-style-name="Default">
      <style:table-cell-properties style:vertical-align="middle"/>
      <style:text-properties style:font-name="Avenir1"/>
    </style:style>
    <style:style style:name="ce1814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815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8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8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8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18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43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44" style:family="table-cell" style:parent-style-name="Default">
      <style:table-cell-properties fo:background-color="transparent" style:vertical-align="middle"/>
      <style:text-properties style:font-name="Avenir1"/>
    </style:style>
    <style:style style:name="ce1845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846" style:family="table-cell" style:parent-style-name="Default">
      <style:table-cell-properties style:vertical-align="middle"/>
      <style:text-properties style:use-window-font-color="true" style:font-name="Avenir1"/>
    </style:style>
    <style:style style:name="ce1847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8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0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1851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1852" style:family="table-cell" style:parent-style-name="Default">
      <style:table-cell-properties fo:background-color="#cccccc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853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8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7" style:family="table-cell" style:parent-style-name="Default">
      <style:text-properties fo:font-size="8pt" style:font-size-asian="8pt" style:font-size-complex="8pt"/>
    </style:style>
    <style:style style:name="ce18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9" style:family="table-cell" style:parent-style-name="Default">
      <style:table-cell-properties fo:wrap-option="no-wrap" style:vertical-align="middle"/>
    </style:style>
    <style:style style:name="ce1860" style:family="table-cell" style:parent-style-name="Default">
      <style:table-cell-properties fo:wrap-option="wrap" style:vertical-align="middle"/>
    </style:style>
    <style:style style:name="ce1861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862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863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864" style:family="table-cell" style:parent-style-name="Default" style:data-style-name="N100">
      <style:text-properties style:font-name="Avenir" fo:font-weight="bold"/>
    </style:style>
    <style:style style:name="ce1865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866" style:family="table-cell" style:parent-style-name="Default" style:data-style-name="N100">
      <style:text-properties style:font-name="Avenir" fo:font-weight="normal"/>
    </style:style>
    <style:style style:name="ce1867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868" style:family="table-cell" style:parent-style-name="Default" style:data-style-name="N100">
      <style:text-properties fo:color="#ff0000" style:font-name="Avenir" fo:font-weight="bold"/>
    </style:style>
    <style:style style:name="ce1869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870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880" style:family="table-cell" style:parent-style-name="Default">
      <style:text-properties style:font-name="Avenir" fo:font-weight="normal"/>
    </style:style>
    <style:style style:name="ce2019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320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33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6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7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52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379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"/>
    </style:style>
    <style:style style:name="ce55" style:family="table-cell" style:parent-style-name="Default">
      <style:table-cell-properties fo:border="0.74pt solid #000000"/>
      <style:text-properties style:font-name="Avenir"/>
    </style:style>
    <style:style style:name="ce382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5" style:family="table-cell" style:parent-style-name="Default">
      <style:table-cell-properties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42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4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408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4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17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487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4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48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441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/>
    </style:style>
    <style:style style:name="ce4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4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572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515" style:family="table-cell" style:parent-style-name="Default">
      <style:table-cell-properties fo:border-bottom="none" fo:background-color="#cccccc" fo:border-left="none" fo:border-right="2.24pt solid #000000" fo:border-top="2.24pt solid #000000" style:vertical-align="middle"/>
      <style:text-properties style:font-name="Avenir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52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5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63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65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5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65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7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696" style:family="table-cell" style:parent-style-name="Default">
      <style:table-cell-properties fo:border="none" style:vertical-align="middle"/>
      <style:text-properties style:font-name="Avenir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2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702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70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70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7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"/>
    </style:style>
    <style:style style:name="ce301" style:family="table-cell" style:parent-style-name="Default">
      <style:table-cell-properties style:vertical-align="middle"/>
      <style:text-properties fo:color="#c9211e" style:font-name="Avenir" fo:font-size="11pt" fo:font-weight="bold" style:font-size-asian="11pt" style:font-weight-asian="bold" style:font-size-complex="11pt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5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77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814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81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0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29" style:family="table-cell" style:parent-style-name="Default">
      <style:table-cell-properties fo:border="0.74pt solid #000000" style:vertical-align="middle"/>
    </style:style>
    <style:style style:name="ce9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93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93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585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style="normal" fo:font-weight="bold" style:font-size-asian="11pt" style:font-style-asian="normal" style:font-size-complex="11pt" style:font-style-complex="normal"/>
    </style:style>
    <style:style style:name="ce973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980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8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88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89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1056" style:family="table-cell" style:parent-style-name="Default">
      <style:text-properties style:font-name="Avenir1" fo:font-style="normal" style:font-style-asian="normal" style:font-style-complex="normal"/>
    </style:style>
    <style:style style:name="ce10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K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K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10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6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106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69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10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1098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0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17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1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14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1" fo:font-style="normal" style:font-style-asian="normal" style:font-style-complex="normal"/>
    </style:style>
    <style:style style:name="ce115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5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8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9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9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227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23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58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2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1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  <style:map style:condition="is-true-formula(([$Harcértékek.$I$57]=[$Data.$K$67])                                                                                                     AND ([$Alapértékek.C18]&lt;[$Data.K68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5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7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1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7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99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11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"/>
    </style:style>
    <style:style style:name="ce1148" style:family="table-cell" style:parent-style-name="Default">
      <style:table-cell-properties fo:border="2.24pt solid #000000" style:vertical-align="middle"/>
      <style:text-properties style:font-name="Avenir" fo:font-size="9pt"/>
    </style:style>
    <style:style style:name="ce141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3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50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2" style:family="table-cell" style:parent-style-name="Default">
      <style:text-properties fo:color="#c9211e" fo:font-weight="bold" style:font-weight-asian="bold" style:font-weight-complex="bold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19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520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21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2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2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2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25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5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5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56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5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8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9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1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2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2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6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8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9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94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695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75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6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6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0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804" style:family="table-cell" style:parent-style-name="Default">
      <style:table-cell-properties style:vertical-align="middle"/>
      <style:text-properties style:font-name="Avenir1"/>
    </style:style>
    <style:style style:name="ce1805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806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80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8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8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18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8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19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20" style:family="table-cell" style:parent-style-name="Default">
      <style:table-cell-properties fo:background-color="transparent" style:vertical-align="middle"/>
      <style:text-properties style:font-name="Avenir1"/>
    </style:style>
    <style:style style:name="ce1821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822" style:family="table-cell" style:parent-style-name="Default">
      <style:table-cell-properties style:vertical-align="middle"/>
      <style:text-properties style:use-window-font-color="true" style:font-name="Avenir1"/>
    </style:style>
    <style:style style:name="ce1828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82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1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1832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1833" style:family="table-cell" style:parent-style-name="Default">
      <style:table-cell-properties fo:background-color="#cccccc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834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8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8" style:family="table-cell" style:parent-style-name="Default">
      <style:text-properties fo:font-size="8pt" style:font-size-asian="8pt" style:font-size-complex="8pt"/>
    </style:style>
    <style:style style:name="ce18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0" style:family="table-cell" style:parent-style-name="Default">
      <style:table-cell-properties fo:wrap-option="no-wrap" style:vertical-align="middle"/>
    </style:style>
    <style:style style:name="ce1841" style:family="table-cell" style:parent-style-name="Default">
      <style:table-cell-properties fo:wrap-option="wrap" style:vertical-align="middle"/>
    </style:style>
    <style:style style:name="ce1871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872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873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874" style:family="table-cell" style:parent-style-name="Default" style:data-style-name="N100">
      <style:text-properties style:font-name="Avenir" fo:font-weight="bold"/>
    </style:style>
    <style:style style:name="ce1875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876" style:family="table-cell" style:parent-style-name="Default" style:data-style-name="N100">
      <style:text-properties style:font-name="Avenir" fo:font-weight="normal"/>
    </style:style>
    <style:style style:name="ce1877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878" style:family="table-cell" style:parent-style-name="Default" style:data-style-name="N100">
      <style:text-properties fo:color="#ff0000" style:font-name="Avenir" fo:font-weight="bold"/>
    </style:style>
    <style:style style:name="ce1879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881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882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8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89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485" style:family="table-cell" style:parent-style-name="Default">
      <style:table-cell-properties fo:wrap-option="wrap" style:vertical-align="middle"/>
      <style:text-properties style:font-name="Avenir1"/>
    </style:style>
    <style:style style:name="ce189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8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9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9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90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9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1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9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1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915" style:family="table-cell" style:parent-style-name="Default">
      <style:table-cell-properties fo:border="0.06pt solid #000000" style:vertical-align="middle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92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/>
    </style:style>
    <style:style style:name="ce19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9pt" fo:font-style="normal" fo:font-weight="bold" style:font-size-asian="9pt" style:font-size-complex="9pt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928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9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8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8pt"/>
    </style:style>
    <style:style style:name="ce195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939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9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1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1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9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9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1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1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0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0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1"/>
    </style:style>
    <style:style style:name="ce1357" style:family="table-cell" style:parent-style-name="Default">
      <style:table-cell-properties fo:border="none" style:vertical-align="middle"/>
      <style:text-properties style:font-name="Avenir1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1"/>
    </style:style>
    <style:style style:name="ce20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021" style:family="table-cell" style:parent-style-name="Default">
      <style:table-cell-properties fo:wrap-option="wrap"/>
    </style:style>
    <style:style style:name="T59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60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61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57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58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62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size="10pt" fo:font-weight="bold" style:font-size-asian="10pt" style:font-weight-asian="bold" style:font-size-complex="10pt" style:font-weight-complex="bold"/>
    </style:style>
    <style:style style:name="T65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font-name="Avenir"/>
    </style:style>
    <style:style style:name="T67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7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6" style:family="text">
      <style:text-properties fo:color="#bf0041" loext:opacity="100%"/>
    </style:style>
    <style:style style:name="T83" style:family="text">
      <style:text-properties fo:font-weight="normal" style:font-weight-asian="normal" style:font-weight-complex="normal"/>
    </style:style>
    <style:style style:name="T87" style:family="text">
      <style:text-properties fo:color="#ff0000" loext:opacity="100%" fo:font-weight="bold" style:font-weight-asian="bold" style:font-weight-complex="bold"/>
    </style:style>
    <style:style style:name="T89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90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94" style:family="text">
      <style:text-properties style:font-name="Avenir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9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0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1" style:family="text">
      <style:text-properties fo:font-size="7pt"/>
    </style:style>
    <style:style style:name="T4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4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6" style:family="text">
      <style:text-properties style:font-name="Avenir"/>
    </style:style>
    <style:style style:name="T4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4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1" style:family="text">
      <style:text-properties fo:font-size="10pt" fo:font-weight="bold" style:font-size-asian="10pt" style:font-size-complex="10pt" style:font-weight-asian="bold" style:font-weight-complex="bold"/>
    </style:style>
    <style:style style:name="T52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4" style:family="text">
      <style:text-properties fo:font-size="10pt" style:font-size-asian="10pt" style:font-size-complex="10pt" fo:font-weight="bold" style:font-weight-asian="bold" style:font-weight-complex="bold"/>
    </style:style>
    <style:style style:name="T55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71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9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9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10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101" style:family="text">
      <style:text-properties fo:color="#bf0041"/>
    </style:style>
    <style:style style:name="T102" style:family="text">
      <style:text-properties fo:color="#ff0000" fo:font-weight="bold" style:font-weight-asian="bold" style:font-weight-complex="bold"/>
    </style:style>
    <style:style style:name="T10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05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1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2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3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4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5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6" table:base-cell-address="Alapértékek.G62">
          <table:error-message table:message-type="stop" table:display="true"/>
        </table:content-validation>
        <table:content-validation table:name="val57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58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59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2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3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4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6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7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8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9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0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1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2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3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4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5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6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7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9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0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7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8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9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90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91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92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3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4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5" table:condition="of:cell-content-is-in-list(&quot;0&quot;;&quot;1&quot;;&quot;2&quot;;&quot;3&quot;)" table:allow-empty-cell="true" table:display-list="unsorted" table:base-cell-address="Hátterek.K28">
          <table:error-message table:message-type="stop" table:display="true"/>
        </table:content-validation>
        <table:content-validation table:name="val96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7" table:condition="of:cell-content-is-in-list(&quot;0&quot;;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8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átterek.A2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11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9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1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4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8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9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0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61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3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4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6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7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8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9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70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1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2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3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4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5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8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9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0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1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4" table:base-cell-address="Data.K16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6" table:default-cell-style-name="ce352"/>
        <table:table-column table:style-name="co27" table:default-cell-style-name="ce352"/>
        <table:table-column table:style-name="co28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default-cell-style-name="ce352"/>
        <table:table-column table:style-name="co32" table:default-cell-style-name="ce352"/>
        <table:table-column table:style-name="co33" table:number-columns-repeated="2" table:default-cell-style-name="ce352"/>
        <table:table-column table:style-name="co34" table:default-cell-style-name="ce352"/>
        <table:table-column table:style-name="co35" table:default-cell-style-name="ce352"/>
        <table:table-column table:style-name="co36" table:default-cell-style-name="ce352"/>
        <table:table-column table:style-name="co38" table:default-cell-style-name="ce352"/>
        <table:table-column table:style-name="co39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1" office:value-type="string" calcext:value-type="string">
            <text:p>CSAK PRIMER/SZEKUNDER KÉPZETTSÉG MODELL</text:p>
          </table:table-cell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4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320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734"/>
          <table:table-cell table:style-name="ce5" table:number-columns-repeated="5"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734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6" calcext:value-type="float" table:number-columns-spanned="2" table:number-rows-spanned="1">
            <text:p>6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0])&gt;[Data.B20];15;[.$D$8]+[$Data.$K$10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734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1])&gt;[Data.B20];15;[.$D$8]+[$Data.$K$11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734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-1" calcext:value-type="float">
            <text:p>-1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734"/>
          <table:table-cell table:style-name="ce5" table:number-columns-repeated="5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0"/>
          <table:table-cell table:style-name="ce147" table:content-validation-name="val49" table:formula="of:=[$Data.$K$6]+([.$D$8]*(   ((2*[.C22])+[$Data.$K7])  +   ((2*[.$C23])+[Data.$K8]) )  )" office:value-type="float" office:value="1306" calcext:value-type="float">
            <text:p>1306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+SUM([$Misztikus.M8:.M18])" office:value-type="float" office:value="842" calcext:value-type="float">
            <text:p>842</text:p>
          </table:table-cell>
          <table:table-cell table:style-name="ce734"/>
          <table:table-cell table:style-name="ce5" table:number-columns-repeated="5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734" table:number-columns-repeated="2"/>
          <table:table-cell table:style-name="ce5" table:number-columns-repeated="4"/>
        </table:table-row>
        <table:table-row table:style-name="ro3">
          <table:table-cell table:style-name="ce335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35"/>
          <table:table-cell table:style-name="ce150" table:content-validation-name="val2" table:formula="of:=SUM([.$K16:.$K24])+SUM([.$K28:.$K40])+SUM([.$E32:.$E46])+[.$E$58]+[Harcértékek.$E$10]+[Misztikus.$E$4]" office:value-type="float" office:value="1005" calcext:value-type="float">
            <text:p>1005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734" table:number-columns-repeated="2"/>
          <table:table-cell table:style-name="ce5" table:number-columns-repeated="4"/>
        </table:table-row>
        <table:table-row table:style-name="ro1">
          <table:table-cell table:style-name="ce335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35" table:content-validation-name="val12"/>
          <table:table-cell table:style-name="ce151" table:content-validation-name="val50" table:formula="of:=([$Data.$K$6]+([.$D$8]*((2*[.$C22])+[$Data.$K7])))" office:value-type="float" office:value="1006" calcext:value-type="float">
            <text:p>1006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37">Harcmodor képzettségek </text:span><text:span text:style-name="T38">🅿️</text:span></text:p>
          </table:table-cell>
          <table:covered-table-cell table:style-name="ce201"/>
          <table:covered-table-cell table:style-name="ce219"/>
          <table:covered-table-cell table:style-name="ce696"/>
          <table:covered-table-cell table:style-name="ce155"/>
          <table:table-cell table:style-name="ce734" table:number-columns-repeated="2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651"/>
          <table:table-cell table:style-name="ce143" office:value-type="string" calcext:value-type="string">
            <text:p>MP</text:p>
          </table:table-cell>
          <table:table-cell table:style-name="ce651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734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654" table:content-validation-name="val59"/>
          <table:table-cell table:style-name="ce220" table:content-validation-name="val64" table:formula="of:=[.$J16]+ROUNDDOWN([$Harcértékek.$I$3]/10)" office:value-type="float" office:value="11" calcext:value-type="float">
            <text:p>11</text:p>
          </table:table-cell>
          <table:table-cell table:style-name="ce601" table:content-validation-name="val65" office:value-type="float" office:value="9" calcext:value-type="float">
            <text:p>9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94" calcext:value-type="float">
            <text:p>94</text:p>
          </table:table-cell>
          <table:table-cell table:style-name="ce734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42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654" table:content-validation-name="val59"/>
          <table:table-cell table:style-name="ce220" table:content-validation-name="val64" table:formula="of:=[.$J17]+ROUNDDOWN([$Harcértékek.$I$3]/10)" office:value-type="float" office:value="6" calcext:value-type="float">
            <text:p>6</text:p>
          </table:table-cell>
          <table:table-cell table:style-name="ce601" table:content-validation-name="val65" office:value-type="float" office:value="4" calcext:value-type="float">
            <text:p>4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24" calcext:value-type="float">
            <text:p>24</text:p>
          </table:table-cell>
          <table:table-cell table:style-name="ce734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2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654" table:content-validation-name="val59"/>
          <table:table-cell table:style-name="ce220" table:content-validation-name="val64" table:formula="of:=[.$J18]+ROUNDDOWN([$Harcértékek.$I$3]/10)" office:value-type="float" office:value="2" calcext:value-type="float">
            <text:p>2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734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24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3"/>
          <table:table-cell table:style-name="ce154" table:content-validation-name="val51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654" table:content-validation-name="val59"/>
          <table:table-cell table:style-name="ce220" table:content-validation-name="val64" table:formula="of:=[.$J19]+ROUNDDOWN([$Harcértékek.$I$3]/10)" office:value-type="float" office:value="2" calcext:value-type="float">
            <text:p>2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734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24" table:content-validation-name="val15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13"/>
          <table:table-cell table:style-name="ce154" table:content-validation-name="val51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654" table:content-validation-name="val60"/>
          <table:table-cell table:style-name="ce220" table:content-validation-name="val64" table:formula="of:=[.$J20]+ROUNDDOWN([$Harcértékek.$I$3]/10)" office:value-type="float" office:value="8" calcext:value-type="float">
            <text:p>8</text:p>
          </table:table-cell>
          <table:table-cell table:style-name="ce601" table:content-validation-name="val65" office:value-type="float" office:value="6" calcext:value-type="float">
            <text:p>6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46" calcext:value-type="float">
            <text:p>46</text:p>
          </table:table-cell>
          <table:table-cell table:style-name="ce734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24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3"/>
          <table:table-cell table:style-name="ce154" table:content-validation-name="val51" table:formula="of:=VLOOKUP([.C21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654" table:content-validation-name="val60"/>
          <table:table-cell table:style-name="ce220" table:content-validation-name="val64" table:formula="of:=[.$J21]+ROUNDDOWN([$Harcértékek.$I$3]/10)" office:value-type="float" office:value="2" calcext:value-type="float">
            <text:p>2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24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3"/>
          <table:table-cell table:style-name="ce154" table:content-validation-name="val51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654" table:content-validation-name="val60"/>
          <table:table-cell table:style-name="ce220" table:content-validation-name="val64" table:formula="of:=[.$J22]+ROUNDDOWN([$Harcértékek.$I$3]/10)" office:value-type="float" office:value="2" calcext:value-type="float">
            <text:p>2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34" office:value-type="string" calcext:value-type="string">
            <text:p>HM</text:p>
          </table:table-cell>
          <table:table-cell table:style-name="ce266" table:formula="of:=[$Harcértékek.$E$10]" office:value-type="float" office:value="225" calcext:value-type="float">
            <text:p>225</text:p>
          </table:table-cell>
          <table:table-cell table:style-name="ce734" table:formula="of:=([.$M22]/[.$E$13])*100" office:value-type="float" office:value="22.3880597014925" calcext:value-type="float">
            <text:p>22.39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2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654" table:content-validation-name="val60"/>
          <table:table-cell table:style-name="ce220" table:content-validation-name="val64" table:formula="of:=[.$J23]+ROUNDDOWN([$Harcértékek.$I$3]/10)" office:value-type="float" office:value="2" calcext:value-type="float">
            <text:p>2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34" office:value-type="string" calcext:value-type="string">
            <text:p>Össz harcmodor</text:p>
          </table:table-cell>
          <table:table-cell table:style-name="ce734" table:formula="of:=SUM([.K16:.K23])" office:value-type="float" office:value="164" calcext:value-type="float">
            <text:p>164</text:p>
          </table:table-cell>
          <table:table-cell table:style-name="ce734" table:formula="of:=([.$M23]/[.$E$13])*100" office:value-type="float" office:value="16.318407960199" calcext:value-type="float">
            <text:p>16.32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24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3"/>
          <table:table-cell table:style-name="ce154" table:content-validation-name="val51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654" table:content-validation-name="val60"/>
          <table:table-cell table:style-name="ce220" table:content-validation-name="val64" table:formula="of:=[.$J24]+ROUNDDOWN([$Harcértékek.$I$3]/10)" office:value-type="float" office:value="2" calcext:value-type="float">
            <text:p>2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734" table:content-validation-name="val67" office:value-type="string" calcext:value-type="string">
            <text:p>Primer képzettség</text:p>
          </table:table-cell>
          <table:table-cell table:style-name="ce734" table:formula="of:=SUM([.K28:.K29])+SUM([.K38:.K42])" office:value-type="float" office:value="76" calcext:value-type="float">
            <text:p>76</text:p>
          </table:table-cell>
          <table:table-cell table:style-name="ce734" table:formula="of:=([.$M24]/[.$E$13])*100" office:value-type="float" office:value="7.56218905472637" calcext:value-type="float">
            <text:p>7.56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24" table:content-validation-name="val20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3"/>
          <table:table-cell table:style-name="ce154" table:content-validation-name="val51" table:formula="of:=VLOOKUP([.C25];tulajdonsagok;2)" office:value-type="float" office:value="8" calcext:value-type="float">
            <text:p>8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734" office:value-type="string" calcext:value-type="string">
            <text:p>Mesterfegyver</text:p>
          </table:table-cell>
          <table:table-cell table:style-name="ce734" table:formula="of:=[.E58]" office:value-type="float" office:value="30" calcext:value-type="float">
            <text:p>30</text:p>
          </table:table-cell>
          <table:table-cell table:style-name="ce734" table:formula="of:=([.$M25]/[.$E$13])*100" office:value-type="float" office:value="2.98507462686567" calcext:value-type="float">
            <text:p>2.99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37">Primer képzettségek</text:span><text:span text:style-name="T39"> </text:span><text:span text:style-name="T40">🅿️</text:span></text:p>
          </table:table-cell>
          <table:covered-table-cell table:number-columns-repeated="3" table:style-name="ce206"/>
          <table:covered-table-cell table:style-name="ce245"/>
          <table:table-cell table:style-name="ce734" office:value-type="string" calcext:value-type="string">
            <text:p>Primer Fortélyok</text:p>
          </table:table-cell>
          <table:table-cell table:style-name="ce734" table:formula="of:=SUM([.E33:.E46])" office:value-type="float" office:value="105" calcext:value-type="float">
            <text:p>105</text:p>
          </table:table-cell>
          <table:table-cell table:style-name="ce734" table:formula="of:=([.$M26]/[.$E$13])*100" office:value-type="float" office:value="10.4477611940299" calcext:value-type="float">
            <text:p>10.45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656"/>
          <table:table-cell table:style-name="ce656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734" office:value-type="string" calcext:value-type="string">
            <text:p>Pszí + Mágia</text:p>
          </table:table-cell>
          <table:table-cell table:style-name="ce734" table:formula="of:=[$Misztikus.E4]" office:value-type="float" office:value="0" calcext:value-type="float">
            <text:p>0</text:p>
          </table:table-cell>
          <table:table-cell table:style-name="ce734" table:formula="of:=([.$M27]/[.$E$13])*100" office:value-type="float" office:value="0" calcext:value-type="float">
            <text:p>0</text:p>
          </table:table-cell>
          <table:table-cell table:style-name="ce5" table:number-columns-repeated="3"/>
        </table:table-row>
        <table:table-row table:style-name="ro29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572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657" table:content-validation-name="val60"/>
          <table:table-cell table:style-name="ce229" table:content-validation-name="val65" office:value-type="float" office:value="8" calcext:value-type="float">
            <text:p>8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76" calcext:value-type="float">
            <text:p>76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29">
          <table:table-cell table:style-name="ce320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57" table:content-validation-name="val60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600" calcext:value-type="float">
            <text:p>600</text:p>
          </table:table-cell>
          <table:table-cell table:style-name="ce565" table:formula="of:=SUM([.N22:.N28])" office:value-type="float" office:value="59.7014925373134" calcext:value-type="float">
            <text:p>59.7</text:p>
          </table:table-cell>
          <table:table-cell table:style-name="ce5" table:number-columns-repeated="3"/>
        </table:table-row>
        <table:table-row table:style-name="ro29">
          <table:table-cell table:style-name="ce345" office:value-type="string" calcext:value-type="string" table:number-columns-spanned="5" table:number-rows-spanned="1">
            <text:p><text:span text:style-name="T35">Harci fortélyok  </text:span><text:span text:style-name="T36">🅿️</text:span></text:p>
          </table:table-cell>
          <table:covered-table-cell table:style-name="ce379"/>
          <table:covered-table-cell table:style-name="ce408" office:value-type="string" calcext:value-type="string">
            <text:p>Fortélyok</text:p>
          </table:covered-table-cell>
          <table:covered-table-cell table:style-name="ce441"/>
          <table:covered-table-cell table:style-name="ce515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1"/>
          <table:table-cell table:style-name="ce231" table:content-validation-name="val65" office:value-type="float" office:value="8" calcext:value-type="float">
            <text:p>8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76" calcext:value-type="float">
            <text:p>76</text:p>
          </table:table-cell>
          <table:table-cell table:number-columns-repeated="6"/>
        </table:table-row>
        <table:table-row table:style-name="ro29">
          <table:table-cell table:style-name="ce34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423" office:value-type="string" calcext:value-type="string">
            <text:p>Max</text:p>
          </table:table-cell>
          <table:table-cell table:style-name="ce423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1"/>
          <table:table-cell table:style-name="ce231" table:content-validation-name="val65" office:value-type="float" office:value="9" calcext:value-type="float">
            <text:p>9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94" calcext:value-type="float">
            <text:p>94</text:p>
          </table:table-cell>
          <table:table-cell table:number-columns-repeated="6"/>
        </table:table-row>
        <table:table-row table:style-name="ro29">
          <table:table-cell table:style-name="ce364" office:value-type="string" calcext:value-type="string" table:number-columns-spanned="2" table:number-rows-spanned="1">
            <text:p>Vértviselet</text:p>
          </table:table-cell>
          <table:covered-table-cell/>
          <table:table-cell table:style-name="ce439" table:content-validation-name="val24" office:value-type="float" office:value="3" calcext:value-type="float">
            <text:p>3</text:p>
          </table:table-cell>
          <table:table-cell table:style-name="ce499" table:content-validation-name="val34" office:value-type="float" office:value="1" calcext:value-type="float">
            <text:p>1</text:p>
          </table:table-cell>
          <table:table-cell table:style-name="ce519" table:content-validation-name="val48" table:formula="of:=[.$D32]*[$Data.$K$13]" office:value-type="float" office:value="15" calcext:value-type="float">
            <text:p>15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1"/>
          <table:table-cell table:style-name="ce231" table:content-validation-name="val65" office:value-type="float" office:value="5" calcext:value-type="float">
            <text:p>5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34" calcext:value-type="float">
            <text:p>34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29">
          <table:table-cell table:style-name="ce364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439" table:content-validation-name="val25" office:value-type="float" office:value="4" calcext:value-type="float">
            <text:p>4</text:p>
          </table:table-cell>
          <table:table-cell table:style-name="ce499" table:content-validation-name="val35"/>
          <table:table-cell table:style-name="ce519" table:content-validation-name="val48" table:formula="of:=[.$D33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4" office:value-type="string" calcext:value-type="string" table:number-columns-spanned="3" table:number-rows-spanned="1">
            <text:p>Méregkeverés</text:p>
          </table:table-cell>
          <table:covered-table-cell table:number-columns-repeated="2" table:style-name="ce657" table:content-validation-name="val62"/>
          <table:table-cell table:style-name="ce229" table:content-validation-name="val65" office:value-type="float" office:value="9" calcext:value-type="float">
            <text:p>9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94" calcext:value-type="float">
            <text:p>94</text:p>
          </table:table-cell>
          <table:table-cell/>
          <table:table-cell table:style-name="Default"/>
          <table:table-cell table:style-name="ce311" table:content-validation-name="val60" table:number-columns-repeated="2"/>
          <table:table-cell table:number-columns-repeated="2"/>
        </table:table-row>
        <table:table-row table:style-name="ro29">
          <table:table-cell table:style-name="ce364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439" table:content-validation-name="val26" office:value-type="float" office:value="1" calcext:value-type="float">
            <text:p>1</text:p>
          </table:table-cell>
          <table:table-cell table:style-name="ce499" table:content-validation-name="val36" office:value-type="float" office:value="1" calcext:value-type="float">
            <text:p>1</text:p>
          </table:table-cell>
          <table:table-cell table:style-name="ce519" table:content-validation-name="val48" table:formula="of:=[.$D34]*[$Data.$K$13]" office:value-type="float" office:value="15" calcext:value-type="float">
            <text:p>15</text:p>
          </table:table-cell>
          <table:table-cell table:style-name="ce5"/>
          <table:table-cell table:style-name="ce631" table:content-validation-name="val54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657" table:content-validation-name="val62"/>
          <table:table-cell table:style-name="ce229" table:content-validation-name="val65" office:value-type="float" office:value="8" calcext:value-type="float">
            <text:p>8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76" calcext:value-type="float">
            <text:p>76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29">
          <table:table-cell table:style-name="ce364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439" table:content-validation-name="val27" office:value-type="float" office:value="2" calcext:value-type="float">
            <text:p>2</text:p>
          </table:table-cell>
          <table:table-cell table:style-name="ce499" table:content-validation-name="val37"/>
          <table:table-cell table:style-name="ce519" table:content-validation-name="val48" table:formula="of:=[.$D35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657" table:content-validation-name="val62"/>
          <table:table-cell table:style-name="ce229" table:content-validation-name="val65" office:value-type="float" office:value="3" calcext:value-type="float">
            <text:p>3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16" calcext:value-type="float">
            <text:p>16</text:p>
          </table:table-cell>
          <table:table-cell table:number-columns-repeated="6"/>
        </table:table-row>
        <table:table-row table:style-name="ro29">
          <table:table-cell table:style-name="ce364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439" table:content-validation-name="val28" office:value-type="float" office:value="2" calcext:value-type="float">
            <text:p>2</text:p>
          </table:table-cell>
          <table:table-cell table:style-name="ce499" table:content-validation-name="val38"/>
          <table:table-cell table:style-name="ce519" table:content-validation-name="val48" table:formula="of:=[.$D36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4" table:number-columns-spanned="3" table:number-rows-spanned="1"/>
          <table:covered-table-cell table:number-columns-repeated="2" table:style-name="ce657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64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439" table:content-validation-name="val29" office:value-type="float" office:value="3" calcext:value-type="float">
            <text:p>3</text:p>
          </table:table-cell>
          <table:table-cell table:style-name="ce499" table:content-validation-name="val39" office:value-type="float" office:value="3" calcext:value-type="float">
            <text:p>3</text:p>
          </table:table-cell>
          <table:table-cell table:style-name="ce519" table:content-validation-name="val48" table:formula="of:=[.$D37]*[$Data.$K$13]" office:value-type="float" office:value="45" calcext:value-type="float">
            <text:p>45</text:p>
          </table:table-cell>
          <table:table-cell table:style-name="ce5"/>
          <table:table-cell table:style-name="ce631" table:content-validation-name="val54" table:number-columns-spanned="3" table:number-rows-spanned="1"/>
          <table:covered-table-cell table:number-columns-repeated="2" table:style-name="ce657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4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0" office:value-type="float" office:value="1" calcext:value-type="float">
            <text:p>1</text:p>
          </table:table-cell>
          <table:table-cell table:style-name="ce521" table:content-validation-name="val48" table:formula="of:=[.$D38]*[$Data.$K$13]" office:value-type="float" office:value="15" calcext:value-type="float">
            <text:p>15</text:p>
          </table:table-cell>
          <table:table-cell table:style-name="ce5"/>
          <table:table-cell table:style-name="ce631" table:content-validation-name="val54" table:number-columns-spanned="3" table:number-rows-spanned="1"/>
          <table:covered-table-cell table:number-columns-repeated="2" table:style-name="ce657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3" table:content-validation-name="val8" office:value-type="string" calcext:value-type="string" table:number-columns-spanned="2" table:number-rows-spanned="1">
            <text:p>Belharc</text:p>
          </table:table-cell>
          <table:covered-table-cell table:style-name="ce55"/>
          <table:table-cell table:style-name="ce91" table:content-validation-name="val31" table:formula="of:=IF(ISBLANK([.$A39]) ;&quot;&quot;;VLOOKUP([.$A39];fortelyok_harci_full;2;0))" office:value-type="float" office:value="2" calcext:value-type="float">
            <text:p>2</text:p>
          </table:table-cell>
          <table:table-cell table:style-name="ce470" table:content-validation-name="val41" office:value-type="float" office:value="2" calcext:value-type="float">
            <text:p>2</text:p>
          </table:table-cell>
          <table:table-cell table:style-name="ce528" table:content-validation-name="val48" table:formula="of:=[.$D39]*[$Data.$K$13]" office:value-type="float" office:value="30" calcext:value-type="float">
            <text:p>30</text:p>
          </table:table-cell>
          <table:table-cell table:style-name="ce5"/>
          <table:table-cell table:style-name="ce631" table:content-validation-name="val54" table:number-columns-spanned="3" table:number-rows-spanned="1"/>
          <table:covered-table-cell table:number-columns-repeated="2" table:style-name="ce657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0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4" table:number-columns-spanned="3" table:number-rows-spanned="1"/>
          <table:covered-table-cell table:number-columns-repeated="2" table:style-name="ce657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1]*[$Data.$K$13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2]*[$Data.$K$13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656"/>
          <table:table-cell table:style-name="ce656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</table:table-row>
        <table:table-row table:style-name="ro29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3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5" office:value-type="string" calcext:value-type="string" table:number-columns-spanned="3" table:number-rows-spanned="1">
            <text:p>Alkímia</text:p>
          </table:table-cell>
          <table:covered-table-cell table:number-columns-repeated="2" table:style-name="ce657" table:content-validation-name="val62"/>
          <table:table-cell table:style-name="ce270" table:content-validation-name="val65" office:value-type="float" office:value="9" calcext:value-type="float">
            <text:p>9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94" calcext:value-type="float">
            <text:p>94</text:p>
          </table:table-cell>
          <table:table-cell table:number-columns-repeated="6"/>
        </table:table-row>
        <table:table-row table:style-name="ro29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4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5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657" table:content-validation-name="val62"/>
          <table:table-cell table:style-name="ce270" table:content-validation-name="val65" office:value-type="float" office:value="9" calcext:value-type="float">
            <text:p>9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94" calcext:value-type="float">
            <text:p>94</text:p>
          </table:table-cell>
          <table:table-cell table:number-columns-repeated="6"/>
        </table:table-row>
        <table:table-row table:style-name="ro29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5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5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657" table:content-validation-name="val62"/>
          <table:table-cell table:style-name="ce270" table:content-validation-name="val65" office:value-type="float" office:value="4" calcext:value-type="float">
            <text:p>4</text:p>
          </table:table-cell>
          <table:table-cell table:style-name="ce244" table:content-validation-name="val48" table:formula="of:=IF([.$J45]&gt;0;VLOOKUP([.$J45];Képzettség_táblázat;MATCH(&quot;KP&quot;;Képzettség_fejléc;0);0);0)" office:value-type="float" office:value="24" calcext:value-type="float">
            <text:p>24</text:p>
          </table:table-cell>
          <table:table-cell table:number-columns-repeated="6"/>
        </table:table-row>
        <table:table-row table:style-name="ro29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6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57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4" table:content-validation-name="val8" table:number-columns-spanned="2" table:number-rows-spanned="1"/>
          <table:covered-table-cell table:style-name="ce382"/>
          <table:table-cell table:style-name="ce417" table:content-validation-name="val31" table:formula="of:=IF(ISBLANK([.$A47]) ;&quot;&quot;;VLOOKUP([.$A47];fortelyok_harci_full;2;0))">
            <text:p/>
          </table:table-cell>
          <table:table-cell table:style-name="ce472" table:content-validation-name="val41"/>
          <table:table-cell table:style-name="ce192" table:content-validation-name="val48" table:formula="of:=[.$D47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57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57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71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/>
          <table:table-cell table:style-name="ce159" table:content-validation-name="val48" table:formula="of:=IF(([Misztikus.E8]&gt;2);0;[.$D49]*[$Data.$K$13])" office:value-type="float" office:value="0" calcext:value-type="float">
            <text:p>0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57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71" table:content-validation-name="val10" office:value-type="string" calcext:value-type="string" table:number-columns-spanned="2" table:number-rows-spanned="1">
            <text:p>Úszás</text:p>
          </table:table-cell>
          <table:covered-table-cell/>
          <table:table-cell table:style-name="ce123" table:content-validation-name="val32" table:formula="of:=IF(ISBLANK([.$A50]) ;&quot;&quot;;VLOOKUP([.$A50];fortelyok_altalanos_full;2;0))" office:value-type="float" office:value="2" calcext:value-type="float">
            <text:p>2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0]*[$Data.$K$13]" office:value-type="float" office:value="15" calcext:value-type="float">
            <text:p>15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57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71" table:content-validation-name="val10" office:value-type="string" calcext:value-type="string" table:number-columns-spanned="2" table:number-rows-spanned="1">
            <text:p>Suhanó árnyék</text:p>
          </table:table-cell>
          <table:covered-table-cell/>
          <table:table-cell table:style-name="ce123" table:content-validation-name="val32" table:formula="of:=IF(ISBLANK([.$A51]) ;&quot;&quot;;VLOOKUP([.$A51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1]*[$Data.$K$13]" office:value-type="float" office:value="15" calcext:value-type="float">
            <text:p>15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57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71" table:content-validation-name="val10" office:value-type="string" calcext:value-type="string" table:number-columns-spanned="2" table:number-rows-spanned="1">
            <text:p>Sprint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2]*[$Data.$K$13]" office:value-type="float" office:value="15" calcext:value-type="float">
            <text:p>15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57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71" table:content-validation-name="val10" office:value-type="string" calcext:value-type="string" table:number-columns-spanned="2" table:number-rows-spanned="1">
            <text:p>Fejlett hallás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3]*[$Data.$K$13]" office:value-type="float" office:value="15" calcext:value-type="float">
            <text:p>15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57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71" table:content-validation-name="val10" office:value-type="string" calcext:value-type="string" table:number-columns-spanned="2" table:number-rows-spanned="1">
            <text:p>Éber alvó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4]*[$Data.$K$13]" office:value-type="float" office:value="15" calcext:value-type="float">
            <text:p>15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57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71" table:content-validation-name="val10" office:value-type="string" calcext:value-type="string" table:number-columns-spanned="2" table:number-rows-spanned="1">
            <text:p>Élettan</text:p>
          </table:table-cell>
          <table:covered-table-cell/>
          <table:table-cell table:style-name="ce123" table:content-validation-name="val32" table:formula="of:=IF(ISBLANK([.$A55]) ;&quot;&quot;;VLOOKUP([.$A55];fortelyok_altalanos_full;2;0))" office:value-type="float" office:value="2" calcext:value-type="float">
            <text:p>2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5]*[$Data.$K$13]" office:value-type="float" office:value="15" calcext:value-type="float">
            <text:p>15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57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71" table:content-validation-name="val10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6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57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9" table:content-validation-name="val10" table:number-columns-spanned="2" table:number-rows-spanned="1"/>
          <table:covered-table-cell table:style-name="ce54"/>
          <table:table-cell table:style-name="ce95" table:content-validation-name="val32" table:formula="of:=IF(ISBLANK([.$A57]) ;&quot;&quot;;VLOOKUP([.$A57];fortelyok_altalanos_full;2;0))">
            <text:p/>
          </table:table-cell>
          <table:table-cell table:style-name="ce129" table:content-validation-name="val43"/>
          <table:table-cell table:style-name="ce192" table:content-validation-name="val48" table:formula="of:=[.$D57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57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2" calcext:value-type="float">
            <text:p>2 fok</text:p>
          </table:table-cell>
          <table:table-cell table:style-name="ce160" table:content-validation-name="val52" table:formula="of:=[.$D$58]*[$Data.$K$13]" office:value-type="float" office:value="30" calcext:value-type="float">
            <text:p>30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57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8:.E57])+SUM([.E58])+SUM([Hátterek.F9:.F21])++SUM([$Misztikus.F20:.F26])+SUM([$Misztikus.M22:.M26])" office:value-type="float" office:value="240" calcext:value-type="float" table:number-columns-spanned="2" table:number-rows-spanned="1">
            <text:p>240 KP</text:p>
          </table:table-cell>
          <table:covered-table-cell table:style-name="ce161"/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57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87" table:number-columns-spanned="3" table:number-rows-spanned="1"/>
          <table:covered-table-cell/>
          <table:covered-table-cell table:style-name="ce420"/>
          <table:table-cell table:style-name="ce140" table:formula="of:=([.$D$59]/[.$E$11])" office:value-type="percentage" office:value="0.183767228177642" calcext:value-type="percentage" table:number-columns-spanned="2" table:number-rows-spanned="1">
            <text:p>(Össz KP 18%-a)</text:p>
          </table:table-cell>
          <table:covered-table-cell table:style-name="ce572"/>
          <table:table-cell table:style-name="ce5"/>
          <table:table-cell table:style-name="ce631" table:content-validation-name="val56" office:value-type="string" calcext:value-type="string">
            <text:p>Szakma:</text:p>
          </table:table-cell>
          <table:table-cell table:style-name="ce670" table:content-validation-name="val63" table:number-columns-spanned="2" table:number-rows-spanned="1"/>
          <table:covered-table-cell table:style-name="ce670" table:content-validation-name="val63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631" table:content-validation-name="val56" office:value-type="string" calcext:value-type="string">
            <text:p>Szakma:</text:p>
          </table:table-cell>
          <table:table-cell table:style-name="ce670" table:content-validation-name="val63" table:number-columns-spanned="2" table:number-rows-spanned="1"/>
          <table:covered-table-cell table:style-name="ce670" table:content-validation-name="val63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K15]))-SUM([.C64:.C71])" office:value-type="float" office:value="4" calcext:value-type="float" table:number-columns-spanned="2" table:number-rows-spanned="1">
            <text:p>4 db</text:p>
          </table:table-cell>
          <table:covered-table-cell table:style-name="ce162"/>
          <table:table-cell table:style-name="ce5"/>
          <table:table-cell table:style-name="ce631" table:content-validation-name="val56" office:value-type="string" calcext:value-type="string">
            <text:p>Szakma:</text:p>
          </table:table-cell>
          <table:table-cell table:style-name="ce670" table:content-validation-name="val63" table:number-columns-spanned="2" table:number-rows-spanned="1"/>
          <table:covered-table-cell table:style-name="ce670" table:content-validation-name="val63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87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8" table:content-validation-name="val33"/>
          <table:table-cell table:style-name="ce488" table:content-validation-name="val47"/>
          <table:table-cell table:style-name="ce165" table:content-validation-name="val53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487"/>
          <table:covered-table-cell table:style-name="Default"/>
          <table:table-cell table:style-name="ce702" office:value-type="string" calcext:value-type="string" table:number-columns-spanned="2" table:number-rows-spanned="1">
            <text:p>Fok</text:p>
          </table:table-cell>
          <table:covered-table-cell table:style-name="ce702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8" table:content-validation-name="val33"/>
          <table:table-cell table:style-name="ce488" table:content-validation-name="val47"/>
          <table:table-cell table:style-name="ce165" table:content-validation-name="val53"/>
          <table:table-cell table:style-name="ce5"/>
          <table:table-cell table:style-name="ce222" table:content-validation-name="val56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703" table:content-validation-name="val66" office:value-type="string" calcext:value-type="string" table:number-columns-spanned="2" table:number-rows-spanned="1">
            <text:p>alap</text:p>
          </table:table-cell>
          <table:covered-table-cell table:style-name="ce703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8" table:content-validation-name="val33"/>
          <table:table-cell table:style-name="ce488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703" table:content-validation-name="val66" table:number-columns-spanned="2" table:number-rows-spanned="1"/>
          <table:covered-table-cell table:style-name="ce703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8" table:content-validation-name="val33"/>
          <table:table-cell table:style-name="ce488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703" table:content-validation-name="val66" table:number-columns-spanned="2" table:number-rows-spanned="1"/>
          <table:covered-table-cell table:style-name="ce703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8" table:content-validation-name="val33"/>
          <table:table-cell table:style-name="ce488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703" table:content-validation-name="val66" table:number-columns-spanned="2" table:number-rows-spanned="1"/>
          <table:covered-table-cell table:style-name="ce703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8" table:content-validation-name="val33"/>
          <table:table-cell table:style-name="ce488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703" table:content-validation-name="val66" table:number-columns-spanned="2" table:number-rows-spanned="1"/>
          <table:covered-table-cell table:style-name="ce703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8" table:content-validation-name="val33"/>
          <table:table-cell table:style-name="ce488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703" table:content-validation-name="val66" table:number-columns-spanned="2" table:number-rows-spanned="1"/>
          <table:covered-table-cell table:style-name="ce703" table:content-validation-name="val66"/>
          <table:table-cell table:number-columns-repeated="6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489" table:content-validation-name="val33"/>
          <table:table-cell table:style-name="ce489" table:content-validation-name="val47"/>
          <table:table-cell table:style-name="ce166" table:content-validation-name="val53"/>
          <table:table-cell table:style-name="ce5"/>
          <table:table-cell table:style-name="ce223" table:content-validation-name="val58" table:number-columns-spanned="3" table:number-rows-spanned="1"/>
          <table:covered-table-cell table:number-columns-repeated="2" table:style-name="ce264"/>
          <table:table-cell table:style-name="ce704" table:content-validation-name="val66" table:number-columns-spanned="2" table:number-rows-spanned="1"/>
          <table:covered-table-cell table:style-name="ce704" table:content-validation-name="val66"/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1048503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</calcext:conditional-formats>
      </table:table>
      <table:table table:name="Hátterek" table:style-name="ta5" table:print="false">
        <office:forms form:automatic-focus="false" form:apply-design-mode="false"/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30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number-columns-repeated="2" table:default-cell-style-name="ce1189"/>
        <table:table-column table:style-name="co47" table:number-columns-repeated="2" table:default-cell-style-name="ce933"/>
        <table:table-column table:style-name="co48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6" office:value-type="string" calcext:value-type="string" table:number-columns-spanned="12" table:number-rows-spanned="1">
            <text:p>Hátterek és tartalék táblázatok</text:p>
          </table:table-cell>
          <table:covered-table-cell table:style-name="ce320"/>
          <table:covered-table-cell table:number-columns-repeated="5" table:style-name="ce320" table:content-validation-name="val56"/>
          <table:covered-table-cell table:number-columns-repeated="5"/>
          <table:table-cell table:number-columns-repeated="16372"/>
        </table:table-row>
        <table:table-row table:style-name="ro2">
          <table:table-cell table:style-name="ce320" table:number-columns-spanned="7" table:number-rows-spanned="1"/>
          <table:covered-table-cell table:number-columns-repeated="6" table:style-name="ce320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320"/>
          <table:table-cell table:style-name="ce242" table:content-validation-name="val48" table:formula="of:=[Alapértékek.K11]" office:value-type="float" office:value="842" calcext:value-type="float">
            <text:p>842</text:p>
          </table:table-cell>
          <table:table-cell table:style-name="ce302" table:content-validation-name="val56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320" table:number-columns-spanned="6" table:number-rows-spanned="1"/>
          <table:covered-table-cell table:number-columns-repeated="5" table:style-name="ce320"/>
          <table:table-cell table:style-name="ce355" table:content-validation-name="val56"/>
          <table:table-cell table:style-name="ce450" table:content-validation-name="val56" office:value-type="string" calcext:value-type="string" table:number-columns-spanned="2" table:number-rows-spanned="1">
            <text:p>Faj</text:p>
          </table:table-cell>
          <table:covered-table-cell/>
          <table:table-cell table:style-name="ce935" office:value-type="string" calcext:value-type="string" table:number-columns-spanned="3" table:number-rows-spanned="1">
            <text:p>Származás</text:p>
          </table:table-cell>
          <table:covered-table-cell table:style-name="ce935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6"/>
          <table:covered-table-cell table:style-name="ce325"/>
          <table:covered-table-cell table:style-name="ce320"/>
          <table:table-cell table:style-name="ce350" table:content-validation-name="val81" table:formula="of:=[Alapértékek.D59]" office:value-type="float" office:value="240" calcext:value-type="float">
            <text:p>240</text:p>
          </table:table-cell>
          <table:table-cell table:style-name="ce355" table:content-validation-name="val56"/>
          <table:table-cell table:style-name="ce461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6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320" table:content-validation-name="val56" table:number-columns-spanned="6" table:number-rows-spanned="1"/>
          <table:covered-table-cell table:number-columns-repeated="5" table:style-name="ce320" table:content-validation-name="val56"/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935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6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6"/>
          <table:covered-table-cell table:style-name="ce339" table:content-validation-name="val56"/>
          <table:covered-table-cell table:style-name="ce329" table:content-validation-name="val56"/>
          <table:covered-table-cell table:style-name="ce346" table:content-validation-name="val56"/>
          <table:covered-table-cell table:style-name="ce320"/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929"/>
          <table:covered-table-cell table:style-name="ce543"/>
          <table:covered-table-cell/>
          <table:table-cell table:style-name="ce573" table:content-validation-name="val48" table:formula="of:=[$Alapértékek.D8]*[$Data.O22]"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table:style-name="ce65" table:content-validation-name="val56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6"/>
          <table:covered-table-cell table:style-name="ce560"/>
          <table:table-cell table:style-name="ce62" table:content-validation-name="val56" office:value-type="string" calcext:value-type="string">
            <text:p>Max</text:p>
          </table:table-cell>
          <table:table-cell table:style-name="ce62" table:content-validation-name="val56" office:value-type="string" calcext:value-type="string">
            <text:p>Fok</text:p>
          </table:table-cell>
          <table:table-cell table:style-name="ce158" table:content-validation-name="val56" office:value-type="string" calcext:value-type="string">
            <text:p>KP</text:p>
          </table:table-cell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929"/>
          <table:covered-table-cell table:style-name="ce543"/>
          <table:covered-table-cell/>
          <table:table-cell table:style-name="ce575" table:content-validation-name="val98" table:formula="of:=[.L7]-SUM([.K11:.K24])-SUM([.K28:.K34])-SUM([.K38:.K46])"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table:style-name="ce272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9]) ;&quot;&quot;;VLOOKUP([.$A9];fortelyok_altalanos_full;2;0))">
            <text:p/>
          </table:table-cell>
          <table:table-cell table:style-name="ce499" table:content-validation-name="val56"/>
          <table:table-cell table:style-name="ce299" table:content-validation-name="val48" table:formula="of:=[.$E9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935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0]) ;&quot;&quot;;VLOOKUP([.$A10];fortelyok_altalanos_full;2;0))">
            <text:p/>
          </table:table-cell>
          <table:table-cell table:style-name="ce499" table:content-validation-name="val56"/>
          <table:table-cell table:style-name="ce299" table:content-validation-name="val48" table:formula="of:=[.$E10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776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818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1]) ;&quot;&quot;;VLOOKUP([.$A11];fortelyok_altalanos_full;2;0))">
            <text:p/>
          </table:table-cell>
          <table:table-cell table:style-name="ce499" table:content-validation-name="val56"/>
          <table:table-cell table:style-name="ce299" table:content-validation-name="val48" table:formula="of:=[.$E11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01" table:content-validation-name="val84" table:number-columns-spanned="3" table:number-rows-spanned="1"/>
          <table:covered-table-cell table:style-name="ce930" table:content-validation-name="val84"/>
          <table:covered-table-cell table:style-name="ce930" table:content-validation-name="val87"/>
          <table:table-cell table:style-name="ce261" table:content-validation-name="val93"/>
          <table:table-cell table:style-name="ce585" table:formula="of:=IF(ISBLANK([.$H11]); &quot;-&quot;; VLOOKUP([.$H1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2]) ;&quot;&quot;;VLOOKUP([.$A12];fortelyok_altalanos_full;2;0))">
            <text:p/>
          </table:table-cell>
          <table:table-cell table:style-name="ce499" table:content-validation-name="val56"/>
          <table:table-cell table:style-name="ce299" table:content-validation-name="val48" table:formula="of:=[.$E12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01" table:content-validation-name="val84" table:number-columns-spanned="3" table:number-rows-spanned="1"/>
          <table:covered-table-cell table:style-name="ce930" table:content-validation-name="val84"/>
          <table:covered-table-cell table:style-name="ce930" table:content-validation-name="val87"/>
          <table:table-cell table:style-name="ce261" table:content-validation-name="val93"/>
          <table:table-cell table:style-name="ce585" table:formula="of:=IF(ISBLANK([.$H12]); &quot;-&quot;; VLOOKUP([.$H1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3]) ;&quot;&quot;;VLOOKUP([.$A13];fortelyok_altalanos_full;2;0))">
            <text:p/>
          </table:table-cell>
          <table:table-cell table:style-name="ce499" table:content-validation-name="val56"/>
          <table:table-cell table:style-name="ce299" table:content-validation-name="val48" table:formula="of:=[.$E13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01" table:content-validation-name="val84" table:number-columns-spanned="3" table:number-rows-spanned="1"/>
          <table:covered-table-cell table:style-name="ce930" table:content-validation-name="val84"/>
          <table:covered-table-cell table:style-name="ce930" table:content-validation-name="val87"/>
          <table:table-cell table:style-name="ce261" table:content-validation-name="val93"/>
          <table:table-cell table:style-name="ce585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4]) ;&quot;&quot;;VLOOKUP([.$A14];fortelyok_altalanos_full;2;0))">
            <text:p/>
          </table:table-cell>
          <table:table-cell table:style-name="ce499" table:content-validation-name="val56"/>
          <table:table-cell table:style-name="ce299" table:content-validation-name="val48" table:formula="of:=[.$E14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01" table:content-validation-name="val84" table:number-columns-spanned="3" table:number-rows-spanned="1"/>
          <table:covered-table-cell table:style-name="ce930" table:content-validation-name="val84"/>
          <table:covered-table-cell table:style-name="ce930" table:content-validation-name="val87"/>
          <table:table-cell table:style-name="ce261" table:content-validation-name="val93"/>
          <table:table-cell table:style-name="ce585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5]) ;&quot;&quot;;VLOOKUP([.$A15];fortelyok_altalanos_full;2;0))">
            <text:p/>
          </table:table-cell>
          <table:table-cell table:style-name="ce499" table:content-validation-name="val56"/>
          <table:table-cell table:style-name="ce299" table:content-validation-name="val48" table:formula="of:=[.$E15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01" table:content-validation-name="val84" table:number-columns-spanned="3" table:number-rows-spanned="1"/>
          <table:covered-table-cell table:style-name="ce930" table:content-validation-name="val84"/>
          <table:covered-table-cell table:style-name="ce930" table:content-validation-name="val87"/>
          <table:table-cell table:style-name="ce261" table:content-validation-name="val93"/>
          <table:table-cell table:style-name="ce585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6]) ;&quot;&quot;;VLOOKUP([.$A16];fortelyok_altalanos_full;2;0))">
            <text:p/>
          </table:table-cell>
          <table:table-cell table:style-name="ce499" table:content-validation-name="val56"/>
          <table:table-cell table:style-name="ce299" table:content-validation-name="val48" table:formula="of:=[.$E16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01" table:content-validation-name="val84" table:number-columns-spanned="3" table:number-rows-spanned="1"/>
          <table:covered-table-cell table:style-name="ce930" table:content-validation-name="val84"/>
          <table:covered-table-cell table:style-name="ce930" table:content-validation-name="val87"/>
          <table:table-cell table:style-name="ce261" table:content-validation-name="val93"/>
          <table:table-cell table:style-name="ce585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7]) ;&quot;&quot;;VLOOKUP([.$A17];fortelyok_altalanos_full;2;0))">
            <text:p/>
          </table:table-cell>
          <table:table-cell table:style-name="ce499" table:content-validation-name="val56"/>
          <table:table-cell table:style-name="ce299" table:content-validation-name="val48" table:formula="of:=[.$E17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01" table:content-validation-name="val84" table:number-columns-spanned="3" table:number-rows-spanned="1"/>
          <table:covered-table-cell table:style-name="ce930" table:content-validation-name="val84"/>
          <table:covered-table-cell table:style-name="ce930" table:content-validation-name="val87"/>
          <table:table-cell table:style-name="ce261" table:content-validation-name="val93"/>
          <table:table-cell table:style-name="ce585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8]) ;&quot;&quot;;VLOOKUP([.$A18];fortelyok_altalanos_full;2;0))">
            <text:p/>
          </table:table-cell>
          <table:table-cell table:style-name="ce499" table:content-validation-name="val56"/>
          <table:table-cell table:style-name="ce299" table:content-validation-name="val48" table:formula="of:=[.$E18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01" table:content-validation-name="val84" table:number-columns-spanned="3" table:number-rows-spanned="1"/>
          <table:covered-table-cell table:style-name="ce930" table:content-validation-name="val84"/>
          <table:covered-table-cell table:style-name="ce930" table:content-validation-name="val87"/>
          <table:table-cell table:style-name="ce261" table:content-validation-name="val93"/>
          <table:table-cell table:style-name="ce585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56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7" office:value-type="float" office:value="5" calcext:value-type="float">
            <text:p>5</text:p>
          </table:table-cell>
          <table:table-cell table:style-name="ce499" table:content-validation-name="val78"/>
          <table:table-cell table:style-name="ce446" table:content-validation-name="val48" table:formula="of:=-[.$E19]*[$Data.$K$29]" office:value-type="float" office:value="-0" calcext:value-type="float">
            <text:p>0</text:p>
          </table:table-cell>
          <table:table-cell table:style-name="ce355" table:content-validation-name="val56"/>
          <table:table-cell table:style-name="ce901" table:content-validation-name="val84" table:number-columns-spanned="3" table:number-rows-spanned="1"/>
          <table:covered-table-cell table:style-name="ce930" table:content-validation-name="val84"/>
          <table:covered-table-cell table:style-name="ce930" table:content-validation-name="val87"/>
          <table:table-cell table:style-name="ce261" table:content-validation-name="val93"/>
          <table:table-cell table:style-name="ce585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56" table:content-validation-name="val69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499" table:content-validation-name="val79"/>
          <table:table-cell table:style-name="ce446" table:content-validation-name="val48" table:formula="of:=-[.$E20]*[$Data.$K$27]" office:value-type="float" office:value="-0" calcext:value-type="float">
            <text:p>0</text:p>
          </table:table-cell>
          <table:table-cell table:style-name="ce355" table:content-validation-name="val56"/>
          <table:table-cell table:style-name="ce901" table:content-validation-name="val84" table:number-columns-spanned="3" table:number-rows-spanned="1"/>
          <table:covered-table-cell table:style-name="ce930" table:content-validation-name="val84"/>
          <table:covered-table-cell table:style-name="ce930" table:content-validation-name="val87"/>
          <table:table-cell table:style-name="ce261" table:content-validation-name="val93"/>
          <table:table-cell table:style-name="ce585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56" table:content-validation-name="val70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499" table:content-validation-name="val80"/>
          <table:table-cell table:style-name="ce446" table:content-validation-name="val48" table:formula="of:=-[.$E21]*[$Data.$K$28]" office:value-type="float" office:value="-0" calcext:value-type="float">
            <text:p>0</text:p>
          </table:table-cell>
          <table:table-cell table:style-name="ce355" table:content-validation-name="val56"/>
          <table:table-cell table:style-name="ce901" table:content-validation-name="val84" table:number-columns-spanned="3" table:number-rows-spanned="1"/>
          <table:covered-table-cell table:style-name="ce930" table:content-validation-name="val84"/>
          <table:covered-table-cell table:style-name="ce930" table:content-validation-name="val87"/>
          <table:table-cell table:style-name="ce261" table:content-validation-name="val93"/>
          <table:table-cell table:style-name="ce585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0" table:content-validation-name="val56" table:number-columns-spanned="6" table:number-rows-spanned="1"/>
          <table:covered-table-cell table:style-name="ce357" table:content-validation-name="val56"/>
          <table:covered-table-cell table:style-name="ce372" table:content-validation-name="val56"/>
          <table:covered-table-cell table:style-name="ce378" table:content-validation-name="val56"/>
          <table:covered-table-cell table:style-name="ce357" table:content-validation-name="val56"/>
          <table:covered-table-cell table:style-name="ce372" table:content-validation-name="val56"/>
          <table:table-cell table:style-name="ce355" table:content-validation-name="val56"/>
          <table:table-cell table:style-name="ce901" table:content-validation-name="val84" table:number-columns-spanned="3" table:number-rows-spanned="1"/>
          <table:covered-table-cell table:style-name="ce930" table:content-validation-name="val84"/>
          <table:covered-table-cell table:style-name="ce930" table:content-validation-name="val87"/>
          <table:table-cell table:style-name="ce261" table:content-validation-name="val93"/>
          <table:table-cell table:style-name="ce585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31" table:content-validation-name="val56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6"/>
          <table:covered-table-cell table:style-name="ce373" table:content-validation-name="val56"/>
          <table:covered-table-cell table:style-name="ce434"/>
          <table:table-cell table:style-name="ce705"/>
          <table:table-cell table:style-name="ce901" table:content-validation-name="val84" table:number-columns-spanned="3" table:number-rows-spanned="1"/>
          <table:covered-table-cell table:style-name="ce930" table:content-validation-name="val84"/>
          <table:covered-table-cell table:style-name="ce930" table:content-validation-name="val87"/>
          <table:table-cell table:style-name="ce261" table:content-validation-name="val93"/>
          <table:table-cell table:style-name="ce585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2" table:content-validation-name="val56" office:value-type="string" calcext:value-type="string" table:number-columns-spanned="4" table:number-rows-spanned="1">
            <text:p>Név</text:p>
          </table:table-cell>
          <table:covered-table-cell table:number-columns-repeated="2" table:style-name="ce656" table:content-validation-name="val56"/>
          <table:covered-table-cell/>
          <table:table-cell table:style-name="ce656" table:content-validation-name="val56" office:value-type="string" calcext:value-type="string">
            <text:p>Szint</text:p>
          </table:table-cell>
          <table:table-cell table:style-name="ce463" table:content-validation-name="val56" office:value-type="string" calcext:value-type="string">
            <text:p>KP</text:p>
          </table:table-cell>
          <table:table-cell/>
          <table:table-cell table:style-name="ce501" table:content-validation-name="val84" table:number-columns-spanned="3" table:number-rows-spanned="1"/>
          <table:covered-table-cell table:style-name="ce931" table:content-validation-name="val84"/>
          <table:covered-table-cell table:style-name="ce931" table:content-validation-name="val87"/>
          <table:table-cell table:style-name="ce261" table:content-validation-name="val93"/>
          <table:table-cell table:style-name="ce585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5" office:value-type="string" calcext:value-type="string" table:number-columns-spanned="2" table:number-rows-spanned="1">
            <text:p>saját kultúrkör</text:p>
          </table:table-cell>
          <table:covered-table-cell table:style-name="ce929"/>
          <table:table-cell table:style-name="ce522" table:content-validation-name="val88" office:value-type="float" office:value="3" calcext:value-type="float">
            <text:p>3</text:p>
          </table:table-cell>
          <table:table-cell table:style-name="ce956" table:content-validation-name="val94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01" table:content-validation-name="val86" table:number-columns-spanned="2" table:number-rows-spanned="1"/>
          <table:covered-table-cell table:style-name="ce929"/>
          <table:table-cell table:style-name="ce930" table:content-validation-name="val89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01" table:content-validation-name="val86" table:number-columns-spanned="2" table:number-rows-spanned="1"/>
          <table:covered-table-cell table:style-name="ce929"/>
          <table:table-cell table:style-name="ce930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01" table:content-validation-name="val86" table:number-columns-spanned="2" table:number-rows-spanned="1"/>
          <table:covered-table-cell table:style-name="ce929"/>
          <table:table-cell table:style-name="ce930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01" table:content-validation-name="val86" table:number-columns-spanned="2" table:number-rows-spanned="1"/>
          <table:covered-table-cell table:style-name="ce929"/>
          <table:table-cell table:style-name="ce930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01" table:content-validation-name="val86" table:number-columns-spanned="2" table:number-rows-spanned="1"/>
          <table:covered-table-cell table:style-name="ce929"/>
          <table:table-cell table:style-name="ce930" table:content-validation-name="val90"/>
          <table:table-cell table:style-name="ce930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01" table:content-validation-name="val86" table:number-columns-spanned="2" table:number-rows-spanned="1"/>
          <table:covered-table-cell table:style-name="ce929"/>
          <table:table-cell table:style-name="ce930" table:content-validation-name="val90"/>
          <table:table-cell table:style-name="ce930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01" table:content-validation-name="val86" table:number-columns-spanned="2" table:number-rows-spanned="1"/>
          <table:covered-table-cell table:style-name="ce929"/>
          <table:table-cell table:style-name="ce930" table:content-validation-name="val90"/>
          <table:table-cell table:style-name="ce930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929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76" office:value-type="string" calcext:value-type="string" table:number-columns-spanned="2" table:number-rows-spanned="1">
            <text:p>Hely</text:p>
          </table:table-cell>
          <table:covered-table-cell table:style-name="ce929"/>
          <table:table-cell table:style-name="ce818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72" table:number-columns-spanned="4" table:number-rows-spanned="1"/>
          <table:covered-table-cell table:number-columns-repeated="2" table:style-name="ce362" table:content-validation-name="val56"/>
          <table:covered-table-cell table:style-name="ce406"/>
          <table:table-cell table:style-name="ce440" table:content-validation-name="val65" office:value-type="float" office:value="0" calcext:value-type="float">
            <text:p>0</text:p>
          </table:table-cell>
          <table:table-cell table:style-name="ce480" table:content-validation-name="val82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6" office:value-type="string" calcext:value-type="string" table:number-columns-spanned="2" table:number-rows-spanned="1">
            <text:p>saját város</text:p>
          </table:table-cell>
          <table:covered-table-cell table:style-name="ce929"/>
          <table:table-cell table:style-name="ce527" table:content-validation-name="val91" office:value-type="float" office:value="3" calcext:value-type="float">
            <text:p>3</text:p>
          </table:table-cell>
          <table:table-cell table:style-name="ce956" table:content-validation-name="val96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901" table:content-validation-name="val56" table:number-columns-spanned="2" table:number-rows-spanned="1"/>
          <table:covered-table-cell table:style-name="ce929" table:content-validation-name="val56"/>
          <table:table-cell table:style-name="ce930" table:content-validation-name="val92"/>
          <table:table-cell table:style-name="ce930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901" table:content-validation-name="val56" table:number-columns-spanned="2" table:number-rows-spanned="1"/>
          <table:covered-table-cell table:style-name="ce929" table:content-validation-name="val56"/>
          <table:table-cell table:style-name="ce930" table:content-validation-name="val92"/>
          <table:table-cell table:style-name="ce930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776" office:value-type="string" calcext:value-type="string" table:number-columns-spanned="2" table:number-rows-spanned="1">
            <text:p>Név</text:p>
          </table:table-cell>
          <table:covered-table-cell table:style-name="ce818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901" table:content-validation-name="val56" table:number-columns-spanned="2" table:number-rows-spanned="1"/>
          <table:covered-table-cell table:style-name="ce929" table:content-validation-name="val56"/>
          <table:table-cell table:style-name="ce930" table:content-validation-name="val92"/>
          <table:table-cell table:style-name="ce930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901" table:content-validation-name="val56" table:number-columns-spanned="2" table:number-rows-spanned="1"/>
          <table:covered-table-cell table:style-name="ce929" table:content-validation-name="val56"/>
          <table:table-cell table:style-name="ce930" table:content-validation-name="val92"/>
          <table:table-cell table:style-name="ce930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901" table:content-validation-name="val56" table:number-columns-spanned="2" table:number-rows-spanned="1"/>
          <table:covered-table-cell table:style-name="ce929" table:content-validation-name="val56"/>
          <table:table-cell table:style-name="ce930" table:content-validation-name="val92"/>
          <table:table-cell table:style-name="ce930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901" table:content-validation-name="val56" table:number-columns-spanned="2" table:number-rows-spanned="1"/>
          <table:covered-table-cell table:style-name="ce929" table:content-validation-name="val56"/>
          <table:table-cell table:style-name="ce930" table:content-validation-name="val92"/>
          <table:table-cell table:style-name="ce930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901" table:content-validation-name="val56" table:number-columns-spanned="2" table:number-rows-spanned="1"/>
          <table:covered-table-cell table:style-name="ce929" table:content-validation-name="val56"/>
          <table:table-cell table:style-name="ce930" table:content-validation-name="val92"/>
          <table:table-cell table:style-name="ce930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901" table:content-validation-name="val56" table:number-columns-spanned="2" table:number-rows-spanned="1"/>
          <table:covered-table-cell table:style-name="ce929" table:content-validation-name="val56"/>
          <table:table-cell table:style-name="ce930" table:content-validation-name="val92"/>
          <table:table-cell table:style-name="ce930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4" table:number-columns-spanned="2" table:number-rows-spanned="1"/>
          <table:covered-table-cell table:style-name="ce390" table:content-validation-name="val73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6" table:number-columns-spanned="2" table:number-rows-spanned="1"/>
          <table:covered-table-cell table:style-name="ce520" table:content-validation-name="val56"/>
          <table:table-cell table:style-name="ce931" table:content-validation-name="val92"/>
          <table:table-cell table:style-name="ce931" table:content-validation-name="val97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49" table:default-cell-style-name="ce1056"/>
        <table:table-column table:style-name="co50" table:default-cell-style-name="ce1056"/>
        <table:table-column table:style-name="co51" table:default-cell-style-name="ce1056"/>
        <table:table-column table:style-name="co52" table:default-cell-style-name="ce1056"/>
        <table:table-column table:style-name="co53" table:number-columns-repeated="5" table:default-cell-style-name="ce1056"/>
        <table:table-column table:style-name="co59" table:default-cell-style-name="ce1056"/>
        <table:table-column table:style-name="co14" table:default-cell-style-name="ce1056"/>
        <table:table-column table:style-name="co60" table:default-cell-style-name="ce1056"/>
        <table:table-column table:style-name="co61" table:default-cell-style-name="ce1056"/>
        <table:table-column table:style-name="co62" table:default-cell-style-name="ce1056"/>
        <table:table-column table:style-name="co63" table:default-cell-style-name="ce1056"/>
        <table:table-column table:style-name="co64" table:default-cell-style-name="ce894"/>
        <table:table-column table:style-name="co65" table:default-cell-style-name="ce909"/>
        <table:table-column table:style-name="co37" table:number-columns-repeated="239" table:default-cell-style-name="ce1056"/>
        <table:table-column table:style-name="co14" table:number-columns-repeated="16128" table:default-cell-style-name="ce1056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73"/>
          <table:covered-table-cell table:number-columns-repeated="5" table:style-name="ce1062"/>
          <table:covered-table-cell table:number-columns-repeated="2" table:style-name="ce973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34">
          <table:table-cell table:style-name="ce973"/>
          <table:table-cell table:style-name="ce973" table:number-columns-spanned="6" table:number-rows-spanned="1"/>
          <table:covered-table-cell table:number-columns-repeated="5" table:style-name="ce973"/>
          <table:table-cell table:style-name="ce973" table:number-columns-repeated="8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35">
          <table:table-cell table:style-name="ce431"/>
          <table:table-cell table:style-name="ce1057" table:content-validation-name="val107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1057" table:content-validation-name="val132" office:value-type="string" calcext:value-type="string">
            <text:p>Módosítók</text:p>
          </table:table-cell>
          <table:table-cell table:style-name="ce1057" table:content-validation-name="val139" office:value-type="string" calcext:value-type="string">
            <text:p>Összesen</text:p>
          </table:table-cell>
          <table:table-cell table:style-name="ce973"/>
          <table:table-cell table:style-name="ce1118" office:value-type="string" calcext:value-type="string" table:number-columns-spanned="2" table:number-rows-spanned="1">
            <text:p>Összesen felvett HM:</text:p>
          </table:table-cell>
          <table:covered-table-cell table:style-name="ce973"/>
          <table:table-cell table:style-name="ce790" table:content-validation-name="val162" table:formula="of:=SUM([.B5:.B6])" office:value-type="float" office:value="25" calcext:value-type="float">
            <text:p>25 HM</text:p>
          </table:table-cell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97" table:content-validation-name="val122" office:value-type="float" office:value="10" calcext:value-type="float">
            <text:p>10</text:p>
          </table:table-cell>
          <table:table-cell table:style-name="ce1097" table:content-validation-name="val133" table:formula="of:=([Alapértékek.C21])+([Alapértékek.C22])+[Alapértékek.$D$8]+(4*[Alapértékek.D34])" office:value-type="float" office:value="15" calcext:value-type="float">
            <text:p>15</text:p>
          </table:table-cell>
          <table:table-cell table:style-name="ce1141" table:content-validation-name="val140" table:formula="of:=[.C4]+[.D4]" office:value-type="float" office:value="25" calcext:value-type="float">
            <text:p>25</text:p>
          </table:table-cell>
          <table:table-cell table:style-name="ce973"/>
          <table:table-cell table:style-name="ce1118" office:value-type="string" calcext:value-type="string" table:number-columns-spanned="2" table:number-rows-spanned="1">
            <text:p>Max felvehető HM:</text:p>
          </table:table-cell>
          <table:covered-table-cell table:style-name="ce973"/>
          <table:table-cell table:style-name="ce1258" table:content-validation-name="val163" table:formula="of:=[Data.K19]*[Alapértékek.D8]" office:value-type="float" office:value="60" calcext:value-type="float">
            <text:p>60 HM</text:p>
          </table:table-cell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8" office:value-type="float" office:value="15" calcext:value-type="float">
            <text:p>15</text:p>
          </table:table-cell>
          <table:table-cell table:style-name="ce1097" table:content-validation-name="val122" office:value-type="float" office:value="20" calcext:value-type="float">
            <text:p>20</text:p>
          </table:table-cell>
          <table:table-cell table:style-name="ce1097" table:content-validation-name="val134" table:formula="of:=2*([Alapértékek.$C$18]+[Alapértékek.$C$20]+[Alapértékek.$C$21])" office:value-type="float" office:value="12" calcext:value-type="float">
            <text:p>12</text:p>
          </table:table-cell>
          <table:table-cell table:style-name="ce1141" table:content-validation-name="val141" table:formula="of:=[.C5]+[.B5]+[.D5]" office:value-type="float" office:value="47" calcext:value-type="float">
            <text:p>47</text:p>
          </table:table-cell>
          <table:table-cell table:style-name="ce973" table:number-columns-repeated="5"/>
          <table:table-cell/>
          <table:table-cell table:style-name="ce973" table:number-columns-repeated="4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9" office:value-type="float" office:value="10" calcext:value-type="float">
            <text:p>10</text:p>
          </table:table-cell>
          <table:table-cell table:style-name="ce1097" table:content-validation-name="val122" office:value-type="float" office:value="120" calcext:value-type="float">
            <text:p>120</text:p>
          </table:table-cell>
          <table:table-cell table:style-name="ce1097" table:content-validation-name="val135" table:formula="of:=2*([Alapértékek.$C$20]+[Alapértékek.$C$21])" office:value-type="float" office:value="12" calcext:value-type="float">
            <text:p>12</text:p>
          </table:table-cell>
          <table:table-cell table:style-name="ce1141" table:content-validation-name="val142" table:formula="of:=[.C6]+[.B6]+[.D6]" office:value-type="float" office:value="142" calcext:value-type="float">
            <text:p>142</text:p>
          </table:table-cell>
          <table:table-cell table:style-name="ce973" table:number-columns-repeated="5"/>
          <table:table-cell/>
          <table:table-cell table:style-name="ce973" table:number-columns-repeated="4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7">
          <table:table-cell table:style-name="ce973" table:number-columns-repeated="6"/>
          <table:table-cell table:style-name="ce1118" office:value-type="string" calcext:value-type="string" table:number-columns-spanned="2" table:number-rows-spanned="1">
            <text:p>Össz felvett CM:</text:p>
          </table:table-cell>
          <table:covered-table-cell table:style-name="ce973"/>
          <table:table-cell table:style-name="ce792" table:content-validation-name="val45" table:formula="of:=[.B8]" office:value-type="float" office:value="20" calcext:value-type="float">
            <text:p>20 HM</text:p>
          </table:table-cell>
          <table:table-cell table:style-name="ce973"/>
          <table:table-cell/>
          <table:table-cell table:style-name="ce973" table:number-columns-repeated="4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10" office:value-type="float" office:value="20" calcext:value-type="float">
            <text:p>20</text:p>
          </table:table-cell>
          <table:table-cell table:style-name="ce1097" table:content-validation-name="val123" table:formula="of:=[Data.K16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2" calcext:value-type="float">
            <text:p>2</text:p>
          </table:table-cell>
          <table:table-cell table:style-name="ce1141" table:content-validation-name="val143" table:formula="of:=[.C8]+[.B8]+[.D8]" office:value-type="float" office:value="-8" calcext:value-type="float">
            <text:p>-8</text:p>
          </table:table-cell>
          <table:table-cell table:style-name="ce973"/>
          <table:table-cell table:style-name="ce1118" office:value-type="string" calcext:value-type="string" table:number-columns-spanned="2" table:number-rows-spanned="1">
            <text:p>Max felvehető CM:</text:p>
          </table:table-cell>
          <table:covered-table-cell table:style-name="ce973"/>
          <table:table-cell table:style-name="ce1258" table:content-validation-name="val164" table:formula="of:=[Data.K22]*[Alapértékek.$D$8]" office:value-type="float" office:value="24" calcext:value-type="float">
            <text:p>24 HM</text:p>
          </table:table-cell>
          <table:table-cell table:style-name="ce973" table:number-columns-repeated="2"/>
          <table:table-cell table:style-name="ce973" office:value-type="string" calcext:value-type="string">
            <text:p>Márk HM modell. Max HM</text:p>
          </table:table-cell>
          <table:table-cell table:style-name="ce973" table:number-columns-repeated="3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973" table:number-columns-spanned="9" table:number-rows-spanned="1"/>
          <table:covered-table-cell table:number-columns-repeated="5" table:style-name="ce1062"/>
          <table:covered-table-cell table:number-columns-repeated="3" table:style-name="ce973"/>
          <table:table-cell table:style-name="ce973" table:number-columns-repeated="2"/>
          <table:table-cell table:style-name="ce973" table:formula="of:=SUM([$Alapértékek.J16:.J19])+SUM([$Alapértékek.D32:.D47])+[$Alapértékek.D58]" office:value-type="float" office:value="23" calcext:value-type="float">
            <text:p>23</text:p>
          </table:table-cell>
          <table:table-cell table:style-name="ce973" table:number-columns-repeated="3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-1" calcext:value-type="float">
            <text:p>-1</text:p>
          </table:table-cell>
          <table:table-cell table:style-name="ce973"/>
          <table:table-cell table:style-name="ce1118" office:value-type="string" calcext:value-type="string">
            <text:p>KP HM-re:</text:p>
          </table:table-cell>
          <table:table-cell table:style-name="ce658" table:content-validation-name="val144" table:formula="of:=[.I3]*[Data.K18]+[.I7]*[Data.K21]" office:value-type="float" office:value="225" calcext:value-type="float">
            <text:p>225 KP</text:p>
          </table:table-cell>
          <table:table-cell table:style-name="ce973"/>
          <table:table-cell table:style-name="ce1118" office:value-type="string" calcext:value-type="string" table:number-columns-spanned="2" table:number-rows-spanned="1">
            <text:p>Átlag HM</text:p>
          </table:table-cell>
          <table:covered-table-cell table:style-name="ce973"/>
          <table:table-cell table:style-name="ce793" table:content-validation-name="val165" table:formula="of:=(([.I3]+[.I7])/[Alapértékek.D8])" office:value-type="float" office:value="7.5" calcext:value-type="float">
            <text:p>7.5 HM</text:p>
          </table:table-cell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980"/>
          <table:table-cell table:style-name="ce980" table:number-columns-spanned="6" table:number-rows-spanned="1"/>
          <table:covered-table-cell table:number-columns-repeated="5" table:style-name="ce980"/>
          <table:table-cell table:style-name="ce980" table:number-columns-repeated="8"/>
          <table:table-cell table:style-name="ce840"/>
          <table:table-cell table:style-name="ce633"/>
          <table:table-cell table:style-name="ce980" table:number-columns-repeated="239"/>
          <table:table-cell table:number-columns-repeated="16128"/>
        </table:table-row>
        <table:table-row table:style-name="ro3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73"/>
          <table:table-cell/>
          <table:table-cell table:style-name="ce973" table:number-columns-repeated="4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3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98" table:content-validation-name="val124" office:value-type="string" calcext:value-type="string">
            <text:p>Szint</text:p>
          </table:table-cell>
          <table:table-cell table:style-name="ce1098" office:value-type="string" calcext:value-type="string">
            <text:p>KÉ</text:p>
          </table:table-cell>
          <table:table-cell table:style-name="ce1098" office:value-type="string" calcext:value-type="string">
            <text:p>TÉ/CÉ</text:p>
          </table:table-cell>
          <table:table-cell table:style-name="ce1098" office:value-type="string" calcext:value-type="string">
            <text:p>VÉ</text:p>
          </table:table-cell>
          <table:table-cell table:style-name="ce1098" table:content-validation-name="val150" office:value-type="string" calcext:value-type="string">
            <text:p>Harckeret</text:p>
          </table:table-cell>
          <table:table-cell table:style-name="ce1098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973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6]" office:value-type="float" office:value="9" calcext:value-type="float">
            <text:p>9</text:p>
          </table:table-cell>
          <table:table-cell table:style-name="ce618" table:content-validation-name="val45" table:formula="of:=VLOOKUP([.$C14];harcmodorok;2)+[.$E$4]" office:value-type="float" office:value="31" calcext:value-type="float">
            <text:p>31</text:p>
          </table:table-cell>
          <table:table-cell table:style-name="ce618" table:content-validation-name="val45" table:formula="of:=VLOOKUP([.$C14];harcmodorok;3)+[.$E$5]" office:value-type="float" office:value="65" calcext:value-type="float">
            <text:p>65</text:p>
          </table:table-cell>
          <table:table-cell table:style-name="ce618" table:content-validation-name="val45" table:formula="of:=VLOOKUP([.$C14];harcmodorok;4)+[.$E$6]" office:value-type="float" office:value="160" calcext:value-type="float">
            <text:p>160</text:p>
          </table:table-cell>
          <table:table-cell table:style-name="ce618" table:content-validation-name="val150" table:formula="of:=[.C14]+[Alapértékek.$C$21]" office:value-type="float" office:value="11" calcext:value-type="float">
            <text:p>11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17]" office:value-type="float" office:value="4" calcext:value-type="float">
            <text:p>4</text:p>
          </table:table-cell>
          <table:table-cell table:style-name="ce618" table:content-validation-name="val45" table:formula="of:=VLOOKUP([.$C15];harcmodorok;2)+[.$E$4]" office:value-type="float" office:value="26" calcext:value-type="float">
            <text:p>26</text:p>
          </table:table-cell>
          <table:table-cell table:style-name="ce618" table:content-validation-name="val45" table:formula="of:=VLOOKUP([.$C15];harcmodorok;3)+[.$E$5]" office:value-type="float" office:value="50" calcext:value-type="float">
            <text:p>50</text:p>
          </table:table-cell>
          <table:table-cell table:style-name="ce618" table:content-validation-name="val45" table:formula="of:=VLOOKUP([.$C15];harcmodorok;4)+[.$E$6]" office:value-type="float" office:value="145" calcext:value-type="float">
            <text:p>145</text:p>
          </table:table-cell>
          <table:table-cell table:style-name="ce618" table:content-validation-name="val150" table:formula="of:=[.C15]+[Alapértékek.$C$21]" office:value-type="float" office:value="6" calcext:value-type="float">
            <text:p>6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18]" office:value-type="float" office:value="0" calcext:value-type="float">
            <text:p>0</text:p>
          </table:table-cell>
          <table:table-cell table:style-name="ce618" table:content-validation-name="val45" table:formula="of:=VLOOKUP([.$C16];harcmodorok;2)+[.$E$4]" office:value-type="float" office:value="5" calcext:value-type="float">
            <text:p>5</text:p>
          </table:table-cell>
          <table:table-cell table:style-name="ce618" table:content-validation-name="val45" table:formula="of:=VLOOKUP([.$C16];harcmodorok;3)+[.$E$5]" office:value-type="float" office:value="17" calcext:value-type="float">
            <text:p>17</text:p>
          </table:table-cell>
          <table:table-cell table:style-name="ce618" table:content-validation-name="val45" table:formula="of:=VLOOKUP([.$C16];harcmodorok;4)+[.$E$6]" office:value-type="float" office:value="112" calcext:value-type="float">
            <text:p>112</text:p>
          </table:table-cell>
          <table:table-cell table:style-name="ce618" table:content-validation-name="val150" table:formula="of:=[.C16]+[Alapértékek.$C$21]" office:value-type="float" office:value="2" calcext:value-type="float">
            <text:p>2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5" calcext:value-type="float">
            <text:p>5</text:p>
          </table:table-cell>
          <table:table-cell table:style-name="ce618" table:content-validation-name="val45" table:formula="of:=VLOOKUP([.$C17];harcmodorok;3)+[.$E$5]" office:value-type="float" office:value="17" calcext:value-type="float">
            <text:p>17</text:p>
          </table:table-cell>
          <table:table-cell table:style-name="ce618" table:content-validation-name="val45" table:formula="of:=VLOOKUP([.$C17];harcmodorok;4)+[.$E$6]" office:value-type="float" office:value="112" calcext:value-type="float">
            <text:p>112</text:p>
          </table:table-cell>
          <table:table-cell table:style-name="ce618" table:content-validation-name="val150" table:formula="of:=[.C17]+[Alapértékek.$C$21]" office:value-type="float" office:value="2" calcext:value-type="float">
            <text:p>2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0]" office:value-type="float" office:value="6" calcext:value-type="float">
            <text:p>6</text:p>
          </table:table-cell>
          <table:table-cell table:style-name="ce618" table:content-validation-name="val45" table:formula="of:=VLOOKUP([.$C18];harcmodorok;2)+[.$E$4]" office:value-type="float" office:value="28" calcext:value-type="float">
            <text:p>28</text:p>
          </table:table-cell>
          <table:table-cell table:style-name="ce618" table:content-validation-name="val45" table:formula="of:=VLOOKUP([.$C18];harcmodorok;3)+[.$E$8]" office:value-type="float" office:value="1" calcext:value-type="float">
            <text:p>1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18]+[Alapértékek.$C$21]" office:value-type="float" office:value="8" calcext:value-type="float">
            <text:p>8</text:p>
          </table:table-cell>
          <table:table-cell table:style-name="ce759" table:content-validation-name="val45" table:formula="of:=VLOOKUP([.$C18];harcmodorok;4)+[.$E$8]" office:value-type="float" office:value="1" calcext:value-type="float" table:number-columns-spanned="2" table:number-rows-spanned="1">
            <text:p>1</text:p>
          </table:table-cell>
          <table:covered-table-cell table:style-name="ce797" table:content-validation-name="val45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5" calcext:value-type="float">
            <text:p>5</text:p>
          </table:table-cell>
          <table:table-cell table:style-name="ce618" table:content-validation-name="val45" table:formula="of:=VLOOKUP([.$C19];harcmodorok;3)+[.$E$8]" office:value-type="float" office:value="-38" calcext:value-type="float">
            <text:p>-38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19]+[Alapértékek.$C$21]" office:value-type="float" office:value="2" calcext:value-type="float">
            <text:p>2</text:p>
          </table:table-cell>
          <table:table-cell table:style-name="ce759" table:content-validation-name="val45" table:formula="of:=VLOOKUP([.$C19];harcmodorok;4)+[.$E$8]" office:value-type="float" office:value="-38" calcext:value-type="float" table:number-columns-spanned="2" table:number-rows-spanned="1">
            <text:p>-38</text:p>
          </table:table-cell>
          <table:covered-table-cell table:style-name="ce797" table:content-validation-name="val45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2]" office:value-type="float" office:value="0" calcext:value-type="float">
            <text:p>0</text:p>
          </table:table-cell>
          <table:table-cell table:style-name="ce618" table:content-validation-name="val45" table:formula="of:=VLOOKUP([.$C20];harcmodorok;2)+[.$E$4]" office:value-type="float" office:value="5" calcext:value-type="float">
            <text:p>5</text:p>
          </table:table-cell>
          <table:table-cell table:style-name="ce618" table:content-validation-name="val45" table:formula="of:=VLOOKUP([.$C20];harcmodorok;3)+[.$E$8]" office:value-type="float" office:value="-38" calcext:value-type="float">
            <text:p>-38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20]+[Alapértékek.$C$21]" office:value-type="float" office:value="2" calcext:value-type="float">
            <text:p>2</text:p>
          </table:table-cell>
          <table:table-cell table:style-name="ce759" table:content-validation-name="val45" table:formula="of:=VLOOKUP([.$C20];harcmodorok;4)+[.$E$8]" office:value-type="float" office:value="-38" calcext:value-type="float" table:number-columns-spanned="2" table:number-rows-spanned="1">
            <text:p>-38</text:p>
          </table:table-cell>
          <table:covered-table-cell table:style-name="ce797" table:content-validation-name="val45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4" table:formula="of:=[Alapértékek.$J24]" office:value-type="float" office:value="0" calcext:value-type="float">
            <text:p>0</text:p>
          </table:table-cell>
          <table:table-cell table:style-name="ce618" table:content-validation-name="val45" table:formula="of:=VLOOKUP([.$C21];harcmodorok;2)+[.$E$4]" office:value-type="float" office:value="5" calcext:value-type="float">
            <text:p>5</text:p>
          </table:table-cell>
          <table:table-cell table:style-name="ce618" table:content-validation-name="val45" table:formula="of:=VLOOKUP([.$C21];harcmodorok;3)+[.$E$8]" office:value-type="float" office:value="-38" calcext:value-type="float">
            <text:p>-38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21]+[Alapértékek.$C$21]" office:value-type="float" office:value="2" calcext:value-type="float">
            <text:p>2</text:p>
          </table:table-cell>
          <table:table-cell table:style-name="ce759" table:content-validation-name="val45" table:formula="of:=VLOOKUP([.$C21];harcmodorok;4)+[.$E$8]" office:value-type="float" office:value="-38" calcext:value-type="float" table:number-columns-spanned="2" table:number-rows-spanned="1">
            <text:p>-38</text:p>
          </table:table-cell>
          <table:covered-table-cell table:style-name="ce797" table:content-validation-name="val45"/>
          <table:table-cell table:style-name="ce973" table:number-columns-repeated="2"/>
          <table:table-cell table:number-columns-repeated="2"/>
          <table:table-cell table:style-name="ce973" table:number-columns-repeated="2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38">
          <table:table-cell table:style-name="ce980" table:number-columns-spanned="9" table:number-rows-spanned="1"/>
          <table:covered-table-cell table:number-columns-repeated="7" table:style-name="ce980"/>
          <table:covered-table-cell table:style-name="ce1266"/>
          <table:table-cell table:style-name="ce980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980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1066"/>
          <table:covered-table-cell table:number-columns-repeated="5" table:style-name="ce580"/>
          <table:covered-table-cell table:style-name="ce1066"/>
          <table:covered-table-cell table:style-name="ce1187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1062" table:number-columns-repeated="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985" table:content-validation-name="val56" office:value-type="string" calcext:value-type="string">
            <text:p>Fegyver</text:p>
          </table:table-cell>
          <table:table-cell table:style-name="ce1067" table:content-validation-name="val56" office:value-type="string" calcext:value-type="string">
            <text:p>Sebesség</text:p>
          </table:table-cell>
          <table:table-cell table:style-name="ce1101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101" office:value-type="string" calcext:value-type="string">
            <text:p>SP</text:p>
          </table:table-cell>
          <table:table-cell table:style-name="ce1101" office:value-type="string" calcext:value-type="string" table:number-columns-spanned="2" table:number-rows-spanned="1">
            <text:p>Komment</text:p>
          </table:table-cell>
          <table:covered-table-cell table:style-name="ce1069"/>
          <table:table-cell table:style-name="ce980"/>
          <table:table-cell table:style-name="ce840"/>
          <table:table-cell table:number-columns-repeated="2"/>
          <table:table-cell table:style-name="ce840"/>
          <table:table-cell table:style-name="ce1062" table:number-columns-repeated="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9">
          <table:table-cell table:style-name="ce442" table:content-validation-name="val99" office:value-type="string" calcext:value-type="string">
            <text:p>Puszta kéz</text:p>
          </table:table-cell>
          <table:table-cell table:style-name="ce512" table:content-validation-name="val111" table:formula="of:=IFNA(VLOOKUP([.$A25];kezifegyverek_all;12;0);[Data.$K$37])" office:value-type="float" office:value="5" calcext:value-type="float">
            <text:p>5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105" table:content-validation-name="val45" table:formula="of:=IFERROR(VLOOKUP([.$A25];kezifegyverek_all;9;0)+[.$C25]*[Data.$E$44];[Data.$K$37])" office:value-type="float" office:value="-10" calcext:value-type="float">
            <text:p>-10</text:p>
          </table:table-cell>
          <table:table-cell table:style-name="ce1105" table:content-validation-name="val45" table:formula="of:=IFERROR(VLOOKUP([.$A25];kezifegyverek_all;10;0)+[.$C25]*[Data.$E$44];[Data.$K$37])" office:value-type="float" office:value="-10" calcext:value-type="float">
            <text:p>-10</text:p>
          </table:table-cell>
          <table:table-cell table:style-name="ce1105" table:content-validation-name="val45" table:formula="of:=IFERROR(VLOOKUP([.$A25];kezifegyverek_all;11;0)+[.$C25]*[Data.$E$44];[Data.$K$37])" office:value-type="float" office:value="-10" calcext:value-type="float">
            <text:p>-10</text:p>
          </table:table-cell>
          <table:table-cell table:style-name="ce1105" table:content-validation-name="val151" table:formula="of:=(VLOOKUP([.$A25];kezifegyverek_all;3;0)+([.$C25]*[Data.$H$44])+[Data.$K$35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1062"/>
          <table:table-cell table:style-name="ce1062" table:number-columns-repeated="2"/>
          <table:table-cell table:style-name="ce1095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9">
          <table:table-cell table:style-name="ce987" table:content-validation-name="val100" office:value-type="string" calcext:value-type="string">
            <text:p>Tőr</text:p>
          </table:table-cell>
          <table:table-cell table:style-name="ce512" table:content-validation-name="val111" table:formula="of:=IFNA(VLOOKUP([.$A26];kezifegyverek_all;12;0);[Data.$K$37])" office:value-type="float" office:value="5" calcext:value-type="float">
            <text:p>5</text:p>
          </table:table-cell>
          <table:table-cell table:style-name="ce747" table:content-validation-name="val126" office:value-type="float" office:value="2" calcext:value-type="float">
            <text:p>2</text:p>
          </table:table-cell>
          <table:table-cell table:style-name="ce1105" table:content-validation-name="val45" table:formula="of:=IFERROR(VLOOKUP([.$A26];kezifegyverek_all;9;0)+[.$C26]*[Data.$E$44];[Data.$K$37])" office:value-type="float" office:value="6" calcext:value-type="float">
            <text:p>6</text:p>
          </table:table-cell>
          <table:table-cell table:style-name="ce1105" table:content-validation-name="val45" table:formula="of:=IFERROR(VLOOKUP([.$A26];kezifegyverek_all;10;0)+[.$C26]*[Data.$E$44];[Data.$K$37])" office:value-type="float" office:value="8" calcext:value-type="float">
            <text:p>8</text:p>
          </table:table-cell>
          <table:table-cell table:style-name="ce1105" table:content-validation-name="val45" table:formula="of:=IFERROR(VLOOKUP([.$A26];kezifegyverek_all;11;0)+[.$C26]*[Data.$E$44];[Data.$K$37])" office:value-type="float" office:value="8" calcext:value-type="float">
            <text:p>8</text:p>
          </table:table-cell>
          <table:table-cell table:style-name="ce1105" table:content-validation-name="val152" table:formula="of:=IF(ISNUMBER(VLOOKUP([.$A26];kezifegyverek_all;3;0))=1;(VLOOKUP([.$A26];kezifegyverek_all;3;0)+[Data.$K$35]+([.$C26]*[Data.$H$44])&amp;IF(VLOOKUP([.$A26];kezifegyverek_all;6;0)=1;&quot;/&quot;&amp;(VLOOKUP([.$A26];kezifegyverek_all;3;0)+[Data.$K$35]+([.$C26]*[Data.$H$44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7])" office:value-type="string" office:string-value="3 S/V" calcext:value-type="string">
            <text:p>3 S/V</text:p>
          </table:table-cell>
          <table:table-cell table:style-name="ce1227" table:content-validation-name="val56" table:formula="of:=COM.MICROSOFT.CONCAT(IF(VLOOKUP([.$A26];kezifegyverek_all;7;0)=1;&quot;MK szabály!&quot;;&quot;&quot;); VLOOKUP([.$A26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1062" table:number-columns-repeated="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9">
          <table:table-cell table:style-name="ce988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7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105" table:content-validation-name="val45" table:formula="of:=IFERROR(VLOOKUP([.$A27];kezifegyverek_all;9;0)+[.$C27]*[Data.$E$44];[Data.$K$37])" office:value-type="string" office:string-value="N/A" calcext:value-type="string">
            <text:p>N/A</text:p>
          </table:table-cell>
          <table:table-cell table:style-name="ce1105" table:content-validation-name="val45" table:formula="of:=IFERROR(VLOOKUP([.$A27];kezifegyverek_all;10;0)+[.$C27]*[Data.$E$44];[Data.$K$37])" office:value-type="string" office:string-value="N/A" calcext:value-type="string">
            <text:p>N/A</text:p>
          </table:table-cell>
          <table:table-cell table:style-name="ce1105" table:content-validation-name="val45" table:formula="of:=IFERROR(VLOOKUP([.$A27];kezifegyverek_all;11;0)+[.$C27]*[Data.$E$44];[Data.$K$37])" office:value-type="string" office:string-value="N/A" calcext:value-type="string">
            <text:p>N/A</text:p>
          </table:table-cell>
          <table:table-cell table:style-name="ce1105" table:content-validation-name="val152" table:formula="of:=IF(ISNUMBER(VLOOKUP([.$A27];kezifegyverek_all;3;0))=1;(VLOOKUP([.$A27];kezifegyverek_all;3;0)+[Data.$K$35]+([.$C27]*[Data.$H$44])&amp;IF(VLOOKUP([.$A27];kezifegyverek_all;6;0)=1;&quot;/&quot;&amp;(VLOOKUP([.$A27];kezifegyverek_all;3;0)+[Data.$K$35]+([.$C27]*[Data.$H$44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7])" office:value-type="string" office:string-value="N/A" calcext:value-type="string">
            <text:p>N/A</text:p>
          </table:table-cell>
          <table:table-cell table:style-name="ce1227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62" table:number-columns-repeated="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9">
          <table:table-cell table:style-name="ce987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8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105" table:content-validation-name="val45" table:formula="of:=IFERROR(VLOOKUP([.$A28];kezifegyverek_all;9;0)+[.$C28]*[Data.$E$44];[Data.$K$37])" office:value-type="string" office:string-value="N/A" calcext:value-type="string">
            <text:p>N/A</text:p>
          </table:table-cell>
          <table:table-cell table:style-name="ce1105" table:content-validation-name="val45" table:formula="of:=IFERROR(VLOOKUP([.$A28];kezifegyverek_all;10;0)+[.$C28]*[Data.$E$44];[Data.$K$37])" office:value-type="string" office:string-value="N/A" calcext:value-type="string">
            <text:p>N/A</text:p>
          </table:table-cell>
          <table:table-cell table:style-name="ce1105" table:content-validation-name="val45" table:formula="of:=IFERROR(VLOOKUP([.$A28];kezifegyverek_all;11;0)+[.$C28]*[Data.$E$44];[Data.$K$37])" office:value-type="string" office:string-value="N/A" calcext:value-type="string">
            <text:p>N/A</text:p>
          </table:table-cell>
          <table:table-cell table:style-name="ce1105" table:content-validation-name="val152" table:formula="of:=IF(ISNUMBER(VLOOKUP([.$A28];kezifegyverek_all;3;0))=1;(VLOOKUP([.$A28];kezifegyverek_all;3;0)+[Data.$K$35]+([.$C28]*[Data.$H$44])&amp;IF(VLOOKUP([.$A28];kezifegyverek_all;6;0)=1;&quot;/&quot;&amp;(VLOOKUP([.$A28];kezifegyverek_all;3;0)+[Data.$K$35]+([.$C28]*[Data.$H$44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7])" office:value-type="string" office:string-value="N/A" calcext:value-type="string">
            <text:p>N/A</text:p>
          </table:table-cell>
          <table:table-cell table:style-name="ce1227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62" table:number-columns-repeated="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9">
          <table:table-cell table:style-name="ce987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9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105" table:content-validation-name="val45" table:formula="of:=IFERROR(VLOOKUP([.$A29];kezifegyverek_all;9;0)+[.$C29]*[Data.$E$44];[Data.$K$37])" office:value-type="string" office:string-value="N/A" calcext:value-type="string">
            <text:p>N/A</text:p>
          </table:table-cell>
          <table:table-cell table:style-name="ce1105" table:content-validation-name="val45" table:formula="of:=IFERROR(VLOOKUP([.$A29];kezifegyverek_all;10;0)+[.$C29]*[Data.$E$44];[Data.$K$37])" office:value-type="string" office:string-value="N/A" calcext:value-type="string">
            <text:p>N/A</text:p>
          </table:table-cell>
          <table:table-cell table:style-name="ce1105" table:content-validation-name="val45" table:formula="of:=IFERROR(VLOOKUP([.$A29];kezifegyverek_all;11;0)+[.$C29]*[Data.$E$44];[Data.$K$37])" office:value-type="string" office:string-value="N/A" calcext:value-type="string">
            <text:p>N/A</text:p>
          </table:table-cell>
          <table:table-cell table:style-name="ce1105" table:content-validation-name="val152" table:formula="of:=IF(ISNUMBER(VLOOKUP([.$A29];kezifegyverek_all;3;0))=1;(VLOOKUP([.$A29];kezifegyverek_all;3;0)+[Data.$K$35]+([.$C29]*[Data.$H$44])&amp;IF(VLOOKUP([.$A29];kezifegyverek_all;6;0)=1;&quot;/&quot;&amp;(VLOOKUP([.$A29];kezifegyverek_all;3;0)+[Data.$K$35]+([.$C29]*[Data.$H$44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7])" office:value-type="string" office:string-value="N/A" calcext:value-type="string">
            <text:p>N/A</text:p>
          </table:table-cell>
          <table:table-cell table:style-name="ce1227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62" table:number-columns-repeated="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9">
          <table:table-cell table:style-name="ce987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0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105" table:content-validation-name="val45" table:formula="of:=IFERROR(VLOOKUP([.$A30];kezifegyverek_all;9;0)+[.$C30]*[Data.$E$44];[Data.$K$37])" office:value-type="string" office:string-value="N/A" calcext:value-type="string">
            <text:p>N/A</text:p>
          </table:table-cell>
          <table:table-cell table:style-name="ce1105" table:content-validation-name="val45" table:formula="of:=IFERROR(VLOOKUP([.$A30];kezifegyverek_all;10;0)+[.$C30]*[Data.$E$44];[Data.$K$37])" office:value-type="string" office:string-value="N/A" calcext:value-type="string">
            <text:p>N/A</text:p>
          </table:table-cell>
          <table:table-cell table:style-name="ce1105" table:content-validation-name="val45" table:formula="of:=IFERROR(VLOOKUP([.$A30];kezifegyverek_all;11;0)+[.$C30]*[Data.$E$44];[Data.$K$37])" office:value-type="string" office:string-value="N/A" calcext:value-type="string">
            <text:p>N/A</text:p>
          </table:table-cell>
          <table:table-cell table:style-name="ce1105" table:content-validation-name="val152" table:formula="of:=IF(ISNUMBER(VLOOKUP([.$A30];kezifegyverek_all;3;0))=1;(VLOOKUP([.$A30];kezifegyverek_all;3;0)+[Data.$K$35]+([.$C30]*[Data.$H$44])&amp;IF(VLOOKUP([.$A30];kezifegyverek_all;6;0)=1;&quot;/&quot;&amp;(VLOOKUP([.$A30];kezifegyverek_all;3;0)+[Data.$K$35]+([.$C30]*[Data.$H$44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7])" office:value-type="string" office:string-value="N/A" calcext:value-type="string">
            <text:p>N/A</text:p>
          </table:table-cell>
          <table:table-cell table:style-name="ce1227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62" table:number-columns-repeated="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989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3" table:formula="of:=[$Data.$K$35]" office:value-type="float" office:value="0" calcext:value-type="float">
            <text:p>0</text:p>
          </table:table-cell>
          <table:table-cell table:style-name="ce989" table:number-columns-spanned="2" table:number-rows-spanned="1"/>
          <table:covered-table-cell table:style-name="ce989"/>
          <table:table-cell table:style-name="ce835"/>
          <table:table-cell table:style-name="Default" table:number-columns-repeated="3"/>
          <table:table-cell/>
          <table:table-cell table:style-name="ce1062" table:number-columns-repeated="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69"/>
          <table:table-cell table:style-name="ce980"/>
          <table:table-cell table:style-name="Default" table:number-columns-repeated="3"/>
          <table:table-cell table:style-name="ce840"/>
          <table:table-cell table:style-name="ce1062" table:number-columns-repeated="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985" table:content-validation-name="val101" office:value-type="string" calcext:value-type="string">
            <text:p>Távolsági fegyver</text:p>
          </table:table-cell>
          <table:table-cell table:style-name="ce1067" table:content-validation-name="val56" office:value-type="string" calcext:value-type="string">
            <text:p>Sebesség</text:p>
          </table:table-cell>
          <table:table-cell table:style-name="ce1101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101" office:value-type="string" calcext:value-type="string">
            <text:p>SP</text:p>
          </table:table-cell>
          <table:table-cell table:style-name="ce1101" office:value-type="string" calcext:value-type="string" table:number-columns-spanned="2" table:number-rows-spanned="1">
            <text:p>Hatótáv + Komment</text:p>
          </table:table-cell>
          <table:covered-table-cell table:style-name="ce1069"/>
          <table:table-cell table:style-name="ce980"/>
          <table:table-cell table:style-name="Default" table:number-columns-repeated="3"/>
          <table:table-cell table:style-name="ce840"/>
          <table:table-cell table:style-name="ce973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5">
          <table:table-cell table:style-name="ce987" table:content-validation-name="val102" office:value-type="string" calcext:value-type="string">
            <text:p>Hajítótőr</text:p>
          </table:table-cell>
          <table:table-cell table:style-name="ce512" table:content-validation-name="val111" table:formula="of:=IF(ISNUMBER(VLOOKUP([.$A34];tavolsagi_fegyverek_all;12;0))=1;VLOOKUP([.$A34];tavolsagi_fegyverek_all;12;0);[Data.$K$37])" office:value-type="float" office:value="5" calcext:value-type="float">
            <text:p>5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4]);[Data.$K$37])" office:value-type="float" office:value="12" calcext:value-type="float">
            <text:p>12</text:p>
          </table:table-cell>
          <table:table-cell table:style-name="ce1105" table:content-validation-name="val45" table:formula="of:=IF(ISNUMBER(VLOOKUP([.$A34];tavolsagi_fegyverek_all;10;0));(VLOOKUP([.$A34];tavolsagi_fegyverek_all;10;0)+[.$C34]*[Data.$F$44]);[Data.$K$37])" office:value-type="float" office:value="4" calcext:value-type="float">
            <text:p>4</text:p>
          </table:table-cell>
          <table:table-cell table:style-name="ce1105" table:formula="of:=IF(ISNUMBER(VLOOKUP([.$A34];tavolsagi_fegyverek_all;11;0));VLOOKUP([.$A34];tavolsagi_fegyverek_all;11;0);[Data.$K$37])" office:value-type="float" office:value="2" calcext:value-type="float">
            <text:p>2</text:p>
          </table:table-cell>
          <table:table-cell table:style-name="ce1105" table:content-validation-name="val154" table:formula="of:=IF(ISNUMBER(VLOOKUP([.$A34];tavolsagi_fegyverek_all;3;0));(VLOOKUP([.$A34];tavolsagi_fegyverek_all;3;0)+([.$C34]*[Data.$H$44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7])" office:value-type="string" office:string-value="0 S" calcext:value-type="string">
            <text:p>0 S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15m; Automatikusan jár rá a&#10;Közeli lövés fortélynál leírt +10CÉ bónusz&#10;Ha a célpont Cellaszáma 1.&#10;Erőbónusz 1:1beszámít." calcext:value-type="string" table:number-columns-spanned="2" table:number-rows-spanned="1">
            <text:p>Hatótáv: 15m; Automatikusan jár rá a</text:p>
            <text:p>Közeli lövés fortélynál leírt +10CÉ bónusz</text:p>
            <text:p>Ha a célpont Cellaszáma 1.</text:p>
            <text:p>Erőbónusz 1:1beszámít.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73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9">
          <table:table-cell table:style-name="ce988" table:content-validation-name="val102" office:value-type="string" calcext:value-type="string">
            <text:p><text:s/>__</text:p>
          </table:table-cell>
          <table:table-cell table:style-name="ce512" table:content-validation-name="val111" table:formula="of:=IF(ISNUMBER(VLOOKUP([.$A35];tavolsagi_fegyverek_all;12;0))=1;VLOOKUP([.$A35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4]);[Data.$K$37])" office:value-type="string" office:string-value="N/A" calcext:value-type="string">
            <text:p>N/A</text:p>
          </table:table-cell>
          <table:table-cell table:style-name="ce1105" table:content-validation-name="val45" table:formula="of:=IF(ISNUMBER(VLOOKUP([.$A35];tavolsagi_fegyverek_all;10;0));(VLOOKUP([.$A35];tavolsagi_fegyverek_all;10;0)+[.$C35]*[Data.$F$44]);[Data.$K$37])" office:value-type="string" office:string-value="N/A" calcext:value-type="string">
            <text:p>N/A</text:p>
          </table:table-cell>
          <table:table-cell table:style-name="ce1105" table:formula="of:=IF((ISNUMBER(VLOOKUP([.$A35];tavolsagi_fegyverek_all;11;0))=1);VLOOKUP([.$A35];tavolsagi_fegyverek_all;11;0);[Data.$K$37])" office:value-type="string" office:string-value="N/A" calcext:value-type="string">
            <text:p>N/A</text:p>
          </table:table-cell>
          <table:table-cell table:style-name="ce1105" table:content-validation-name="val154" table:formula="of:=IF(ISNUMBER(VLOOKUP([.$A35];tavolsagi_fegyverek_all;3;0));(VLOOKUP([.$A35];tavolsagi_fegyverek_all;3;0)+([.$C35]*[Data.$H$44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73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1062"/>
          <table:covered-table-cell/>
          <table:covered-table-cell table:style-name="ce973"/>
          <table:covered-table-cell table:style-name="ce794"/>
          <table:table-cell table:style-name="ce973"/>
          <table:table-cell table:style-name="Default" table:number-columns-repeated="3"/>
          <table:table-cell table:style-name="ce973" table:number-columns-repeated="2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39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7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73"/>
          <table:table-cell table:style-name="ce849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40">
          <table:table-cell table:style-name="ce451" table:content-validation-name="val103" office:value-type="string" calcext:value-type="string" table:number-columns-spanned="2" table:number-rows-spanned="1">
            <text:p>Fegyver<text:span text:style-name="T41"> (harcmodor)</text:span></text:p>
          </table:table-cell>
          <table:covered-table-cell table:style-name="ce1066" table:content-validation-name="val112"/>
          <table:table-cell table:style-name="ce1067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87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73"/>
          <table:table-cell table:style-name="ce97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73"/>
          <table:table-cell table:style-name="ce849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452" table:content-validation-name="val104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1105" table:content-validation-name="val129" table:formula="of:=IF(ISNUMBER(VLOOKUP([.$A25];kezifegyverek_all;12;0));1+ROUNDDOWN(VLOOKUP(VLOOKUP([.$A25];kezifegyverek_all;13;0);harcmodor_harcertekek;7;0)/VLOOKUP([.$A25];kezifegyverek_all;12;0));[Data.$K$37])" office:value-type="float" office:value="3" calcext:value-type="float">
            <text:p>3</text:p>
          </table:table-cell>
          <table:table-cell table:style-name="ce622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K$37])" office:value-type="float" office:value="21" calcext:value-type="float">
            <text:p>21</text:p>
          </table:table-cell>
          <table:table-cell table:style-name="ce622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K$37])" office:value-type="float" office:value="55" calcext:value-type="float">
            <text:p>55</text:p>
          </table:table-cell>
          <table:table-cell table:style-name="ce69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K$37])" office:value-type="float" office:value="150" calcext:value-type="float">
            <text:p>150</text:p>
          </table:table-cell>
          <table:table-cell table:style-name="ce732" table:content-validation-name="val155" table:formula="of:=[.G25]" office:value-type="string" office:string-value="-5 Z" calcext:value-type="string">
            <text:p>-5 Z</text:p>
          </table:table-cell>
          <table:table-cell table:style-name="ce1230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7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73"/>
          <table:table-cell table:style-name="ce849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524" table:content-validation-name="val105"/>
          <table:table-cell table:style-name="ce1105" table:content-validation-name="val129" table:formula="of:=IF(ISNUMBER(VLOOKUP([.$A26];kezifegyverek_all;12;0));1+ROUNDDOWN(VLOOKUP(VLOOKUP([.$A26];kezifegyverek_all;13;0);harcmodor_harcertekek;7;0)/VLOOKUP([.$A26];kezifegyverek_all;12;0));[Data.$K$37])" office:value-type="float" office:value="3" calcext:value-type="float">
            <text:p>3</text:p>
          </table:table-cell>
          <table:table-cell table:style-name="ce622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K$37])" office:value-type="float" office:value="37" calcext:value-type="float">
            <text:p>37</text:p>
          </table:table-cell>
          <table:table-cell table:style-name="ce622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K$37])" office:value-type="float" office:value="73" calcext:value-type="float">
            <text:p>73</text:p>
          </table:table-cell>
          <table:table-cell table:style-name="ce69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K$37])" office:value-type="float" office:value="168" calcext:value-type="float">
            <text:p>168</text:p>
          </table:table-cell>
          <table:table-cell table:style-name="ce1105" table:content-validation-name="val152" table:formula="of:=[.G26]" office:value-type="string" office:string-value="3 S/V" calcext:value-type="string">
            <text:p>3 S/V</text:p>
          </table:table-cell>
          <table:table-cell table:style-name="ce768" table:number-columns-spanned="2" table:number-rows-spanned="1"/>
          <table:covered-table-cell table:style-name="ce799"/>
          <table:table-cell table:style-name="ce97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73"/>
          <table:table-cell table:style-name="ce849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105" table:content-validation-name="val129" table:formula="of:=IF(ISNUMBER(VLOOKUP([.$A27];kezifegyverek_all;12;0));1+ROUNDDOWN(VLOOKUP(VLOOKUP([.$A27];kezifegyverek_all;13;0);harcmodor_harcertekek;7;0)/VLOOKUP([.$A27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K$37])" office:value-type="string" office:string-value="N/A" calcext:value-type="string">
            <text:p>N/A</text:p>
          </table:table-cell>
          <table:table-cell table:style-name="ce1105" table:content-validation-name="val152" table:formula="of:=[.G27]" office:value-type="string" office:string-value="N/A" calcext:value-type="string">
            <text:p>N/A</text:p>
          </table:table-cell>
          <table:table-cell table:style-name="ce1230" table:number-columns-spanned="2" table:number-rows-spanned="1"/>
          <table:covered-table-cell table:style-name="ce799"/>
          <table:table-cell table:style-name="ce97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73"/>
          <table:table-cell table:style-name="ce849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105" table:content-validation-name="val129" table:formula="of:=IF(ISNUMBER(VLOOKUP([.$A28];kezifegyverek_all;12;0));1+ROUNDDOWN(VLOOKUP(VLOOKUP([.$A28];kezifegyverek_all;13;0);harcmodor_harcertekek;7;0)/VLOOKUP([.$A28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K$37])" office:value-type="string" office:string-value="N/A" calcext:value-type="string">
            <text:p>N/A</text:p>
          </table:table-cell>
          <table:table-cell table:style-name="ce1105" table:content-validation-name="val152" table:formula="of:=[.G28]" office:value-type="string" office:string-value="N/A" calcext:value-type="string">
            <text:p>N/A</text:p>
          </table:table-cell>
          <table:table-cell table:style-name="ce1230" table:number-columns-spanned="2" table:number-rows-spanned="1"/>
          <table:covered-table-cell table:style-name="ce799"/>
          <table:table-cell table:style-name="ce97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105" table:content-validation-name="val129" table:formula="of:=IF(ISNUMBER(VLOOKUP([.$A29];kezifegyverek_all;12;0));1+ROUNDDOWN(VLOOKUP(VLOOKUP([.$A29];kezifegyverek_all;13;0);harcmodor_harcertekek;7;0)/VLOOKUP([.$A29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K$37])" office:value-type="string" office:string-value="N/A" calcext:value-type="string">
            <text:p>N/A</text:p>
          </table:table-cell>
          <table:table-cell table:style-name="ce1105" table:content-validation-name="val152" table:formula="of:=[.G29]" office:value-type="string" office:string-value="N/A" calcext:value-type="string">
            <text:p>N/A</text:p>
          </table:table-cell>
          <table:table-cell table:style-name="ce1230" table:number-columns-spanned="2" table:number-rows-spanned="1"/>
          <table:covered-table-cell table:style-name="ce799"/>
          <table:table-cell table:style-name="ce97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105" table:content-validation-name="val129" table:formula="of:=IF(ISNUMBER(VLOOKUP([.$A30];kezifegyverek_all;12;0));1+ROUNDDOWN(VLOOKUP(VLOOKUP([.$A30];kezifegyverek_all;13;0);harcmodor_harcertekek;7;0)/VLOOKUP([.$A30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K$37])" office:value-type="string" office:string-value="N/A" calcext:value-type="string">
            <text:p>N/A</text:p>
          </table:table-cell>
          <table:table-cell table:style-name="ce1190" table:content-validation-name="val152" table:formula="of:=[.G30]" office:value-type="string" office:string-value="N/A" calcext:value-type="string">
            <text:p>N/A</text:p>
          </table:table-cell>
          <table:table-cell table:style-name="ce1230" table:number-columns-spanned="2" table:number-rows-spanned="1"/>
          <table:covered-table-cell table:style-name="ce803"/>
          <table:table-cell table:style-name="ce97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8">
          <table:table-cell table:style-name="ce454" table:content-validation-name="val105" table:formula="of:=IF(LEN(VLOOKUP([.$A34];tavolsagi_fegyverek_all;11;0))&gt;1;([.$A34]&amp;&quot; (&quot;&amp;VLOOKUP([.$A34];tavolsagi_fegyverek_all;11;0)&amp;&quot;)&quot;);[.$A34])" office:value-type="string" office:string-value="Hajítótőr" calcext:value-type="string" table:number-columns-spanned="2" table:number-rows-spanned="1">
            <text:p>Hajítótőr</text:p>
          </table:table-cell>
          <table:covered-table-cell table:style-name="ce526" table:content-validation-name="val105"/>
          <table:table-cell table:style-name="ce569" table:content-validation-name="val129" table:formula="of:=IF(ISNUMBER(VLOOKUP([.$A34];tavolsagi_fegyverek_all;12;0));1+ROUNDDOWN(VLOOKUP(VLOOKUP([.$A34];tavolsagi_fegyverek_all;13;0);harcmodor_harcertekek;7;0)/VLOOKUP([.$A34];tavolsagi_fegyverek_all;12;0));[Data.$K$37])" office:value-type="float" office:value="2" calcext:value-type="float">
            <text:p>2</text:p>
          </table:table-cell>
          <table:table-cell table:style-name="ce623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K$37])" office:value-type="float" office:value="40" calcext:value-type="float">
            <text:p>40</text:p>
          </table:table-cell>
          <table:table-cell table:style-name="ce659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K$37])" office:value-type="float" office:value="5" calcext:value-type="float">
            <text:p>5</text:p>
          </table:table-cell>
          <table:table-cell table:style-name="ce692" table:content-validation-name="val137" table:formula="of:=IF(ISNUMBER([.F34]);&quot;Osztó: &quot;&amp;[.F34];[Data.K37])" office:value-type="string" office:string-value="Osztó: 2" calcext:value-type="string">
            <text:p>Osztó: 2</text:p>
          </table:table-cell>
          <table:table-cell table:style-name="ce938" table:content-validation-name="val154" table:formula="of:=[.G34]" office:value-type="string" office:string-value="0 S" calcext:value-type="string">
            <text:p>0 S</text:p>
          </table:table-cell>
          <table:table-cell table:style-name="ce769" table:formula="of:=[.H34]" office:value-type="string" office:string-value="Hatótáv: 15m; Automatikusan jár rá a&#10;Közeli lövés fortélynál leírt +10CÉ bónusz&#10;Ha a célpont Cellaszáma 1.&#10;Erőbónusz 1:1beszámít." calcext:value-type="string" table:number-columns-spanned="2" table:number-rows-spanned="1">
            <text:p>Hatótáv: 15m; Automatikusan jár rá a</text:p>
            <text:p>Közeli lövés fortélynál leírt +10CÉ bónusz</text:p>
            <text:p>Ha a célpont Cellaszáma 1.</text:p>
            <text:p>Erőbónusz 1:1beszámít.</text:p>
          </table:table-cell>
          <table:covered-table-cell table:style-name="ce804"/>
          <table:table-cell table:style-name="ce97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455" table:content-validation-name="val105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5"/>
          <table:table-cell table:style-name="ce570" table:content-validation-name="val129" table:formula="of:=IF(ISNUMBER(VLOOKUP([.$A35];tavolsagi_fegyverek_all;12;0));1+ROUNDDOWN(VLOOKUP(VLOOKUP([.$A35];tavolsagi_fegyverek_all;13;0);harcmodor_harcertekek;7;0)/VLOOKUP([.$A35];tavolsagi_fegyverek_all;12;0));[Data.$K$37])" office:value-type="string" office:string-value="N/A" calcext:value-type="string">
            <text:p>N/A</text:p>
          </table:table-cell>
          <table:table-cell table:style-name="ce624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K$37])" office:value-type="string" office:string-value="N/A" calcext:value-type="string">
            <text:p>N/A</text:p>
          </table:table-cell>
          <table:table-cell table:style-name="ce660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K$37])" office:value-type="string" office:string-value="N/A" calcext:value-type="string">
            <text:p>N/A</text:p>
          </table:table-cell>
          <table:table-cell table:style-name="ce693" table:content-validation-name="val137" table:formula="of:=IF(ISNUMBER([.F35]);&quot;Osztó: &quot;&amp;[.F35];[Data.K37])" office:value-type="string" office:string-value="N/A" calcext:value-type="string">
            <text:p>N/A</text:p>
          </table:table-cell>
          <table:table-cell table:style-name="ce940" table:content-validation-name="val154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7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1195" table:number-columns-spanned="3" table:number-rows-spanned="1"/>
          <table:covered-table-cell table:number-columns-repeated="2" table:style-name="ce1230"/>
          <table:table-cell table:style-name="ce97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95" table:content-validation-name="val156"/>
          <table:covered-table-cell table:style-name="ce1230"/>
          <table:covered-table-cell table:style-name="ce973"/>
          <table:table-cell table:style-name="ce97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73" table:number-columns-repeated="239"/>
          <table:table-cell table:number-columns-repeated="16128"/>
        </table:table-row>
        <table:table-row table:style-name="ro41">
          <table:table-cell table:style-name="ce458" office:value-type="string" calcext:value-type="string">
            <text:p>Válassz pajzsot:</text:p>
          </table:table-cell>
          <table:table-cell table:style-name="ce539" table:content-validation-name="val113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1190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69"/>
          <table:table-cell table:style-name="ce973"/>
          <table:table-cell/>
          <table:table-cell table:style-name="Default" table:number-columns-repeated="6"/>
          <table:table-cell table:number-columns-repeated="5"/>
          <table:table-cell table:style-name="ce97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73"/>
          <table:table-cell/>
          <table:table-cell table:style-name="Default" table:number-columns-repeated="6"/>
          <table:table-cell table:number-columns-repeated="5"/>
          <table:table-cell table:style-name="ce973" table:number-columns-repeated="234"/>
          <table:table-cell table:number-columns-repeated="16128"/>
        </table:table-row>
        <table:table-row table:style-name="ro41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80"/>
          <table:table-cell/>
          <table:table-cell table:style-name="Default" table:number-columns-repeated="6"/>
          <table:table-cell table:number-columns-repeated="5"/>
          <table:table-cell table:style-name="ce97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80"/>
          <table:table-cell/>
          <table:table-cell table:style-name="Default" table:number-columns-repeated="6"/>
          <table:table-cell table:number-columns-repeated="5"/>
          <table:table-cell table:style-name="ce980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4" table:formula="of:=[$Alapértékek.D37]" office:value-type="float" office:value="3" calcext:value-type="float" table:number-columns-spanned="2" table:number-rows-spanned="1">
            <text:p>3. fok</text:p>
          </table:table-cell>
          <table:covered-table-cell table:style-name="ce597"/>
          <table:table-cell table:style-name="ce798"/>
          <table:table-cell table:style-name="ce1151" table:content-validation-name="val128" office:value-type="string" calcext:value-type="string">
            <text:p>Tám/kör</text:p>
          </table:table-cell>
          <table:table-cell table:style-name="ce1151" office:value-type="string" calcext:value-type="string">
            <text:p>KÉ</text:p>
          </table:table-cell>
          <table:table-cell table:style-name="ce1151" office:value-type="string" calcext:value-type="string">
            <text:p>TÉ</text:p>
          </table:table-cell>
          <table:table-cell table:style-name="ce1151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980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980" table:number-columns-repeated="234"/>
          <table:table-cell table:number-columns-repeated="16128"/>
        </table:table-row>
        <table:table-row table:style-name="ro2">
          <table:table-cell table:style-name="ce641" table:content-validation-name="val106" office:value-type="string" calcext:value-type="string">
            <text:p><text:s text:c="3"/>Elsődleges fegyver</text:p>
          </table:table-cell>
          <table:table-cell table:style-name="ce1080" table:content-validation-name="val115" office:value-type="string" calcext:value-type="string" table:number-columns-spanned="2" table:number-rows-spanned="1">
            <text:p>Tőr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float" office:value="4" calcext:value-type="float">
            <text:p>4</text:p>
          </table:table-cell>
          <table:table-cell table:style-name="ce695" table:formula="of:=VLOOKUP(VLOOKUP([.$B$54];kezifegyverek_all;13;0);harcmodor_harcertekek;4;0)+[.L$56]+[.L$61]" office:value-type="float" office:value="43" calcext:value-type="float">
            <text:p>43</text:p>
          </table:table-cell>
          <table:table-cell table:style-name="ce740" table:formula="of:=VLOOKUP(VLOOKUP([.$B$54];kezifegyverek_all;13;0);harcmodor_harcertekek;5;0)+[.M$56]+[.M$61]" office:value-type="float" office:value="85" calcext:value-type="float">
            <text:p>85</text:p>
          </table:table-cell>
          <table:table-cell table:style-name="ce740" table:formula="of:=VLOOKUP(VLOOKUP([.$B$54];kezifegyverek_all;13;0);harcmodor_harcertekek;6;0)+[.N$56]+[.N$61]" office:value-type="float" office:value="180" calcext:value-type="float">
            <text:p>180</text:p>
          </table:table-cell>
          <table:table-cell table:style-name="ce808" table:content-validation-name="val166" table:formula="of:=COM.MICROSOFT.CONCAT([.O61];&quot; / &quot;; [.O56])" office:value-type="string" office:string-value="3 / 3" calcext:value-type="string">
            <text:p>3 / 3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980" table:number-columns-repeated="234"/>
          <table:table-cell table:number-columns-repeated="16128"/>
        </table:table-row>
        <table:table-row table:style-name="ro2">
          <table:table-cell table:style-name="ce641" table:content-validation-name="val106" office:value-type="string" calcext:value-type="string">
            <text:p><text:s text:c="3"/>Másodlagos fegyver</text:p>
          </table:table-cell>
          <table:table-cell table:style-name="ce1080" table:content-validation-name="val116" office:value-type="string" calcext:value-type="string" table:number-columns-spanned="2" table:number-rows-spanned="1">
            <text:p>Tőr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350" office:value-type="string" calcext:value-type="string">
            <text:p>KÉ</text:p>
          </table:table-cell>
          <table:table-cell table:style-name="ce1364" office:value-type="string" calcext:value-type="string">
            <text:p>TÉ</text:p>
          </table:table-cell>
          <table:table-cell table:style-name="ce136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980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1069" table:number-columns-repeated="2"/>
          <table:table-cell table:style-name="ce633"/>
          <table:table-cell table:style-name="ce1069"/>
          <table:table-cell table:style-name="ce633" table:number-columns-repeated="3"/>
          <table:table-cell table:style-name="ce1034"/>
          <table:table-cell table:style-name="ce980"/>
          <table:table-cell/>
          <table:table-cell table:style-name="ce861" table:content-validation-name="val170" table:formula="of:=IF((ISNUMBER(VLOOKUP([.$B54];kezifegyverek_all;9;0))=1);(VLOOKUP([.$B54];kezifegyverek_all;9;0)+IF([.B53]&gt;=[$Data.$K$64];VLOOKUP([.$B$54];valasztott_fegyverek_all;3;0)*[Data.E$44];0));[Data.$K$37])" office:value-type="float" office:value="6" calcext:value-type="float">
            <text:p>6</text:p>
          </table:table-cell>
          <table:table-cell table:style-name="ce871" table:content-validation-name="val170" table:formula="of:=IF((ISNUMBER(VLOOKUP([.$B54];kezifegyverek_all;10;0))=1);(VLOOKUP([.$B54];kezifegyverek_all;10;0)+IF([.$B$53]&gt;=[$Data.$K$64];VLOOKUP([.$B$54];valasztott_fegyverek_all;3;0)*[Data.F$44];0));[Data.$K$37])" office:value-type="float" office:value="10" calcext:value-type="float">
            <text:p>10</text:p>
          </table:table-cell>
          <table:table-cell table:style-name="ce871" table:content-validation-name="val170" table:formula="of:=IF((ISNUMBER(VLOOKUP([.$B54];kezifegyverek_all;11;0))=1);(VLOOKUP([.$B54];kezifegyverek_all;11;0)+IF([.$B$53]&gt;=[$Data.$K$64];VLOOKUP([.$B$54];valasztott_fegyverek_all;3;0)*[Data.G$44];0));[Data.$K$37])" office:value-type="float" office:value="10" calcext:value-type="float">
            <text:p>10</text:p>
          </table:table-cell>
          <table:table-cell table:style-name="ce1376" table:content-validation-name="val170" table:formula="of:=IF((ISNUMBER(VLOOKUP([.$B54];kezifegyverek_all;3;0))=1);(VLOOKUP([.$B54];kezifegyverek_all;3;0)+IF([.$B$53]&gt;=[$Data.$K$64];VLOOKUP([.$B$54];valasztott_fegyverek_all;3;0)*[Data.H$44];0));[Data.$K$37])" office:value-type="float" office:value="3" calcext:value-type="float">
            <text:p>3</text:p>
          </table:table-cell>
          <table:table-cell table:style-name="ce1376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float" office:value="5" calcext:value-type="float">
            <text:p>5</text:p>
          </table:table-cell>
          <table:table-cell table:number-columns-repeated="5"/>
          <table:table-cell table:style-name="ce980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7" table:formula="of:=IF([.B53]&gt;0;[$Alapértékek.D38];0)" office:value-type="float" office:value="1" calcext:value-type="float">
            <text:p>1</text:p>
          </table:table-cell>
          <table:table-cell table:style-name="ce610" table:number-columns-repeated="2"/>
          <table:table-cell table:style-name="ce1155" office:value-type="string" calcext:value-type="string">
            <text:p>Harckeret</text:p>
          </table:table-cell>
          <table:table-cell table:style-name="ce1156" table:content-validation-name="val82" table:formula="of:=VLOOKUP(VLOOKUP([.$B$54];kezifegyverek_all;13;0);harcmodor_harcertekek;7;0)+VLOOKUP([.B53];ketkezes_harc_bonuszok;2;0)+IF([.$B$57]=1;[$Data.K60];[$Data.K59])-([.$I$57]/0.5)" office:value-type="float" office:value="18" calcext:value-type="float">
            <text:p>18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155"/>
          <table:table-cell table:style-name="ce811" table:content-validation-name="val82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7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80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80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82" table:number-columns-spanned="2" table:number-rows-spanned="1"/>
          <table:covered-table-cell table:style-name="ce1082"/>
          <table:table-cell table:style-name="ce821" table:content-validation-name="val138" office:value-type="string" calcext:value-type="string">
            <text:p>Akt MGT</text:p>
          </table:table-cell>
          <table:table-cell table:style-name="ce851" table:content-validation-name="val147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7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350" office:value-type="string" calcext:value-type="string">
            <text:p>KÉ</text:p>
          </table:table-cell>
          <table:table-cell table:style-name="ce1364" office:value-type="string" calcext:value-type="string">
            <text:p>TÉ</text:p>
          </table:table-cell>
          <table:table-cell table:style-name="ce136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117" table:number-columns-repeated="238"/>
          <table:table-cell table:style-name="ce973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1116" office:value-type="string" calcext:value-type="string">
            <text:p>Szúró</text:p>
          </table:table-cell>
          <table:table-cell table:style-name="ce1116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350" table:content-validation-name="val170" table:formula="of:=IF((ISNUMBER(VLOOKUP([.$B55];kezifegyverek_all;9;0))=1);(VLOOKUP([.$B55];kezifegyverek_all;9;0)+IF([.B53]&gt;=[$Data.$K$65];VLOOKUP([.$B$55];valasztott_fegyverek_all;3;0)*[Data.E$44];0));[Data.$K$37])" office:value-type="float" office:value="6" calcext:value-type="float">
            <text:p>6</text:p>
          </table:table-cell>
          <table:table-cell table:style-name="ce1364" table:content-validation-name="val170" table:formula="of:=IF((ISNUMBER(VLOOKUP([.$B55];kezifegyverek_all;10;0))=1);(VLOOKUP([.$B55];kezifegyverek_all;10;0)+IF([.B53]&gt;=[$Data.K65];VLOOKUP([.$B$55];valasztott_fegyverek_all;3;0)*[Data.F$44];0));[Data.$K$37])" office:value-type="float" office:value="10" calcext:value-type="float">
            <text:p>10</text:p>
          </table:table-cell>
          <table:table-cell table:style-name="ce1364" table:content-validation-name="val170" table:formula="of:=IF((ISNUMBER(VLOOKUP([.$B55];kezifegyverek_all;11;0))=1);(VLOOKUP([.$B55];kezifegyverek_all;11;0)+IF([.$B$53]&gt;=[$Data.$K$65];VLOOKUP([.$B$55];valasztott_fegyverek_all;3;0)*[Data.G$44];0));[Data.$K$37])" office:value-type="float" office:value="10" calcext:value-type="float">
            <text:p>10</text:p>
          </table:table-cell>
          <table:table-cell table:style-name="ce883" table:content-validation-name="val170" table:formula="of:=IF((ISNUMBER(VLOOKUP([.$B55];kezifegyverek_all;3;0))=1);(VLOOKUP([.$B55];kezifegyverek_all;3;0)+IF([.$B$53]&gt;=[$Data.$K$65];VLOOKUP([.$B$55];valasztott_fegyverek_all;3;0)*[Data.H$44];0));[Data.$K$37])" office:value-type="float" office:value="3" calcext:value-type="float">
            <text:p>3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80" table:number-columns-repeated="238"/>
          <table:table-cell table:style-name="ce973"/>
          <table:table-cell table:number-columns-repeated="16128"/>
        </table:table-row>
        <table:table-row table:style-name="ro29">
          <table:table-cell table:style-name="ce636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84" table:content-validation-name="val118" table:number-columns-spanned="2" table:number-rows-spanned="1"/>
          <table:covered-table-cell table:style-name="ce1116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8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8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8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973"/>
          <table:table-cell table:style-name="ce866" table:content-validation-name="val170" table:formula="of:=IF([.$B$53]&gt;0;[.L$60];[$Data.$L$52])" office:value-type="float" office:value="6" calcext:value-type="float">
            <text:p>6</text:p>
          </table:table-cell>
          <table:table-cell table:style-name="ce1371" table:content-validation-name="val170" table:formula="of:=IF([.$B$53]&gt;0;[.M$60];[$Data.$L$52])" office:value-type="float" office:value="10" calcext:value-type="float">
            <text:p>10</text:p>
          </table:table-cell>
          <table:table-cell table:style-name="ce1371" table:content-validation-name="val170" table:formula="of:=IF([.$B$53]&gt;0;[.N$60];[$Data.$L$52])" office:value-type="float" office:value="10" calcext:value-type="float">
            <text:p>10</text:p>
          </table:table-cell>
          <table:table-cell table:style-name="ce1371" table:content-validation-name="val170" table:formula="of:=IF([.$B$53]&gt;0;[.O$60];0)" office:value-type="float" office:value="3" calcext:value-type="float">
            <text:p>3</text:p>
          </table:table-cell>
          <table:table-cell table:style-name="ce1371" table:formula="of:=[.P60]" office:value-type="float" office:value="0" calcext:value-type="float">
            <text:p>0</text:p>
          </table:table-cell>
          <table:table-cell table:style-name="ce907"/>
          <table:table-cell table:style-name="ce1117" table:number-columns-repeated="238"/>
          <table:table-cell table:style-name="ce973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1084"/>
          <table:table-cell table:style-name="ce638" office:value-type="string" calcext:value-type="string">
            <text:p>2x Erő</text:p>
          </table:table-cell>
          <table:table-cell table:style-name="ce685" table:content-validation-name="val82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973" table:number-columns-repeated="3"/>
          <table:table-cell table:style-name="ce1117" table:number-columns-repeated="3"/>
          <table:table-cell table:style-name="ce893"/>
          <table:table-cell table:style-name="ce633"/>
          <table:table-cell table:style-name="ce1117" table:number-columns-repeated="238"/>
          <table:table-cell table:style-name="ce973"/>
          <table:table-cell table:number-columns-repeated="16128"/>
        </table:table-row>
        <table:table-row table:style-name="ro29">
          <table:table-cell table:style-name="ce636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84" table:content-validation-name="val120" table:number-columns-spanned="2" table:number-rows-spanned="1"/>
          <table:covered-table-cell table:style-name="ce1084"/>
          <table:table-cell table:style-name="ce1069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7" table:formula="of:=[$Alapértékek.D32]" office:value-type="float" office:value="1" calcext:value-type="float">
            <text:p>1. fok</text:p>
          </table:table-cell>
          <table:table-cell table:style-name="ce973" table:number-columns-repeated="3"/>
          <table:table-cell table:style-name="ce1117" table:number-columns-repeated="3"/>
          <table:table-cell table:style-name="ce893"/>
          <table:table-cell table:style-name="ce633"/>
          <table:table-cell table:style-name="ce1117" table:number-columns-repeated="238"/>
          <table:table-cell table:style-name="ce973"/>
          <table:table-cell table:number-columns-repeated="16128"/>
        </table:table-row>
        <table:table-row table:style-name="ro29">
          <table:table-cell table:style-name="ce639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86" table:content-validation-name="val121" table:number-columns-spanned="2" table:number-rows-spanned="1"/>
          <table:covered-table-cell table:style-name="ce1086"/>
          <table:table-cell table:style-name="ce824" office:value-type="string" calcext:value-type="string">
            <text:p>Lefedettség %</text:p>
          </table:table-cell>
          <table:table-cell table:style-name="ce857" table:content-validation-name="val148" office:value-type="float" office:value="0" calcext:value-type="float">
            <text:p>0 %</text:p>
          </table:table-cell>
          <table:table-cell table:style-name="ce1174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1174"/>
          <table:table-cell table:style-name="ce1040" table:content-validation-name="val168" office:value-type="float" office:value="1" calcext:value-type="float">
            <text:p>1</text:p>
          </table:table-cell>
          <table:table-cell table:style-name="ce838"/>
          <table:table-cell table:style-name="ce973" table:number-columns-repeated="2"/>
          <table:table-cell table:style-name="ce1117" table:number-columns-repeated="3"/>
          <table:table-cell table:style-name="ce893"/>
          <table:table-cell table:style-name="ce633"/>
          <table:table-cell table:style-name="ce1117" table:number-columns-repeated="238"/>
          <table:table-cell table:style-name="ce973"/>
          <table:table-cell table:number-columns-repeated="16128"/>
        </table:table-row>
        <table:table-row table:style-name="ro2">
          <table:table-cell table:style-name="ce1028"/>
          <table:table-cell table:style-name="ce721"/>
          <table:table-cell table:style-name="ce980" table:number-columns-repeated="2"/>
          <table:table-cell table:number-columns-repeated="3"/>
          <table:table-cell table:style-name="ce980"/>
          <table:table-cell table:style-name="ce1266"/>
          <table:table-cell table:style-name="ce973" table:number-columns-repeated="3"/>
          <table:table-cell table:style-name="ce1117" table:number-columns-repeated="3"/>
          <table:table-cell table:style-name="ce893"/>
          <table:table-cell table:style-name="ce633"/>
          <table:table-cell table:style-name="ce1117" table:number-columns-repeated="238"/>
          <table:table-cell table:style-name="ce973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73"/>
          <table:table-cell table:style-name="ce664" office:value-type="string" calcext:value-type="string">
            <text:p>ÉP</text:p>
          </table:table-cell>
          <table:table-cell table:style-name="ce746" table:content-validation-name="val159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7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117" table:number-columns-repeated="6"/>
          <table:table-cell table:style-name="ce893"/>
          <table:table-cell table:style-name="ce633"/>
          <table:table-cell table:style-name="ce1117" table:number-columns-repeated="238"/>
          <table:table-cell table:style-name="ce973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73"/>
          <table:table-cell table:style-name="ce666"/>
          <table:table-cell table:style-name="ce710"/>
          <table:table-cell table:style-name="ce773"/>
          <table:table-cell table:style-name="ce902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73"/>
          <table:table-cell table:style-name="ce668"/>
          <table:table-cell table:style-name="ce716"/>
          <table:table-cell table:style-name="ce777"/>
          <table:table-cell table:style-name="ce903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73"/>
          <table:table-cell table:style-name="ce675"/>
          <table:table-cell table:style-name="ce719"/>
          <table:table-cell table:style-name="ce778"/>
          <table:table-cell table:style-name="ce904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73"/>
          <table:table-cell table:style-name="ce676"/>
          <table:table-cell table:style-name="ce725"/>
          <table:table-cell table:style-name="ce780"/>
          <table:table-cell table:style-name="ce911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73"/>
          <table:table-cell table:style-name="ce677"/>
          <table:table-cell table:style-name="ce727"/>
          <table:table-cell table:style-name="ce781"/>
          <table:table-cell table:style-name="ce912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73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117"/>
          <table:covered-table-cell table:style-name="ce825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9" office:value-type="string" calcext:value-type="string">
            <text:p>-</text:p>
          </table:table-cell>
          <table:table-cell table:style-name="ce757" table:content-validation-name="val160" table:formula="of:=IF(([Data.N17]+([Alapértékek.H38]+[Alapértékek.C24]))&gt;0;0;[Data.N17]+([Alapértékek.H38]+[Alapértékek.C24]))" office:value-type="float" office:value="-9" calcext:value-type="float">
            <text:p>-9</text:p>
          </table:table-cell>
          <table:table-cell table:style-name="ce789" table:content-validation-name="val161" table:formula="of:=IF(([Data.O17]+([Alapértékek.H38]+[Alapértékek.C24]))&gt;0;0;[Data.O17]+([Alapértékek.H38]+[Alapértékek.C24]))" office:value-type="float" office:value="-19" calcext:value-type="float">
            <text:p>-19</text:p>
          </table:table-cell>
          <table:table-cell table:style-name="ce826" table:content-validation-name="val169" table:formula="of:=IF(([Data.P17]+([Alapértékek.H38]+[Alapértékek.C24]))&gt;0;0;[Data.P17]+([Alapértékek.H38]+[Alapértékek.C24]))" office:value-type="float" office:value="-29" calcext:value-type="float">
            <text:p>-29</text:p>
          </table:table-cell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117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973"/>
          <table:table-cell table:style-name="ce556"/>
          <table:table-cell table:style-name="ce973" table:number-columns-repeated="13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 table:number-rows-repeated="65465">
          <table:table-cell table:style-name="ce973" table:number-columns-repeated="15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 table:number-rows-repeated="9">
          <table:table-cell table:style-name="ce973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7])                                                                                                     AND ([$Alapértékek.C18]&lt;[$Data.K68]))" calcext:base-cell-address="Harcértékek.J5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66" table:default-cell-style-name="ce320"/>
        <table:table-column table:style-name="co67" table:default-cell-style-name="ce320"/>
        <table:table-column table:style-name="co83" table:default-cell-style-name="ce320"/>
        <table:table-column table:style-name="co84" table:default-cell-style-name="ce320"/>
        <table:table-column table:style-name="co85" table:default-cell-style-name="ce320"/>
        <table:table-column table:style-name="co86" table:default-cell-style-name="ce320"/>
        <table:table-column table:style-name="co87" table:default-cell-style-name="ce320"/>
        <table:table-column table:style-name="co88" table:default-cell-style-name="ce320"/>
        <table:table-column table:style-name="co89" table:default-cell-style-name="ce320"/>
        <table:table-column table:style-name="co90" table:default-cell-style-name="ce320"/>
        <table:table-column table:style-name="co91" table:default-cell-style-name="ce320"/>
        <table:table-column table:style-name="co42" table:number-columns-repeated="2" table:default-cell-style-name="ce320"/>
        <table:table-column table:style-name="co92" table:default-cell-style-name="ce734"/>
        <table:table-column table:style-name="co93" table:default-cell-style-name="ce320"/>
        <table:table-column table:style-name="co37" table:number-columns-repeated="2" table:default-cell-style-name="ce320"/>
        <table:table-column table:style-name="co94" table:default-cell-style-name="ce320"/>
        <table:table-column table:style-name="co95" table:default-cell-style-name="ce734"/>
        <table:table-column table:style-name="co96" table:default-cell-style-name="ce734"/>
        <table:table-column table:style-name="co37" table:number-columns-repeated="236" table:default-cell-style-name="ce320"/>
        <table:table-column table:style-name="co14" table:number-columns-repeated="16128" table:default-cell-style-name="ce320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506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7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-1" calcext:value-type="float" table:number-columns-spanned="2" table:number-rows-spanned="1">
            <text:p>-1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7" table:formula="of:=2*[$Alapértékek.D8]" office:value-type="float" office:value="12" calcext:value-type="float" table:number-columns-spanned="3" table:number-rows-spanned="1">
            <text:p>1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9" calcext:value-type="float">
            <text:p>9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8" table:formula="of:=[.$K$3]+VLOOKUP(([.$O$3]+1); auraero; 2; 1)" office:value-type="float" office:value="22" calcext:value-type="float" table:number-columns-spanned="3" table:number-rows-spanned="1">
            <text:p>22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9" office:value-type="string" calcext:value-type="string">
            <text:p>Af Próba Nehézség</text:p>
          </table:table-cell>
          <table:table-cell table:style-name="ce1223" table:content-validation-name="val179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80" office:value-type="float" office:value="3" calcext:value-type="float">
            <text:p>3 →</text:p>
          </table:table-cell>
          <table:table-cell table:style-name="ce1225" table:content-validation-name="val180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4">
          <table:table-cell table:style-name="ce319" office:value-type="string" calcext:value-type="string" table:number-columns-spanned="6" table:number-rows-spanned="1">
            <text:p><text:span text:style-name="T42">Tradíció képzettségek </text:span><text:span text:style-name="T43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42">Szféra, Arkánum képzettségek </text:span><text:span text:style-name="T43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0" office:value-type="float" office:value="6" calcext:value-type="float">
            <text:p>6 →</text:p>
          </table:table-cell>
          <table:table-cell table:style-name="ce1225" table:content-validation-name="val180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814"/>
          <table:table-cell table:style-name="ce656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814"/>
          <table:covered-table-cell table:number-columns-repeated="2" table:style-name="ce656"/>
          <table:table-cell table:style-name="ce656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0" office:value-type="float" office:value="9" calcext:value-type="float">
            <text:p>9 →</text:p>
          </table:table-cell>
          <table:table-cell table:style-name="ce1225" table:content-validation-name="val180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71" table:number-columns-spanned="4" table:number-rows-spanned="1"/>
          <table:covered-table-cell table:style-name="ce814" table:content-validation-name="val171"/>
          <table:covered-table-cell table:style-name="ce657" table:content-validation-name="val171"/>
          <table:covered-table-cell table:style-name="ce252" table:content-validation-name="val17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814"/>
          <table:covered-table-cell table:style-name="ce657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12" calcext:value-type="float">
            <text:p>12 →</text:p>
          </table:table-cell>
          <table:table-cell table:style-name="ce1225" table:content-validation-name="val180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71" table:number-columns-spanned="4" table:number-rows-spanned="1"/>
          <table:covered-table-cell table:style-name="ce814" table:content-validation-name="val171"/>
          <table:covered-table-cell table:style-name="ce657" table:content-validation-name="val171"/>
          <table:covered-table-cell table:style-name="ce252" table:content-validation-name="val17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814"/>
          <table:covered-table-cell table:style-name="ce657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15" calcext:value-type="float">
            <text:p>15 →</text:p>
          </table:table-cell>
          <table:table-cell table:style-name="ce1225" table:content-validation-name="val180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99" table:content-validation-name="val171" table:number-columns-spanned="4" table:number-rows-spanned="1"/>
          <table:covered-table-cell table:style-name="ce1417" table:content-validation-name="val171"/>
          <table:covered-table-cell table:style-name="ce1020" table:content-validation-name="val171"/>
          <table:covered-table-cell table:style-name="ce1022" table:content-validation-name="val171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814"/>
          <table:covered-table-cell table:style-name="ce657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18" calcext:value-type="float">
            <text:p>18 →</text:p>
          </table:table-cell>
          <table:table-cell table:style-name="ce1225" table:content-validation-name="val180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5" table:number-columns-spanned="4" table:number-rows-spanned="1"/>
          <table:covered-table-cell table:style-name="ce814"/>
          <table:covered-table-cell table:style-name="ce657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21" calcext:value-type="float">
            <text:p>21 →</text:p>
          </table:table-cell>
          <table:table-cell table:style-name="ce1225" table:content-validation-name="val180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4">
          <table:table-cell table:style-name="ce998" office:value-type="string" calcext:value-type="string" table:number-columns-spanned="6" table:number-rows-spanned="1">
            <text:p><text:span text:style-name="T44">Pszi alkalmazás (fortély) </text:span><text:span text:style-name="T45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5" table:number-columns-spanned="4" table:number-rows-spanned="1"/>
          <table:covered-table-cell table:style-name="ce814"/>
          <table:covered-table-cell table:style-name="ce657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24" calcext:value-type="float">
            <text:p>24 →</text:p>
          </table:table-cell>
          <table:table-cell table:style-name="ce1225" table:content-validation-name="val180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14"/>
          <table:table-cell table:style-name="ce423" office:value-type="string" calcext:value-type="string">
            <text:p>Max</text:p>
          </table:table-cell>
          <table:table-cell table:style-name="ce423" table:content-validation-name="val172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814"/>
          <table:covered-table-cell table:style-name="ce657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27" calcext:value-type="float">
            <text:p>27 →</text:p>
          </table:table-cell>
          <table:table-cell table:style-name="ce1225" table:content-validation-name="val180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814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73" office:value-type="float" office:value="0" calcext:value-type="float">
            <text:p>0</text:p>
          </table:table-cell>
          <table:table-cell table:style-name="ce1041" table:content-validation-name="val45" table:formula="of:=[.$E14]*[$Data.$K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814"/>
          <table:covered-table-cell table:style-name="ce657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30" calcext:value-type="float">
            <text:p>30 →</text:p>
          </table:table-cell>
          <table:table-cell table:style-name="ce1225" table:content-validation-name="val180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4">
          <table:table-cell table:style-name="ce1002" office:value-type="string" calcext:value-type="string" table:number-columns-spanned="6" table:number-rows-spanned="1">
            <text:p><text:span text:style-name="T42">Pszí-iskola (képzettség) </text:span><text:span text:style-name="T43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5" table:number-columns-spanned="4" table:number-rows-spanned="1"/>
          <table:covered-table-cell table:style-name="ce814"/>
          <table:covered-table-cell table:style-name="ce657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814"/>
          <table:covered-table-cell table:number-columns-repeated="2" table:style-name="ce656"/>
          <table:table-cell table:style-name="ce656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814"/>
          <table:covered-table-cell table:style-name="ce657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442" office:value-type="string" calcext:value-type="string">
            <text:p>6 alatt nem muxik valamiért. TODO</text:p>
          </table:table-cell>
          <table:table-cell table:style-name="Default" table:number-columns-repeated="8"/>
          <table:table-cell table:number-columns-repeated="16361"/>
        </table:table-row>
        <table:table-row table:style-name="ro1">
          <table:table-cell table:style-name="ce364" office:value-type="string" calcext:value-type="string" table:number-columns-spanned="4" table:number-rows-spanned="1">
            <text:p>Pszí iskola</text:p>
          </table:table-cell>
          <table:covered-table-cell table:style-name="ce814"/>
          <table:covered-table-cell table:style-name="ce657" table:content-validation-name="val61"/>
          <table:covered-table-cell table:style-name="ce204" table:content-validation-name="val61"/>
          <table:table-cell table:style-name="ce1157" table:content-validation-name="val174" office:value-type="float" office:value="0" calcext:value-type="float">
            <text:p>0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814"/>
          <table:covered-table-cell table:style-name="ce657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42">
          <table:table-cell table:style-name="ce1002" office:value-type="string" calcext:value-type="string" table:number-columns-spanned="6" table:number-rows-spanned="1">
            <text:p><text:span text:style-name="T44">Speciális diszciplínák, pszí fortélyok </text:span><text:span text:style-name="T45">🅿️</text:span></text:p>
          </table:table-cell>
          <table:covered-table-cell table:number-columns-repeated="4"/>
          <table:covered-table-cell table:style-name="ce1042"/>
          <table:table-cell/>
          <table:table-cell table:style-name="ce1399" table:content-validation-name="val176" table:number-columns-spanned="4" table:number-rows-spanned="1"/>
          <table:covered-table-cell table:style-name="ce1115"/>
          <table:covered-table-cell table:style-name="ce415" table:content-validation-name="val61"/>
          <table:covered-table-cell table:style-name="ce950" table:content-validation-name="val61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14"/>
          <table:table-cell table:style-name="ce423" office:value-type="string" calcext:value-type="string">
            <text:p>Max</text:p>
          </table:table-cell>
          <table:table-cell table:style-name="ce423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4" table:number-columns-spanned="3" table:number-rows-spanned="1"/>
          <table:covered-table-cell table:number-columns-repeated="2" table:style-name="ce814"/>
          <table:table-cell table:style-name="ce953"/>
          <table:table-cell table:style-name="ce405"/>
          <table:table-cell table:style-name="ce1044" table:content-validation-name="val45" table:formula="of:=[.$E20]*[$Data.$K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4" table:number-columns-spanned="3" table:number-rows-spanned="1"/>
          <table:covered-table-cell table:number-columns-repeated="2" table:style-name="ce814"/>
          <table:table-cell table:style-name="ce953"/>
          <table:table-cell table:style-name="ce405"/>
          <table:table-cell table:style-name="ce1045" table:content-validation-name="val45" table:formula="of:=[.$E21]*[$Data.$K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14"/>
          <table:table-cell table:style-name="ce423" office:value-type="string" calcext:value-type="string">
            <text:p>Max</text:p>
          </table:table-cell>
          <table:table-cell table:style-name="ce423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4" table:number-columns-spanned="3" table:number-rows-spanned="1"/>
          <table:covered-table-cell table:number-columns-repeated="2" table:style-name="ce814"/>
          <table:table-cell table:style-name="ce953"/>
          <table:table-cell table:style-name="ce405"/>
          <table:table-cell table:style-name="ce1046" table:content-validation-name="val45" table:formula="of:=[.$E22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4"/>
          <table:table-cell table:style-name="ce953"/>
          <table:table-cell table:style-name="ce405"/>
          <table:table-cell table:style-name="ce1005" table:content-validation-name="val45" table:formula="of:=[.$L22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4" table:number-columns-spanned="3" table:number-rows-spanned="1"/>
          <table:covered-table-cell table:number-columns-repeated="2" table:style-name="ce814"/>
          <table:table-cell table:style-name="ce953"/>
          <table:table-cell table:style-name="ce405"/>
          <table:table-cell table:style-name="ce1047" table:content-validation-name="val45" table:formula="of:=[.$E23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4"/>
          <table:table-cell table:style-name="ce953"/>
          <table:table-cell table:style-name="ce405"/>
          <table:table-cell table:style-name="ce1006" table:content-validation-name="val45" table:formula="of:=[.$L23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4" table:number-columns-spanned="3" table:number-rows-spanned="1"/>
          <table:covered-table-cell table:number-columns-repeated="2" table:style-name="ce814"/>
          <table:table-cell table:style-name="ce953"/>
          <table:table-cell table:style-name="ce405"/>
          <table:table-cell table:style-name="ce1048" table:content-validation-name="val45" table:formula="of:=[.$E24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4"/>
          <table:table-cell table:style-name="ce953"/>
          <table:table-cell table:style-name="ce405"/>
          <table:table-cell table:style-name="ce1007" table:content-validation-name="val45" table:formula="of:=[.$L24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4"/>
          <table:table-cell table:style-name="ce953"/>
          <table:table-cell table:style-name="ce405"/>
          <table:table-cell table:style-name="ce1008" table:content-validation-name="val45" table:formula="of:=[.$L25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K$13]" office:value-type="float" office:value="0" calcext:value-type="float">
            <text:p>0</text:p>
          </table:table-cell>
          <table:table-cell/>
          <table:table-cell table:style-name="ce1399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46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35" table:number-columns-spanned="4" table:number-rows-spanned="1"/>
          <table:covered-table-cell table:number-columns-repeated="3" table:style-name="ce1435"/>
          <table:table-cell table:style-name="ce1055" office:value-type="string" calcext:value-type="string" table:number-columns-spanned="6" table:number-rows-spanned="1">
            <text:p>Hatása, leírása, <text:span text:style-name="T46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35" table:number-columns-spanned="4" table:number-rows-spanned="1"/>
          <table:covered-table-cell table:number-columns-repeated="3" table:style-name="ce1435"/>
          <table:table-cell table:style-name="ce1055" office:value-type="string" calcext:value-type="string" table:number-columns-spanned="6" table:number-rows-spanned="1">
            <text:p>Hatása, leírása, <text:span text:style-name="T46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35" table:number-columns-spanned="4" table:number-rows-spanned="1"/>
          <table:covered-table-cell table:number-columns-repeated="3" table:style-name="ce1435"/>
          <table:table-cell table:style-name="ce1055" office:value-type="string" calcext:value-type="string" table:number-columns-spanned="6" table:number-rows-spanned="1">
            <text:p>Hatása, leírása, <text:span text:style-name="T46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6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43">
          <table:table-cell table:style-name="ce1411" table:content-validation-name="val56" table:number-columns-spanned="13" table:number-rows-spanned="1"/>
          <table:covered-table-cell table:number-columns-repeated="11" table:style-name="ce1411" table:content-validation-name="val56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43">
          <table:table-cell table:style-name="ce1411" table:content-validation-name="val56" table:number-columns-spanned="13" table:number-rows-spanned="1"/>
          <table:covered-table-cell table:number-columns-repeated="11" table:style-name="ce1411" table:content-validation-name="val56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43">
          <table:table-cell table:style-name="ce1411" table:content-validation-name="val56" table:number-columns-spanned="13" table:number-rows-spanned="1"/>
          <table:covered-table-cell table:number-columns-repeated="11" table:style-name="ce1411" table:content-validation-name="val56"/>
          <table:covered-table-cell/>
          <table:table-cell table:number-columns-repeated="16371"/>
        </table:table-row>
        <table:table-row table:style-name="ro43">
          <table:table-cell table:style-name="ce1411" table:content-validation-name="val56" table:number-columns-spanned="13" table:number-rows-spanned="1"/>
          <table:covered-table-cell table:number-columns-repeated="11" table:style-name="ce1411" table:content-validation-name="val56"/>
          <table:covered-table-cell/>
          <table:table-cell table:number-columns-repeated="16371"/>
        </table:table-row>
        <table:table-row table:style-name="ro43">
          <table:table-cell table:style-name="ce1411" table:content-validation-name="val56" table:number-columns-spanned="13" table:number-rows-spanned="1"/>
          <table:covered-table-cell table:number-columns-repeated="11" table:style-name="ce1411" table:content-validation-name="val56"/>
          <table:covered-table-cell/>
          <table:table-cell table:number-columns-repeated="16371"/>
        </table:table-row>
        <table:table-row table:style-name="ro43">
          <table:table-cell table:style-name="ce1411" table:content-validation-name="val56" table:number-columns-spanned="13" table:number-rows-spanned="1"/>
          <table:covered-table-cell table:number-columns-repeated="11" table:style-name="ce1411" table:content-validation-name="val56"/>
          <table:covered-table-cell/>
          <table:table-cell table:number-columns-repeated="16371"/>
        </table:table-row>
        <table:table-row table:style-name="ro43">
          <table:table-cell table:style-name="ce1411" table:content-validation-name="val56" table:number-columns-spanned="13" table:number-rows-spanned="1"/>
          <table:covered-table-cell table:number-columns-repeated="11" table:style-name="ce1411" table:content-validation-name="val56"/>
          <table:covered-table-cell/>
          <table:table-cell table:number-columns-repeated="16371"/>
        </table:table-row>
        <table:table-row table:style-name="ro43">
          <table:table-cell table:style-name="ce1411" table:content-validation-name="val56" table:number-columns-spanned="13" table:number-rows-spanned="1"/>
          <table:covered-table-cell table:number-columns-repeated="11" table:style-name="ce1411" table:content-validation-name="val56"/>
          <table:covered-table-cell/>
          <table:table-cell table:number-columns-repeated="16371"/>
        </table:table-row>
        <table:table-row table:style-name="ro43">
          <table:table-cell table:style-name="ce1411" table:content-validation-name="val56" table:number-columns-spanned="13" table:number-rows-spanned="1"/>
          <table:covered-table-cell table:number-columns-repeated="11" table:style-name="ce1411" table:content-validation-name="val56"/>
          <table:covered-table-cell/>
          <table:table-cell table:number-columns-repeated="16371"/>
        </table:table-row>
        <table:table-row table:style-name="ro43">
          <table:table-cell table:style-name="ce1411" table:content-validation-name="val56" table:number-columns-spanned="13" table:number-rows-spanned="1"/>
          <table:covered-table-cell table:number-columns-repeated="11" table:style-name="ce1411" table:content-validation-name="val56"/>
          <table:covered-table-cell/>
          <table:table-cell table:number-columns-repeated="16371"/>
        </table:table-row>
        <table:table-row table:style-name="ro43">
          <table:table-cell table:style-name="ce1411" table:content-validation-name="val56" table:number-columns-spanned="13" table:number-rows-spanned="1"/>
          <table:covered-table-cell table:number-columns-repeated="11" table:style-name="ce1411" table:content-validation-name="val56"/>
          <table:covered-table-cell/>
          <table:table-cell table:number-columns-repeated="16371"/>
        </table:table-row>
        <table:table-row table:style-name="ro43">
          <table:table-cell table:style-name="ce1411" table:content-validation-name="val56" table:number-columns-spanned="13" table:number-rows-spanned="1"/>
          <table:covered-table-cell table:number-columns-repeated="11" table:style-name="ce1411" table:content-validation-name="val56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54" table:default-cell-style-name="ce814"/>
        <table:table-column table:style-name="co55" table:default-cell-style-name="ce320"/>
        <table:table-column table:style-name="co37" table:number-columns-repeated="4" table:default-cell-style-name="ce320"/>
        <table:table-column table:style-name="co56" table:default-cell-style-name="ce320"/>
        <table:table-column table:style-name="co57" table:default-cell-style-name="ce320"/>
        <table:table-column table:style-name="co37" table:number-columns-repeated="6" table:default-cell-style-name="ce320"/>
        <table:table-column table:style-name="co58" table:default-cell-style-name="ce320"/>
        <table:table-column table:style-name="co37" table:number-columns-repeated="241" table:default-cell-style-name="ce320"/>
        <table:table-column table:style-name="co14" table:number-columns-repeated="16128" table:default-cell-style-name="ce320"/>
        <table:table-row table:style-name="ro17">
          <table:table-cell table:style-name="ce1518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19"/>
          <table:table-cell table:style-name="ce1526" office:value-type="string" calcext:value-type="string">
            <text:p>Fegyver</text:p>
          </table:table-cell>
          <table:table-cell table:style-name="ce1552" office:value-type="string" calcext:value-type="string">
            <text:p>Típus</text:p>
          </table:table-cell>
          <table:table-cell table:style-name="ce1526" office:value-type="string" calcext:value-type="string">
            <text:p>SP</text:p>
          </table:table-cell>
          <table:table-cell table:style-name="ce1574" office:value-type="string" calcext:value-type="string">
            <text:p>Sebzés módja</text:p>
          </table:table-cell>
          <table:table-cell table:style-name="ce1580" office:value-type="string" calcext:value-type="string">
            <text:p>Átütés</text:p>
          </table:table-cell>
          <table:table-cell table:style-name="ce1580" office:value-type="string" calcext:value-type="string">
            <text:p>Íves</text:p>
          </table:table-cell>
          <table:table-cell table:style-name="ce1590" office:value-type="string" calcext:value-type="string">
            <text:p>1,5 kezes</text:p>
          </table:table-cell>
          <table:table-cell table:style-name="ce1580" office:value-type="string" calcext:value-type="string">
            <text:p>Pengehossz</text:p>
          </table:table-cell>
          <table:table-cell table:style-name="ce1580" office:value-type="string" calcext:value-type="string">
            <text:p>KÉ</text:p>
          </table:table-cell>
          <table:table-cell table:style-name="ce1580" office:value-type="string" calcext:value-type="string">
            <text:p>TÉ</text:p>
          </table:table-cell>
          <table:table-cell table:style-name="ce1580" office:value-type="string" calcext:value-type="string">
            <text:p>VÉ</text:p>
          </table:table-cell>
          <table:table-cell table:style-name="ce1580" office:value-type="string" calcext:value-type="string">
            <text:p>Sebesség</text:p>
          </table:table-cell>
          <table:table-cell table:style-name="ce1552" office:value-type="string" calcext:value-type="string">
            <text:p>Harcmodor</text:p>
          </table:table-cell>
          <table:table-cell table:style-name="ce1614" office:value-type="string" calcext:value-type="string">
            <text:p>Megjegyzés</text:p>
          </table:table-cell>
          <table:table-cell table:style-name="ce1694" table:number-columns-repeated="241"/>
          <table:table-cell table:number-columns-repeated="16128"/>
        </table:table-row>
        <table:table-row table:style-name="ro2">
          <table:table-cell table:style-name="ce1520" office:value-type="string" calcext:value-type="string">
            <text:p>Közelharci fegyverek</text:p>
          </table:table-cell>
          <table:table-cell table:style-name="ce1527" office:value-type="string" calcext:value-type="string">
            <text:p><text:s/>__</text:p>
          </table:table-cell>
          <table:table-cell table:style-name="ce1554"/>
          <table:table-cell table:number-columns-repeated="3" table:style-name="ce1554" office:value-type="string" calcext:value-type="string">
            <text:p>N/A</text:p>
          </table:table-cell>
          <table:table-cell table:style-name="ce1527"/>
          <table:table-cell table:style-name="ce1591"/>
          <table:table-cell table:number-columns-repeated="5" table:style-name="ce1554" office:value-type="string" calcext:value-type="string">
            <text:p>N/A</text:p>
          </table:table-cell>
          <table:table-cell table:style-name="ce1527" table:number-columns-repeated="2"/>
          <table:table-cell table:style-name="ce1695" table:number-columns-repeated="241"/>
          <table:table-cell table:number-columns-repeated="16128"/>
        </table:table-row>
        <table:table-row table:style-name="ro18">
          <table:table-cell/>
          <table:table-cell table:style-name="ce1528" office:value-type="string" calcext:value-type="string">
            <text:p>Puszta kéz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-5" calcext:value-type="float">
            <text:p>-5</text:p>
          </table:table-cell>
          <table:table-cell table:style-name="ce1555" office:value-type="string" calcext:value-type="string">
            <text:p>Z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600" office:value-type="float" office:value="0" calcext:value-type="float">
            <text:p>0</text:p>
          </table:table-cell>
          <table:table-cell table:number-columns-repeated="3" table:style-name="ce1555" office:value-type="float" office:value="-10" calcext:value-type="float">
            <text:p>-10</text:p>
          </table:table-cell>
          <table:table-cell table:style-name="ce1555" office:value-type="float" office:value="5" calcext:value-type="float">
            <text:p>5</text:p>
          </table:table-cell>
          <table:table-cell table:style-name="ce1606" office:value-type="string" calcext:value-type="string">
            <text:p>közelharc</text:p>
          </table:table-cell>
          <table:table-cell table:style-name="ce161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Tőr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1" calcext:value-type="float">
            <text:p>1</text:p>
          </table:table-cell>
          <table:table-cell table:style-name="ce1556" office:value-type="string" calcext:value-type="string">
            <text:p>S/V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93"/>
          <table:table-cell table:style-name="ce1556" office:value-type="float" office:value="0" calcext:value-type="float">
            <text:p>0</text:p>
          </table:table-cell>
          <table:table-cell table:style-name="ce1556" office:value-type="float" office:value="2" calcext:value-type="float">
            <text:p>2</text:p>
          </table:table-cell>
          <table:table-cell table:number-columns-repeated="2" table:style-name="ce1556" office:value-type="float" office:value="4" calcext:value-type="float">
            <text:p>4</text:p>
          </table:table-cell>
          <table:table-cell table:style-name="ce1556" office:value-type="float" office:value="5" calcext:value-type="float">
            <text:p>5</text:p>
          </table:table-cell>
          <table:table-cell table:style-name="ce1606" office:value-type="string" calcext:value-type="string">
            <text:p>közelharc</text:p>
          </table:table-cell>
          <table:table-cell table:style-name="ce1615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519"/>
          <table:table-cell table:style-name="ce1531" office:value-type="string" calcext:value-type="string">
            <text:p>Béltépő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1" calcext:value-type="float">
            <text:p>1</text:p>
          </table:table-cell>
          <table:table-cell table:style-name="ce1556" office:value-type="string" calcext:value-type="string">
            <text:p>S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93"/>
          <table:table-cell table:style-name="ce1556" office:value-type="float" office:value="0" calcext:value-type="float">
            <text:p>0</text:p>
          </table:table-cell>
          <table:table-cell table:style-name="ce1556" office:value-type="float" office:value="2" calcext:value-type="float">
            <text:p>2</text:p>
          </table:table-cell>
          <table:table-cell table:number-columns-repeated="2" table:style-name="ce1556" office:value-type="float" office:value="4" calcext:value-type="float">
            <text:p>4</text:p>
          </table:table-cell>
          <table:table-cell table:style-name="ce1556" office:value-type="float" office:value="5" calcext:value-type="float">
            <text:p>5</text:p>
          </table:table-cell>
          <table:table-cell table:style-name="ce1606" office:value-type="string" calcext:value-type="string">
            <text:p>közelharc</text:p>
          </table:table-cell>
          <table:table-cell table:style-name="ce161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531" office:value-type="string" calcext:value-type="string">
            <text:p>Dzsambia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V/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float" office:value="1" calcext:value-type="float">
            <text:p>1</text:p>
          </table:table-cell>
          <table:table-cell table:style-name="ce1593"/>
          <table:table-cell table:style-name="ce1556" office:value-type="float" office:value="0" calcext:value-type="float">
            <text:p>0</text:p>
          </table:table-cell>
          <table:table-cell table:style-name="ce1556" office:value-type="float" office:value="2" calcext:value-type="float">
            <text:p>2</text:p>
          </table:table-cell>
          <table:table-cell table:number-columns-repeated="2" table:style-name="ce1556" office:value-type="float" office:value="4" calcext:value-type="float">
            <text:p>4</text:p>
          </table:table-cell>
          <table:table-cell table:style-name="ce1556" office:value-type="float" office:value="5" calcext:value-type="float">
            <text:p>5</text:p>
          </table:table-cell>
          <table:table-cell table:style-name="ce1606" office:value-type="string" calcext:value-type="string">
            <text:p>közelharc</text:p>
          </table:table-cell>
          <table:table-cell table:style-name="ce161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531" office:value-type="string" calcext:value-type="string">
            <text:p>Garott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7" calcext:value-type="float">
            <text:p>7</text:p>
          </table:table-cell>
          <table:table-cell table:style-name="ce1556" office:value-type="string" calcext:value-type="string">
            <text:p>V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93"/>
          <table:table-cell table:style-name="ce1556" office:value-type="string" calcext:value-type="string">
            <text:p>spec.</text:p>
          </table:table-cell>
          <table:table-cell table:number-columns-repeated="3"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-</text:p>
          </table:table-cell>
          <table:table-cell table:style-name="ce1606" office:value-type="string" calcext:value-type="string">
            <text:p>közelharc</text:p>
          </table:table-cell>
          <table:table-cell table:style-name="ce1616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531" office:value-type="string" calcext:value-type="string">
            <text:p>Kés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S/V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93"/>
          <table:table-cell table:style-name="ce1556" office:value-type="float" office:value="0" calcext:value-type="float">
            <text:p>0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float" office:value="3" calcext:value-type="float">
            <text:p>3</text:p>
          </table:table-cell>
          <table:table-cell table:style-name="ce1556" office:value-type="float" office:value="1" calcext:value-type="float">
            <text:p>1</text:p>
          </table:table-cell>
          <table:table-cell table:style-name="ce1556" office:value-type="float" office:value="5" calcext:value-type="float">
            <text:p>5</text:p>
          </table:table-cell>
          <table:table-cell table:style-name="ce1606" office:value-type="string" calcext:value-type="string">
            <text:p>közelharc</text:p>
          </table:table-cell>
          <table:table-cell table:style-name="ce1616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531" office:value-type="string" calcext:value-type="string">
            <text:p>Kriszkés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S/V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93"/>
          <table:table-cell table:style-name="ce1556" office:value-type="float" office:value="0" calcext:value-type="float">
            <text:p>0</text:p>
          </table:table-cell>
          <table:table-cell table:style-name="ce1556" office:value-type="float" office:value="4" calcext:value-type="float">
            <text:p>4</text:p>
          </table:table-cell>
          <table:table-cell table:style-name="ce1556" office:value-type="float" office:value="5" calcext:value-type="float">
            <text:p>5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float" office:value="5" calcext:value-type="float">
            <text:p>5</text:p>
          </table:table-cell>
          <table:table-cell table:style-name="ce1606" office:value-type="string" calcext:value-type="string">
            <text:p>közelharc</text:p>
          </table:table-cell>
          <table:table-cell table:style-name="ce161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531" office:value-type="string" calcext:value-type="string">
            <text:p>Levéltőr</text:p>
          </table:table-cell>
          <table:table-cell table:style-name="ce1556" office:value-type="string" calcext:value-type="string">
            <text:p>egykezes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94"/>
          <table:table-cell table:style-name="ce1556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4" calcext:value-type="float">
            <text:p>4</text:p>
          </table:table-cell>
          <table:table-cell table:number-columns-repeated="2" table:style-name="ce1566" office:value-type="float" office:value="5" calcext:value-type="float">
            <text:p>5</text:p>
          </table:table-cell>
          <table:table-cell table:style-name="ce1606" office:value-type="string" calcext:value-type="string">
            <text:p>közelharc</text:p>
          </table:table-cell>
          <table:table-cell table:style-name="ce1616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Markolatgomb</text:p>
          </table:table-cell>
          <table:table-cell table:style-name="ce1556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Z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94"/>
          <table:table-cell table:style-name="ce1566" office:value-type="float" office:value="0" calcext:value-type="float">
            <text:p>0</text:p>
          </table:table-cell>
          <table:table-cell table:number-columns-repeated="3" table:style-name="ce1566" office:value-type="float" office:value="-7" calcext:value-type="float">
            <text:p>-7</text:p>
          </table:table-cell>
          <table:table-cell table:style-name="ce1566" office:value-type="float" office:value="5" calcext:value-type="float">
            <text:p>5</text:p>
          </table:table-cell>
          <table:table-cell table:style-name="ce1606" office:value-type="string" calcext:value-type="string">
            <text:p>közelharc</text:p>
          </table:table-cell>
          <table:table-cell table:style-name="ce1615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Méregfog</text:p>
          </table:table-cell>
          <table:table-cell table:style-name="ce1556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94"/>
          <table:table-cell table:style-name="ce1556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number-columns-repeated="2" table:style-name="ce1566" office:value-type="float" office:value="3" calcext:value-type="float">
            <text:p>3</text:p>
          </table:table-cell>
          <table:table-cell table:style-name="ce1566" office:value-type="float" office:value="5" calcext:value-type="float">
            <text:p>5</text:p>
          </table:table-cell>
          <table:table-cell table:style-name="ce1606" office:value-type="string" calcext:value-type="string">
            <text:p>közelharc</text:p>
          </table:table-cell>
          <table:table-cell table:style-name="ce1615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531" office:value-type="string" calcext:value-type="string">
            <text:p>Pugoss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1" calcext:value-type="float">
            <text:p>1</text:p>
          </table:table-cell>
          <table:table-cell table:style-name="ce1556" office:value-type="string" calcext:value-type="string">
            <text:p>S/V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93"/>
          <table:table-cell table:style-name="ce1556" office:value-type="float" office:value="0" calcext:value-type="float">
            <text:p>0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float" office:value="5" calcext:value-type="float">
            <text:p>5</text:p>
          </table:table-cell>
          <table:table-cell table:style-name="ce1556" office:value-type="float" office:value="4" calcext:value-type="float">
            <text:p>4</text:p>
          </table:table-cell>
          <table:table-cell table:style-name="ce1556" office:value-type="float" office:value="5" calcext:value-type="float">
            <text:p>5</text:p>
          </table:table-cell>
          <table:table-cell table:style-name="ce1606" office:value-type="string" calcext:value-type="string">
            <text:p>közelharc</text:p>
          </table:table-cell>
          <table:table-cell table:style-name="ce161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531" office:value-type="string" calcext:value-type="string">
            <text:p>Ramiera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string" calcext:value-type="string">
            <text:p>S/V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93"/>
          <table:table-cell table:style-name="ce1556" office:value-type="float" office:value="0" calcext:value-type="float">
            <text:p>0</text:p>
          </table:table-cell>
          <table:table-cell table:style-name="ce1556" office:value-type="float" office:value="3" calcext:value-type="float">
            <text:p>3</text:p>
          </table:table-cell>
          <table:table-cell table:number-columns-repeated="3" table:style-name="ce1556" office:value-type="float" office:value="5" calcext:value-type="float">
            <text:p>5</text:p>
          </table:table-cell>
          <table:table-cell table:style-name="ce1606" office:value-type="string" calcext:value-type="string">
            <text:p>közelharc</text:p>
          </table:table-cell>
          <table:table-cell table:style-name="ce161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705" table:number-columns-repeated="16128"/>
        </table:table-row>
        <table:table-row table:style-name="ro7">
          <table:table-cell/>
          <table:table-cell table:style-name="ce1531" office:value-type="string" calcext:value-type="string">
            <text:p>Tőr, hárító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S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93"/>
          <table:table-cell table:style-name="ce1556" office:value-type="float" office:value="0" calcext:value-type="float">
            <text:p>0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float" office:value="4" calcext:value-type="float">
            <text:p>4</text:p>
          </table:table-cell>
          <table:table-cell table:style-name="ce1556" office:value-type="float" office:value="10" calcext:value-type="float">
            <text:p>10</text:p>
          </table:table-cell>
          <table:table-cell table:style-name="ce1556" office:value-type="float" office:value="5" calcext:value-type="float">
            <text:p>5</text:p>
          </table:table-cell>
          <table:table-cell table:style-name="ce1606" office:value-type="string" calcext:value-type="string">
            <text:p>közelharc</text:p>
          </table:table-cell>
          <table:table-cell table:style-name="ce1617" office:value-type="string" calcext:value-type="string">
            <text:p><text:span text:style-name="T49">Nagyon</text:span><text:span text:style-name="T50"> drága!</text:span></text:p>
          </table:table-cell>
          <table:table-cell table:number-columns-repeated="241"/>
          <table:table-cell table:style-name="ce705" table:number-columns-repeated="16128"/>
        </table:table-row>
        <table:table-row table:style-name="ro20">
          <table:table-cell/>
          <table:table-cell table:style-name="ce1531" office:value-type="string" calcext:value-type="string">
            <text:p>Tőr, kígyó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string" calcext:value-type="string">
            <text:p>S/V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93"/>
          <table:table-cell table:style-name="ce1556" office:value-type="float" office:value="0" calcext:value-type="float">
            <text:p>0</text:p>
          </table:table-cell>
          <table:table-cell table:style-name="ce1556" office:value-type="float" office:value="2" calcext:value-type="float">
            <text:p>2</text:p>
          </table:table-cell>
          <table:table-cell table:number-columns-repeated="2" table:style-name="ce1556" office:value-type="float" office:value="4" calcext:value-type="float">
            <text:p>4</text:p>
          </table:table-cell>
          <table:table-cell table:style-name="ce1556" office:value-type="float" office:value="5" calcext:value-type="float">
            <text:p>5</text:p>
          </table:table-cell>
          <table:table-cell table:style-name="ce1606" office:value-type="string" calcext:value-type="string">
            <text:p>közelharc</text:p>
          </table:table-cell>
          <table:table-cell table:style-name="ce1616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Tőr, ököl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S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93"/>
          <table:table-cell table:style-name="ce1556" office:value-type="float" office:value="0" calcext:value-type="float">
            <text:p>0</text:p>
          </table:table-cell>
          <table:table-cell table:style-name="ce1556" office:value-type="float" office:value="-5" calcext:value-type="float">
            <text:p>-5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float" office:value="-5" calcext:value-type="float">
            <text:p>-5</text:p>
          </table:table-cell>
          <table:table-cell table:style-name="ce1556" office:value-type="float" office:value="5" calcext:value-type="float">
            <text:p>5</text:p>
          </table:table-cell>
          <table:table-cell table:style-name="ce1606" office:value-type="string" calcext:value-type="string">
            <text:p>közelharc</text:p>
          </table:table-cell>
          <table:table-cell table:style-name="ce1616"/>
          <table:table-cell table:number-columns-repeated="241"/>
          <table:table-cell table:style-name="ce1457" table:number-columns-repeated="16128"/>
        </table:table-row>
        <table:table-row table:style-name="ro7">
          <table:table-cell table:style-name="ce1521"/>
          <table:table-cell table:style-name="ce1533" office:value-type="string" calcext:value-type="string">
            <text:p>Tőr, páncélszúró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string" calcext:value-type="string">
            <text:p>S</text:p>
          </table:table-cell>
          <table:table-cell table:style-name="ce1581" office:value-type="string" calcext:value-type="string">
            <text:p>5+Erő</text:p>
          </table:table-cell>
          <table:table-cell table:style-name="ce1557" office:value-type="float" office:value="0" calcext:value-type="float">
            <text:p>0</text:p>
          </table:table-cell>
          <table:table-cell table:style-name="ce1593"/>
          <table:table-cell table:style-name="ce1557" office:value-type="float" office:value="0.5" calcext:value-type="float">
            <text:p>0.5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6" calcext:value-type="float">
            <text:p>6</text:p>
          </table:table-cell>
          <table:table-cell table:style-name="ce1607" office:value-type="string" calcext:value-type="string">
            <text:p>közelharc</text:p>
          </table:table-cell>
          <table:table-cell table:style-name="ce1618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531" office:value-type="string" calcext:value-type="string">
            <text:p>Tőr, Slan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string" calcext:value-type="string">
            <text:p>S/V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93"/>
          <table:table-cell table:number-columns-repeated="2" table:style-name="ce1556" office:value-type="float" office:value="0" calcext:value-type="float">
            <text:p>0</text:p>
          </table:table-cell>
          <table:table-cell table:style-name="ce1556" office:value-type="float" office:value="6" calcext:value-type="float">
            <text:p>6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float" office:value="5" calcext:value-type="float">
            <text:p>5</text:p>
          </table:table-cell>
          <table:table-cell table:style-name="ce1606" office:value-type="string" calcext:value-type="string">
            <text:p>közelharc</text:p>
          </table:table-cell>
          <table:table-cell table:style-name="ce1616"/>
          <table:table-cell table:number-columns-repeated="16369"/>
        </table:table-row>
        <table:table-row table:style-name="ro1">
          <table:table-cell table:style-name="ce1417"/>
          <table:table-cell table:style-name="ce1534" office:value-type="string" calcext:value-type="string">
            <text:p>Vasököl / páncélkesztyű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0" calcext:value-type="float">
            <text:p>0</text:p>
          </table:table-cell>
          <table:table-cell table:style-name="ce1558" office:value-type="string" calcext:value-type="string">
            <text:p>Z</text:p>
          </table:table-cell>
          <table:table-cell table:style-name="ce1582" office:value-type="float" office:value="0" calcext:value-type="float">
            <text:p>0</text:p>
          </table:table-cell>
          <table:table-cell table:style-name="ce1558" office:value-type="float" office:value="0" calcext:value-type="float">
            <text:p>0</text:p>
          </table:table-cell>
          <table:table-cell table:style-name="ce1595"/>
          <table:table-cell table:style-name="ce1558" office:value-type="float" office:value="0" calcext:value-type="float">
            <text:p>0</text:p>
          </table:table-cell>
          <table:table-cell table:number-columns-repeated="3" table:style-name="ce1558" office:value-type="float" office:value="-7" calcext:value-type="float">
            <text:p>-7</text:p>
          </table:table-cell>
          <table:table-cell table:style-name="ce1558" office:value-type="float" office:value="5" calcext:value-type="float">
            <text:p>5</text:p>
          </table:table-cell>
          <table:table-cell table:style-name="ce1608" office:value-type="string" calcext:value-type="string">
            <text:p>közelharc</text:p>
          </table:table-cell>
          <table:table-cell table:style-name="ce1619" office:value-type="string" calcext:value-type="string">
            <text:p>Erőbónusz: 0 feletti rész 1:1-ben számít be.</text:p>
          </table:table-cell>
          <table:table-cell table:style-name="ce420" table:number-columns-repeated="241"/>
          <table:table-cell table:number-columns-repeated="16128"/>
        </table:table-row>
        <table:table-row table:style-name="ro20">
          <table:table-cell table:style-name="ce1520" office:value-type="string" calcext:value-type="string">
            <text:p>Kardvívó fegyverek</text:p>
          </table:table-cell>
          <table:table-cell table:style-name="ce1528" office:value-type="string" calcext:value-type="string">
            <text:p>Kard, dzsenn szablya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92"/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8" calcext:value-type="float">
            <text:p>8</text:p>
          </table:table-cell>
          <table:table-cell table:number-columns-repeated="2" table:style-name="ce1555" office:value-type="float" office:value="15" calcext:value-type="float">
            <text:p>15</text:p>
          </table:table-cell>
          <table:table-cell table:style-name="ce1555" office:value-type="float" office:value="5" calcext:value-type="float">
            <text:p>5</text:p>
          </table:table-cell>
          <table:table-cell table:style-name="ce1606" office:value-type="string" calcext:value-type="string">
            <text:p>kardvívás</text:p>
          </table:table-cell>
          <table:table-cell table:style-name="ce161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Kard, emrelin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4" calcext:value-type="float">
            <text:p>4</text:p>
          </table:table-cell>
          <table:table-cell table:style-name="ce1556" office:value-type="string" calcext:value-type="string">
            <text:p>V/S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93"/>
          <table:table-cell table:style-name="ce1556" office:value-type="float" office:value="1" calcext:value-type="float">
            <text:p>1</text:p>
          </table:table-cell>
          <table:table-cell table:style-name="ce1556" office:value-type="float" office:value="7" calcext:value-type="float">
            <text:p>7</text:p>
          </table:table-cell>
          <table:table-cell table:number-columns-repeated="2" table:style-name="ce1556" office:value-type="float" office:value="13" calcext:value-type="float">
            <text:p>13</text:p>
          </table:table-cell>
          <table:table-cell table:style-name="ce1556" office:value-type="float" office:value="6" calcext:value-type="float">
            <text:p>6</text:p>
          </table:table-cell>
          <table:table-cell table:style-name="ce1606" office:value-type="string" calcext:value-type="string">
            <text:p>kardvívás</text:p>
          </table:table-cell>
          <table:table-cell table:style-name="ce1620"/>
          <table:table-cell table:number-columns-repeated="16369"/>
        </table:table-row>
        <table:table-row table:style-name="ro21">
          <table:table-cell/>
          <table:table-cell table:style-name="ce1531" office:value-type="string" calcext:value-type="string">
            <text:p>Kard, fejvadász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3" calcext:value-type="float">
            <text:p>3</text:p>
          </table:table-cell>
          <table:table-cell table:style-name="ce1556" office:value-type="string" calcext:value-type="string">
            <text:p>V/S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93"/>
          <table:table-cell table:style-name="ce1556" office:value-type="float" office:value="0.5" calcext:value-type="float">
            <text:p>0.5</text:p>
          </table:table-cell>
          <table:table-cell table:style-name="ce1556" office:value-type="float" office:value="5" calcext:value-type="float">
            <text:p>5</text:p>
          </table:table-cell>
          <table:table-cell table:style-name="ce1556" office:value-type="float" office:value="9" calcext:value-type="float">
            <text:p>9</text:p>
          </table:table-cell>
          <table:table-cell table:style-name="ce1556" office:value-type="float" office:value="11" calcext:value-type="float">
            <text:p>11</text:p>
          </table:table-cell>
          <table:table-cell table:style-name="ce1556" office:value-type="float" office:value="5" calcext:value-type="float">
            <text:p>5</text:p>
          </table:table-cell>
          <table:table-cell table:style-name="ce1606" office:value-type="string" calcext:value-type="string">
            <text:p>kardvívás</text:p>
          </table:table-cell>
          <table:table-cell table:style-name="ce1620" office:value-type="string" calcext:value-type="string">
            <text:p><text:span text:style-name="T51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531" office:value-type="string" calcext:value-type="string">
            <text:p>Kard, handzsár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4" calcext:value-type="float">
            <text:p>4</text:p>
          </table:table-cell>
          <table:table-cell table:style-name="ce1556" office:value-type="string" calcext:value-type="string">
            <text:p>V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float" office:value="1" calcext:value-type="float">
            <text:p>1</text:p>
          </table:table-cell>
          <table:table-cell table:style-name="ce1593"/>
          <table:table-cell table:style-name="ce1555" office:value-type="float" office:value="1" calcext:value-type="float">
            <text:p>1</text:p>
          </table:table-cell>
          <table:table-cell table:style-name="ce1556" office:value-type="float" office:value="4" calcext:value-type="float">
            <text:p>4</text:p>
          </table:table-cell>
          <table:table-cell table:style-name="ce1556" office:value-type="float" office:value="13" calcext:value-type="float">
            <text:p>13</text:p>
          </table:table-cell>
          <table:table-cell table:style-name="ce1556" office:value-type="float" office:value="10" calcext:value-type="float">
            <text:p>10</text:p>
          </table:table-cell>
          <table:table-cell table:style-name="ce1556" office:value-type="float" office:value="6" calcext:value-type="float">
            <text:p>6</text:p>
          </table:table-cell>
          <table:table-cell table:style-name="ce1606" office:value-type="string" calcext:value-type="string">
            <text:p>kardvívás</text:p>
          </table:table-cell>
          <table:table-cell table:style-name="ce1621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Kard, hiequar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4" calcext:value-type="float">
            <text:p>4</text:p>
          </table:table-cell>
          <table:table-cell table:style-name="ce1556" office:value-type="string" calcext:value-type="string">
            <text:p>S/V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float" office:value="0" calcext:value-type="float">
            <text:p>0</text:p>
          </table:table-cell>
          <table:table-cell table:style-name="ce1593"/>
          <table:table-cell table:style-name="ce1555" office:value-type="float" office:value="1" calcext:value-type="float">
            <text:p>1</text:p>
          </table:table-cell>
          <table:table-cell table:style-name="ce1556" office:value-type="float" office:value="4" calcext:value-type="float">
            <text:p>4</text:p>
          </table:table-cell>
          <table:table-cell table:style-name="ce1556" office:value-type="float" office:value="12" calcext:value-type="float">
            <text:p>12</text:p>
          </table:table-cell>
          <table:table-cell table:style-name="ce1556" office:value-type="float" office:value="8" calcext:value-type="float">
            <text:p>8</text:p>
          </table:table-cell>
          <table:table-cell table:style-name="ce1556" office:value-type="float" office:value="6" calcext:value-type="float">
            <text:p>6</text:p>
          </table:table-cell>
          <table:table-cell table:style-name="ce1606" office:value-type="string" calcext:value-type="string">
            <text:p>kardvívás</text:p>
          </table:table-cell>
          <table:table-cell table:style-name="ce1621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31" office:value-type="string" calcext:value-type="string">
            <text:p>Kard, hosszú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4" calcext:value-type="float">
            <text:p>4</text:p>
          </table:table-cell>
          <table:table-cell table:style-name="ce1576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93"/>
          <table:table-cell table:style-name="ce1555" office:value-type="float" office:value="1" calcext:value-type="float">
            <text:p>1</text:p>
          </table:table-cell>
          <table:table-cell table:style-name="ce1556" office:value-type="float" office:value="6" calcext:value-type="float">
            <text:p>6</text:p>
          </table:table-cell>
          <table:table-cell table:number-columns-repeated="2" table:style-name="ce1556" office:value-type="float" office:value="12" calcext:value-type="float">
            <text:p>12</text:p>
          </table:table-cell>
          <table:table-cell table:style-name="ce1556" office:value-type="float" office:value="6" calcext:value-type="float">
            <text:p>6</text:p>
          </table:table-cell>
          <table:table-cell table:style-name="ce1606" office:value-type="string" calcext:value-type="string">
            <text:p>kardvívás</text:p>
          </table:table-cell>
          <table:table-cell table:style-name="ce1621" office:value-type="string" calcext:value-type="string">
            <text:p>Nem éri meg, mert a másfélkezes sokkal jobb mindenben és nincs hátránya</text:p>
          </table:table-cell>
          <table:table-cell table:number-columns-repeated="241"/>
          <table:table-cell table:style-name="ce1457" table:number-columns-repeated="16128"/>
        </table:table-row>
        <table:table-row table:style-name="ro20">
          <table:table-cell/>
          <table:table-cell table:style-name="ce1531" office:value-type="string" calcext:value-type="string">
            <text:p>Kard, jatagán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1" calcext:value-type="float">
            <text:p>1</text:p>
          </table:table-cell>
          <table:table-cell table:style-name="ce1576" office:value-type="string" calcext:value-type="string">
            <text:p><text:span text:style-name="T47"> </text:span><text:span text:style-name="T48">V/S</text:span>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float" office:value="1" calcext:value-type="float">
            <text:p>1</text:p>
          </table:table-cell>
          <table:table-cell table:style-name="ce1593"/>
          <table:table-cell table:style-name="ce1556" office:value-type="float" office:value="0.5" calcext:value-type="float">
            <text:p>0.5</text:p>
          </table:table-cell>
          <table:table-cell table:style-name="ce1556" office:value-type="float" office:value="5" calcext:value-type="float">
            <text:p>5</text:p>
          </table:table-cell>
          <table:table-cell table:style-name="ce1556" office:value-type="float" office:value="9" calcext:value-type="float">
            <text:p>9</text:p>
          </table:table-cell>
          <table:table-cell table:style-name="ce1556" office:value-type="float" office:value="7" calcext:value-type="float">
            <text:p>7</text:p>
          </table:table-cell>
          <table:table-cell table:style-name="ce1556" office:value-type="float" office:value="5" calcext:value-type="float">
            <text:p>5</text:p>
          </table:table-cell>
          <table:table-cell table:style-name="ce1606" office:value-type="string" calcext:value-type="string">
            <text:p>kardvívás</text:p>
          </table:table-cell>
          <table:table-cell table:style-name="ce1621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531" office:value-type="string" calcext:value-type="string">
            <text:p>Kard, kétkezes</text:p>
          </table:table-cell>
          <table:table-cell table:style-name="ce1556" office:value-type="string" calcext:value-type="string">
            <text:p>kétkezes</text:p>
          </table:table-cell>
          <table:table-cell table:style-name="ce1556" office:value-type="float" office:value="8" calcext:value-type="float">
            <text:p>8</text:p>
          </table:table-cell>
          <table:table-cell table:style-name="ce1556" office:value-type="string" calcext:value-type="string">
            <text:p>V/S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93"/>
          <table:table-cell table:style-name="ce1556" office:value-type="float" office:value="2" calcext:value-type="float">
            <text:p>2</text:p>
          </table:table-cell>
          <table:table-cell table:style-name="ce1556" office:value-type="float" office:value="10" calcext:value-type="float">
            <text:p>10</text:p>
          </table:table-cell>
          <table:table-cell table:style-name="ce1556" office:value-type="float" office:value="20" calcext:value-type="float">
            <text:p>20</text:p>
          </table:table-cell>
          <table:table-cell table:style-name="ce1556" office:value-type="float" office:value="15" calcext:value-type="float">
            <text:p>15</text:p>
          </table:table-cell>
          <table:table-cell table:style-name="ce1556" office:value-type="float" office:value="8" calcext:value-type="float">
            <text:p>8</text:p>
          </table:table-cell>
          <table:table-cell table:style-name="ce1606" office:value-type="string" calcext:value-type="string">
            <text:p>kardvívás</text:p>
          </table:table-cell>
          <table:table-cell table:style-name="ce162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Kard, khossas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4" calcext:value-type="float">
            <text:p>4</text:p>
          </table:table-cell>
          <table:table-cell table:style-name="ce1556" office:value-type="string" calcext:value-type="string">
            <text:p>V/S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93"/>
          <table:table-cell table:style-name="ce1555" office:value-type="float" office:value="1" calcext:value-type="float">
            <text:p>1</text:p>
          </table:table-cell>
          <table:table-cell table:style-name="ce1556" office:value-type="float" office:value="4" calcext:value-type="float">
            <text:p>4</text:p>
          </table:table-cell>
          <table:table-cell table:style-name="ce1556" office:value-type="float" office:value="11" calcext:value-type="float">
            <text:p>11</text:p>
          </table:table-cell>
          <table:table-cell table:style-name="ce1556" office:value-type="float" office:value="10" calcext:value-type="float">
            <text:p>10</text:p>
          </table:table-cell>
          <table:table-cell table:style-name="ce1556" office:value-type="float" office:value="6" calcext:value-type="float">
            <text:p>6</text:p>
          </table:table-cell>
          <table:table-cell table:style-name="ce1606" office:value-type="string" calcext:value-type="string">
            <text:p>kardvívás</text:p>
          </table:table-cell>
          <table:table-cell table:style-name="ce1621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31" office:value-type="string" calcext:value-type="string">
            <text:p>Kard, kígyó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3" calcext:value-type="float">
            <text:p>3</text:p>
          </table:table-cell>
          <table:table-cell table:style-name="ce1576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93"/>
          <table:table-cell table:style-name="ce1555" office:value-type="float" office:value="1" calcext:value-type="float">
            <text:p>1</text:p>
          </table:table-cell>
          <table:table-cell table:style-name="ce1556" office:value-type="float" office:value="5" calcext:value-type="float">
            <text:p>5</text:p>
          </table:table-cell>
          <table:table-cell table:number-columns-repeated="2" table:style-name="ce1556" office:value-type="float" office:value="11" calcext:value-type="float">
            <text:p>11</text:p>
          </table:table-cell>
          <table:table-cell table:style-name="ce1556" office:value-type="float" office:value="6" calcext:value-type="float">
            <text:p>6</text:p>
          </table:table-cell>
          <table:table-cell table:style-name="ce1606" office:value-type="string" calcext:value-type="string">
            <text:p>kardvívás</text:p>
          </table:table-cell>
          <table:table-cell table:style-name="ce1621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31" office:value-type="string" calcext:value-type="string">
            <text:p>Kard, Lagoss 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4" calcext:value-type="float">
            <text:p>4</text:p>
          </table:table-cell>
          <table:table-cell table:style-name="ce1576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3"/>
          <table:table-cell table:style-name="ce1555" office:value-type="float" office:value="1" calcext:value-type="float">
            <text:p>1</text:p>
          </table:table-cell>
          <table:table-cell table:style-name="ce1556" office:value-type="float" office:value="8" calcext:value-type="float">
            <text:p>8</text:p>
          </table:table-cell>
          <table:table-cell table:number-columns-repeated="2" table:style-name="ce1556" office:value-type="float" office:value="16" calcext:value-type="float">
            <text:p>16</text:p>
          </table:table-cell>
          <table:table-cell table:style-name="ce1556" office:value-type="float" office:value="6" calcext:value-type="float">
            <text:p>6</text:p>
          </table:table-cell>
          <table:table-cell table:style-name="ce160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Kard, lovag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6" calcext:value-type="float">
            <text:p>6</text:p>
          </table:table-cell>
          <table:table-cell table:style-name="ce1556" office:value-type="string" calcext:value-type="string">
            <text:p>V/S</text:p>
          </table:table-cell>
          <table:table-cell table:style-name="ce1556" office:value-type="float" office:value="1" calcext:value-type="float">
            <text:p>1</text:p>
          </table:table-cell>
          <table:table-cell table:style-name="ce1556" office:value-type="float" office:value="0" calcext:value-type="float">
            <text:p>0</text:p>
          </table:table-cell>
          <table:table-cell table:style-name="ce1593"/>
          <table:table-cell table:style-name="ce1555" office:value-type="float" office:value="1" calcext:value-type="float">
            <text:p>1</text:p>
          </table:table-cell>
          <table:table-cell table:style-name="ce1556" office:value-type="float" office:value="7" calcext:value-type="float">
            <text:p>7</text:p>
          </table:table-cell>
          <table:table-cell table:style-name="ce1556" office:value-type="float" office:value="15" calcext:value-type="float">
            <text:p>15</text:p>
          </table:table-cell>
          <table:table-cell table:style-name="ce1556" office:value-type="float" office:value="12" calcext:value-type="float">
            <text:p>12</text:p>
          </table:table-cell>
          <table:table-cell table:style-name="ce1556" office:value-type="float" office:value="7" calcext:value-type="float">
            <text:p>7</text:p>
          </table:table-cell>
          <table:table-cell table:style-name="ce1606" office:value-type="string" calcext:value-type="string">
            <text:p>kardvívás</text:p>
          </table:table-cell>
          <table:table-cell table:style-name="ce162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531" office:value-type="string" calcext:value-type="string">
            <text:p>Kard, másfélkezes</text:p>
          </table:table-cell>
          <table:table-cell table:style-name="ce1556" office:value-type="string" calcext:value-type="string">
            <text:p>kétkezes</text:p>
          </table:table-cell>
          <table:table-cell table:style-name="ce1556" office:value-type="float" office:value="5" calcext:value-type="float">
            <text:p>5</text:p>
          </table:table-cell>
          <table:table-cell table:style-name="ce1556" office:value-type="string" calcext:value-type="string">
            <text:p>V/S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56" office:value-type="float" office:value="1" calcext:value-type="float">
            <text:p>1</text:p>
          </table:table-cell>
          <table:table-cell table:style-name="ce1556" office:value-type="float" office:value="1.5" calcext:value-type="float">
            <text:p>1.5</text:p>
          </table:table-cell>
          <table:table-cell table:style-name="ce1556" office:value-type="float" office:value="8" calcext:value-type="float">
            <text:p>8</text:p>
          </table:table-cell>
          <table:table-cell table:number-columns-repeated="2" table:style-name="ce1556" office:value-type="float" office:value="16" calcext:value-type="float">
            <text:p>16</text:p>
          </table:table-cell>
          <table:table-cell table:style-name="ce1556" office:value-type="float" office:value="7" calcext:value-type="float">
            <text:p>7</text:p>
          </table:table-cell>
          <table:table-cell table:style-name="ce1606" office:value-type="string" calcext:value-type="string">
            <text:p>kardvívás</text:p>
          </table:table-cell>
          <table:table-cell table:style-name="ce1620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531" office:value-type="string" calcext:value-type="string">
            <text:p>Kard, mesterkard</text:p>
          </table:table-cell>
          <table:table-cell table:style-name="ce1556" office:value-type="string" calcext:value-type="string">
            <text:p>kétkezes</text:p>
          </table:table-cell>
          <table:table-cell table:style-name="ce1556" office:value-type="float" office:value="5" calcext:value-type="float">
            <text:p>5</text:p>
          </table:table-cell>
          <table:table-cell table:style-name="ce1556" office:value-type="string" calcext:value-type="string">
            <text:p>V/S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56" office:value-type="float" office:value="1" calcext:value-type="float">
            <text:p>1</text:p>
          </table:table-cell>
          <table:table-cell table:style-name="ce1556" office:value-type="float" office:value="1.5" calcext:value-type="float">
            <text:p>1.5</text:p>
          </table:table-cell>
          <table:table-cell table:style-name="ce1556" office:value-type="float" office:value="9" calcext:value-type="float">
            <text:p>9</text:p>
          </table:table-cell>
          <table:table-cell table:style-name="ce1556" office:value-type="float" office:value="18" calcext:value-type="float">
            <text:p>18</text:p>
          </table:table-cell>
          <table:table-cell table:style-name="ce1556" office:value-type="float" office:value="13" calcext:value-type="float">
            <text:p>13</text:p>
          </table:table-cell>
          <table:table-cell table:style-name="ce1556" office:value-type="float" office:value="7" calcext:value-type="float">
            <text:p>7</text:p>
          </table:table-cell>
          <table:table-cell table:style-name="ce1606" office:value-type="string" calcext:value-type="string">
            <text:p>kardvívás</text:p>
          </table:table-cell>
          <table:table-cell table:style-name="ce1622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531" office:value-type="string" calcext:value-type="string">
            <text:p>Kard, Pugoss 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3" calcext:value-type="float">
            <text:p>3</text:p>
          </table:table-cell>
          <table:table-cell table:style-name="ce1556" office:value-type="string" calcext:value-type="string">
            <text:p>V/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3"/>
          <table:table-cell table:style-name="ce1556" office:value-type="float" office:value="0.5" calcext:value-type="float">
            <text:p>0.5</text:p>
          </table:table-cell>
          <table:table-cell table:style-name="ce1556" office:value-type="float" office:value="6" calcext:value-type="float">
            <text:p>6</text:p>
          </table:table-cell>
          <table:table-cell table:number-columns-repeated="2" table:style-name="ce1556" office:value-type="float" office:value="12" calcext:value-type="float">
            <text:p>12</text:p>
          </table:table-cell>
          <table:table-cell table:style-name="ce1556" office:value-type="float" office:value="5" calcext:value-type="float">
            <text:p>5</text:p>
          </table:table-cell>
          <table:table-cell table:style-name="ce1606" office:value-type="string" calcext:value-type="string">
            <text:p>kardvívás</text:p>
          </table:table-cell>
          <table:table-cell table:style-name="ce1625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Kard, rövid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string" calcext:value-type="string">
            <text:p>S/V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93"/>
          <table:table-cell table:style-name="ce1556" office:value-type="float" office:value="0.5" calcext:value-type="float">
            <text:p>0.5</text:p>
          </table:table-cell>
          <table:table-cell table:style-name="ce1556" office:value-type="float" office:value="4" calcext:value-type="float">
            <text:p>4</text:p>
          </table:table-cell>
          <table:table-cell table:number-columns-repeated="2" table:style-name="ce1556" office:value-type="float" office:value="8" calcext:value-type="float">
            <text:p>8</text:p>
          </table:table-cell>
          <table:table-cell table:style-name="ce1556" office:value-type="float" office:value="6" calcext:value-type="float">
            <text:p>6</text:p>
          </table:table-cell>
          <table:table-cell table:style-name="ce1606" office:value-type="string" calcext:value-type="string">
            <text:p>kardvívás</text:p>
          </table:table-cell>
          <table:table-cell table:style-name="ce1621" office:value-type="string" calcext:value-type="string">
            <text:p>-</text:p>
          </table:table-cell>
          <table:table-cell table:number-columns-repeated="241"/>
          <table:table-cell table:style-name="Default" table:number-columns-repeated="16128"/>
        </table:table-row>
        <table:table-row table:style-name="ro18">
          <table:table-cell/>
          <table:table-cell table:style-name="ce1531" office:value-type="string" calcext:value-type="string">
            <text:p>Kard, Slan </text:p>
          </table:table-cell>
          <table:table-cell table:style-name="ce1556" office:value-type="string" calcext:value-type="string">
            <text:p>kétkezes</text:p>
          </table:table-cell>
          <table:table-cell table:style-name="ce1556" office:value-type="float" office:value="6" calcext:value-type="float">
            <text:p>6</text:p>
          </table:table-cell>
          <table:table-cell table:style-name="ce1556" office:value-type="string" calcext:value-type="string">
            <text:p>V/S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float" office:value="1" calcext:value-type="float">
            <text:p>1</text:p>
          </table:table-cell>
          <table:table-cell table:style-name="ce1556" office:value-type="float" office:value="1.5" calcext:value-type="float">
            <text:p>1.5</text:p>
          </table:table-cell>
          <table:table-cell table:style-name="ce1556" office:value-type="float" office:value="9" calcext:value-type="float">
            <text:p>9</text:p>
          </table:table-cell>
          <table:table-cell table:style-name="ce1556" office:value-type="float" office:value="19" calcext:value-type="float">
            <text:p>19</text:p>
          </table:table-cell>
          <table:table-cell table:style-name="ce1556" office:value-type="float" office:value="13" calcext:value-type="float">
            <text:p>13</text:p>
          </table:table-cell>
          <table:table-cell table:style-name="ce1556" office:value-type="float" office:value="6" calcext:value-type="float">
            <text:p>6</text:p>
          </table:table-cell>
          <table:table-cell table:style-name="ce1606" office:value-type="string" calcext:value-type="string">
            <text:p>kardvívás</text:p>
          </table:table-cell>
          <table:table-cell table:style-name="ce1620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Kard, Slan rövid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4" calcext:value-type="float">
            <text:p>4</text:p>
          </table:table-cell>
          <table:table-cell table:style-name="ce1556" office:value-type="string" calcext:value-type="string">
            <text:p>V/S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93"/>
          <table:table-cell table:style-name="ce1556" office:value-type="float" office:value="0.5" calcext:value-type="float">
            <text:p>0.5</text:p>
          </table:table-cell>
          <table:table-cell table:style-name="ce1556" office:value-type="float" office:value="5" calcext:value-type="float">
            <text:p>5</text:p>
          </table:table-cell>
          <table:table-cell table:style-name="ce1556" office:value-type="float" office:value="11" calcext:value-type="float">
            <text:p>11</text:p>
          </table:table-cell>
          <table:table-cell table:number-columns-repeated="2" table:style-name="ce1556" office:value-type="float" office:value="5" calcext:value-type="float">
            <text:p>5</text:p>
          </table:table-cell>
          <table:table-cell table:style-name="ce1606" office:value-type="string" calcext:value-type="string">
            <text:p>kardvívás</text:p>
          </table:table-cell>
          <table:table-cell table:style-name="ce1621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531" office:value-type="string" calcext:value-type="string">
            <text:p>Kard, Slan csatakard</text:p>
          </table:table-cell>
          <table:table-cell table:style-name="ce1556" office:value-type="string" calcext:value-type="string">
            <text:p>kétkezes</text:p>
          </table:table-cell>
          <table:table-cell table:style-name="ce1556" office:value-type="float" office:value="9" calcext:value-type="float">
            <text:p>9</text:p>
          </table:table-cell>
          <table:table-cell table:style-name="ce1556" office:value-type="string" calcext:value-type="string">
            <text:p>V/S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float" office:value="0" calcext:value-type="float">
            <text:p>0</text:p>
          </table:table-cell>
          <table:table-cell table:style-name="ce1593"/>
          <table:table-cell table:style-name="ce1556" office:value-type="float" office:value="2" calcext:value-type="float">
            <text:p>2</text:p>
          </table:table-cell>
          <table:table-cell table:style-name="ce1556" office:value-type="float" office:value="9" calcext:value-type="float">
            <text:p>9</text:p>
          </table:table-cell>
          <table:table-cell table:style-name="ce1556" office:value-type="float" office:value="23" calcext:value-type="float">
            <text:p>23</text:p>
          </table:table-cell>
          <table:table-cell table:style-name="ce1556" office:value-type="float" office:value="17" calcext:value-type="float">
            <text:p>17</text:p>
          </table:table-cell>
          <table:table-cell table:style-name="ce1556" office:value-type="float" office:value="8" calcext:value-type="float">
            <text:p>8</text:p>
          </table:table-cell>
          <table:table-cell table:style-name="ce1606" office:value-type="string" calcext:value-type="string">
            <text:p>kardvívás</text:p>
          </table:table-cell>
          <table:table-cell table:style-name="ce1621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531" office:value-type="string" calcext:value-type="string">
            <text:p>Kard, szablya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3" calcext:value-type="float">
            <text:p>3</text:p>
          </table:table-cell>
          <table:table-cell table:style-name="ce1556" office:value-type="string" calcext:value-type="string">
            <text:p>V/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float" office:value="1" calcext:value-type="float">
            <text:p>1</text:p>
          </table:table-cell>
          <table:table-cell table:style-name="ce1593"/>
          <table:table-cell table:style-name="ce1555" office:value-type="float" office:value="1" calcext:value-type="float">
            <text:p>1</text:p>
          </table:table-cell>
          <table:table-cell table:style-name="ce1556" office:value-type="float" office:value="6" calcext:value-type="float">
            <text:p>6</text:p>
          </table:table-cell>
          <table:table-cell table:number-columns-repeated="2" table:style-name="ce1556" office:value-type="float" office:value="12" calcext:value-type="float">
            <text:p>12</text:p>
          </table:table-cell>
          <table:table-cell table:style-name="ce1556" office:value-type="float" office:value="6" calcext:value-type="float">
            <text:p>6</text:p>
          </table:table-cell>
          <table:table-cell table:style-name="ce1606" office:value-type="string" calcext:value-type="string">
            <text:p>kardvívás</text:p>
          </table:table-cell>
          <table:table-cell table:style-name="ce1621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521"/>
          <table:table-cell table:style-name="ce1533" office:value-type="string" calcext:value-type="string">
            <text:p>Mara-sequor </text:p>
          </table:table-cell>
          <table:table-cell table:style-name="ce1557" office:value-type="string" calcext:value-type="string">
            <text:p>kétkezes</text:p>
          </table:table-cell>
          <table:table-cell table:style-name="ce1557" office:value-type="float" office:value="6" calcext:value-type="float">
            <text:p>6</text:p>
          </table:table-cell>
          <table:table-cell table:style-name="ce1557" office:value-type="string" calcext:value-type="string">
            <text:p>V/S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0" calcext:value-type="float">
            <text:p>0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1.5" calcext:value-type="float">
            <text:p>1.5</text:p>
          </table:table-cell>
          <table:table-cell table:style-name="ce1557" office:value-type="float" office:value="9" calcext:value-type="float">
            <text:p>9</text:p>
          </table:table-cell>
          <table:table-cell table:style-name="ce1557" office:value-type="float" office:value="20" calcext:value-type="float">
            <text:p>20</text:p>
          </table:table-cell>
          <table:table-cell table:style-name="ce1557" office:value-type="float" office:value="16" calcext:value-type="float">
            <text:p>16</text:p>
          </table:table-cell>
          <table:table-cell table:style-name="ce1557" office:value-type="float" office:value="6" calcext:value-type="float">
            <text:p>6</text:p>
          </table:table-cell>
          <table:table-cell table:style-name="ce1607" office:value-type="string" calcext:value-type="string">
            <text:p>kardvívás</text:p>
          </table:table-cell>
          <table:table-cell table:style-name="ce1625" office:value-type="string" calcext:value-type="string">
            <text:p><text:span text:style-name="T52">MK, KF</text:span><text:span text:style-name="T53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7">
          <table:table-cell table:style-name="ce1521"/>
          <table:table-cell table:style-name="ce1533" office:value-type="string" calcext:value-type="string">
            <text:p>Meneth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V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3"/>
          <table:table-cell table:style-name="ce1557" office:value-type="float" office:value="0.5" calcext:value-type="float">
            <text:p>0.5</text:p>
          </table:table-cell>
          <table:table-cell table:style-name="ce1557" office:value-type="float" office:value="6" calcext:value-type="float">
            <text:p>6</text:p>
          </table:table-cell>
          <table:table-cell table:style-name="ce1557" office:value-type="float" office:value="10" calcext:value-type="float">
            <text:p>10</text:p>
          </table:table-cell>
          <table:table-cell table:style-name="ce1557" office:value-type="float" office:value="7" calcext:value-type="float">
            <text:p>7</text:p>
          </table:table-cell>
          <table:table-cell table:style-name="ce1557" office:value-type="float" office:value="6" calcext:value-type="float">
            <text:p>6</text:p>
          </table:table-cell>
          <table:table-cell table:style-name="ce1607" office:value-type="string" calcext:value-type="string">
            <text:p>kardvívás</text:p>
          </table:table-cell>
          <table:table-cell table:style-name="ce1625" office:value-type="string" calcext:value-type="string">
            <text:p><text:span text:style-name="T52">KF</text:span><text:span text:style-name="T53">: Tradíció: Amund - 9.szint, Spec: ⭕TODO</text:span>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531" office:value-type="string" calcext:value-type="string">
            <text:p>Predoci egyeneskard</text:p>
          </table:table-cell>
          <table:table-cell table:style-name="ce1556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V/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3"/>
          <table:table-cell table:style-name="ce1555" office:value-type="float" office:value="1" calcext:value-type="float">
            <text:p>1</text:p>
          </table:table-cell>
          <table:table-cell table:style-name="ce1557" office:value-type="float" office:value="7" calcext:value-type="float">
            <text:p>7</text:p>
          </table:table-cell>
          <table:table-cell table:style-name="ce1557" office:value-type="float" office:value="13" calcext:value-type="float">
            <text:p>13</text:p>
          </table:table-cell>
          <table:table-cell table:style-name="ce1557" office:value-type="float" office:value="11" calcext:value-type="float">
            <text:p>11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kardvívás</text:p>
          </table:table-cell>
          <table:table-cell table:style-name="ce1625" office:value-type="string" calcext:value-type="string">
            <text:p>-</text:p>
          </table:table-cell>
          <table:table-cell table:number-columns-repeated="241"/>
          <table:table-cell table:style-name="Default" table:number-columns-repeated="16128"/>
        </table:table-row>
        <table:table-row table:style-name="ro1">
          <table:table-cell/>
          <table:table-cell table:style-name="ce1531" office:value-type="string" calcext:value-type="string">
            <text:p>Sequor </text:p>
          </table:table-cell>
          <table:table-cell table:style-name="ce1556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V/S</text:p>
          </table:table-cell>
          <table:table-cell table:style-name="ce1557" office:value-type="float" office:value="0" calcext:value-type="float">
            <text:p>0</text:p>
          </table:table-cell>
          <table:table-cell table:style-name="ce1557" office:value-type="float" office:value="1" calcext:value-type="float">
            <text:p>1</text:p>
          </table:table-cell>
          <table:table-cell table:style-name="ce1593"/>
          <table:table-cell table:style-name="ce1557" office:value-type="float" office:value="0.5" calcext:value-type="float">
            <text:p>0.5</text:p>
          </table:table-cell>
          <table:table-cell table:style-name="ce1557" office:value-type="float" office:value="6" calcext:value-type="float">
            <text:p>6</text:p>
          </table:table-cell>
          <table:table-cell table:style-name="ce1557" office:value-type="float" office:value="13" calcext:value-type="float">
            <text:p>13</text:p>
          </table:table-cell>
          <table:table-cell table:style-name="ce1557" office:value-type="float" office:value="11" calcext:value-type="float">
            <text:p>11</text:p>
          </table:table-cell>
          <table:table-cell table:style-name="ce1557" office:value-type="float" office:value="5" calcext:value-type="float">
            <text:p>5</text:p>
          </table:table-cell>
          <table:table-cell table:style-name="ce1606" office:value-type="string" calcext:value-type="string">
            <text:p>kardvívás</text:p>
          </table:table-cell>
          <table:table-cell table:style-name="ce1626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2">
          <table:table-cell table:style-name="ce1522"/>
          <table:table-cell table:style-name="ce1535" office:value-type="string" calcext:value-type="string">
            <text:p>Tőrkard</text:p>
          </table:table-cell>
          <table:table-cell table:style-name="ce1559" office:value-type="string" calcext:value-type="string">
            <text:p>egykezes</text:p>
          </table:table-cell>
          <table:table-cell table:style-name="ce1559" office:value-type="float" office:value="2" calcext:value-type="float">
            <text:p>2</text:p>
          </table:table-cell>
          <table:table-cell table:style-name="ce1559" office:value-type="string" calcext:value-type="string">
            <text:p>S</text:p>
          </table:table-cell>
          <table:table-cell table:number-columns-repeated="2" table:style-name="ce1559" office:value-type="float" office:value="0" calcext:value-type="float">
            <text:p>0</text:p>
          </table:table-cell>
          <table:table-cell table:style-name="ce1596"/>
          <table:table-cell table:style-name="ce1559" office:value-type="float" office:value="1" calcext:value-type="float">
            <text:p>1</text:p>
          </table:table-cell>
          <table:table-cell table:style-name="ce1559" office:value-type="float" office:value="6" calcext:value-type="float">
            <text:p>6</text:p>
          </table:table-cell>
          <table:table-cell table:number-columns-repeated="2" table:style-name="ce1559" office:value-type="float" office:value="12" calcext:value-type="float">
            <text:p>12</text:p>
          </table:table-cell>
          <table:table-cell table:style-name="ce1559" office:value-type="float" office:value="5" calcext:value-type="float">
            <text:p>5</text:p>
          </table:table-cell>
          <table:table-cell table:style-name="ce1609" office:value-type="string" calcext:value-type="string">
            <text:p>kardvívás</text:p>
          </table:table-cell>
          <table:table-cell table:style-name="ce1627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54">+2</text:span></text:p>
            <text:p><text:span text:style-name="T19">- Zúzó fegyverek ellen VÉ büntetés: </text:span><text:span text:style-name="T54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20" office:value-type="string" calcext:value-type="string">
            <text:p>Zúzó fegyverek</text:p>
          </table:table-cell>
          <table:table-cell table:style-name="ce1528" office:value-type="string" calcext:value-type="string">
            <text:p>Bot, rövid</text:p>
          </table:table-cell>
          <table:table-cell table:style-name="ce1555" office:value-type="string" calcext:value-type="string">
            <text:p>egykezes</text:p>
          </table:table-cell>
          <table:table-cell table:style-name="ce1561" office:value-type="float" office:value="-3" calcext:value-type="float">
            <text:p>-3</text:p>
          </table:table-cell>
          <table:table-cell table:style-name="ce1561" office:value-type="string" calcext:value-type="string">
            <text:p>Z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592"/>
          <table:table-cell table:style-name="ce1556" office:value-type="float" office:value="0.5" calcext:value-type="float">
            <text:p>0.5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9" calcext:value-type="float">
            <text:p>9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5" calcext:value-type="float">
            <text:p>5</text:p>
          </table:table-cell>
          <table:table-cell table:style-name="ce1606" office:value-type="string" calcext:value-type="string">
            <text:p>zúzás</text:p>
          </table:table-cell>
          <table:table-cell table:style-name="ce1618"/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Bot, furkós</text:p>
          </table:table-cell>
          <table:table-cell table:style-name="ce1556" office:value-type="string" calcext:value-type="string">
            <text:p>egykezes</text:p>
          </table:table-cell>
          <table:table-cell table:style-name="ce1557" office:value-type="float" office:value="-1" calcext:value-type="float">
            <text:p>-1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3"/>
          <table:table-cell table:style-name="ce1555" office:value-type="float" office:value="1" calcext:value-type="float">
            <text:p>1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10" calcext:value-type="float">
            <text:p>10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zúzás</text:p>
          </table:table-cell>
          <table:table-cell table:style-name="ce1625"/>
          <table:table-cell table:number-columns-repeated="16369"/>
        </table:table-row>
        <table:table-row table:style-name="ro1">
          <table:table-cell/>
          <table:table-cell table:style-name="ce1531" office:value-type="string" calcext:value-type="string">
            <text:p>Buzogány, egykezes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7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3"/>
          <table:table-cell table:style-name="ce1561" office:value-type="float" office:value="1" calcext:value-type="float">
            <text:p>1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12" calcext:value-type="float">
            <text:p>12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float" office:value="6" calcext:value-type="float">
            <text:p>6</text:p>
          </table:table-cell>
          <table:table-cell table:style-name="ce1607" office:value-type="string" calcext:value-type="string">
            <text:p>zúzás</text:p>
          </table:table-cell>
          <table:table-cell table:style-name="ce1625"/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Buzogány, kétkezes</text:p>
          </table:table-cell>
          <table:table-cell table:style-name="ce1557" office:value-type="string" calcext:value-type="string">
            <text:p>kétkezes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string" calcext:value-type="string">
            <text:p>Z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float" office:value="0" calcext:value-type="float">
            <text:p>0</text:p>
          </table:table-cell>
          <table:table-cell table:style-name="ce1593"/>
          <table:table-cell table:style-name="ce1557" office:value-type="float" office:value="1.5" calcext:value-type="float">
            <text:p>1.5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20" calcext:value-type="float">
            <text:p>20</text:p>
          </table:table-cell>
          <table:table-cell table:number-columns-repeated="2" table:style-name="ce1557" office:value-type="float" office:value="8" calcext:value-type="float">
            <text:p>8</text:p>
          </table:table-cell>
          <table:table-cell table:style-name="ce1607" office:value-type="string" calcext:value-type="string">
            <text:p>zúzás</text:p>
          </table:table-cell>
          <table:table-cell table:style-name="ce162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Buzogány, láncos</text:p>
          </table:table-cell>
          <table:table-cell table:style-name="ce1556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3"/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3" calcext:value-type="float">
            <text:p>3</text:p>
          </table:table-cell>
          <table:table-cell table:style-name="ce1557" office:value-type="float" office:value="15" calcext:value-type="float">
            <text:p>15</text:p>
          </table:table-cell>
          <table:table-cell table:number-columns-repeated="2"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zúzás</text:p>
          </table:table-cell>
          <table:table-cell table:style-name="ce1625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Buzogány, shadleki</text:p>
          </table:table-cell>
          <table:table-cell table:style-name="ce1556" office:value-type="string" calcext:value-type="string">
            <text:p>egykezes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string" calcext:value-type="string">
            <text:p>Z</text:p>
          </table:table-cell>
          <table:table-cell table:style-name="ce1557" office:value-type="float" office:value="3" calcext:value-type="float">
            <text:p>3</text:p>
          </table:table-cell>
          <table:table-cell table:style-name="ce1557" office:value-type="float" office:value="0" calcext:value-type="float">
            <text:p>0</text:p>
          </table:table-cell>
          <table:table-cell table:style-name="ce1593"/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float" office:value="14" calcext:value-type="float">
            <text:p>14</text:p>
          </table:table-cell>
          <table:table-cell table:style-name="ce1557" office:value-type="float" office:value="9" calcext:value-type="float">
            <text:p>9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zúzás</text:p>
          </table:table-cell>
          <table:table-cell table:style-name="ce1625"/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Buzogány, tollas</text:p>
          </table:table-cell>
          <table:table-cell table:style-name="ce1556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Z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0" calcext:value-type="float">
            <text:p>0</text:p>
          </table:table-cell>
          <table:table-cell table:style-name="ce1593"/>
          <table:table-cell table:style-name="ce1557" office:value-type="float" office:value="0.5" calcext:value-type="float">
            <text:p>0.5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9" calcext:value-type="float">
            <text:p>9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5" calcext:value-type="float">
            <text:p>5</text:p>
          </table:table-cell>
          <table:table-cell table:style-name="ce1606" office:value-type="string" calcext:value-type="string">
            <text:p>zúzás</text:p>
          </table:table-cell>
          <table:table-cell table:style-name="ce1625"/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Csatabárd, egykezes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4" calcext:value-type="float">
            <text:p>4</text:p>
          </table:table-cell>
          <table:table-cell table:style-name="ce1578" office:value-type="string" calcext:value-type="string">
            <text:p>Z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float" office:value="0" calcext:value-type="float">
            <text:p>0</text:p>
          </table:table-cell>
          <table:table-cell table:style-name="ce1593"/>
          <table:table-cell table:style-name="ce1556" office:value-type="float" office:value="0.5" calcext:value-type="float">
            <text:p>0.5</text:p>
          </table:table-cell>
          <table:table-cell table:style-name="ce1556" office:value-type="float" office:value="4" calcext:value-type="float">
            <text:p>4</text:p>
          </table:table-cell>
          <table:table-cell table:number-columns-repeated="2" table:style-name="ce1556" office:value-type="float" office:value="8" calcext:value-type="float">
            <text:p>8</text:p>
          </table:table-cell>
          <table:table-cell table:style-name="ce1556" office:value-type="float" office:value="6" calcext:value-type="float">
            <text:p>6</text:p>
          </table:table-cell>
          <table:table-cell table:style-name="ce1606" office:value-type="string" calcext:value-type="string">
            <text:p>zúzás</text:p>
          </table:table-cell>
          <table:table-cell table:style-name="ce1625"/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Csatabárd, kétkezes</text:p>
          </table:table-cell>
          <table:table-cell table:style-name="ce1556" office:value-type="string" calcext:value-type="string">
            <text:p>kétkezes</text:p>
          </table:table-cell>
          <table:table-cell table:style-name="ce1556" office:value-type="float" office:value="8" calcext:value-type="float">
            <text:p>8</text:p>
          </table:table-cell>
          <table:table-cell table:style-name="ce1556" office:value-type="string" calcext:value-type="string">
            <text:p>Z</text:p>
          </table:table-cell>
          <table:table-cell table:style-name="ce1556" office:value-type="float" office:value="4" calcext:value-type="float">
            <text:p>4</text:p>
          </table:table-cell>
          <table:table-cell table:style-name="ce1556" office:value-type="float" office:value="0" calcext:value-type="float">
            <text:p>0</text:p>
          </table:table-cell>
          <table:table-cell table:style-name="ce1593"/>
          <table:table-cell table:style-name="ce1556" office:value-type="float" office:value="1.5" calcext:value-type="float">
            <text:p>1.5</text:p>
          </table:table-cell>
          <table:table-cell table:style-name="ce1556" office:value-type="float" office:value="4" calcext:value-type="float">
            <text:p>4</text:p>
          </table:table-cell>
          <table:table-cell table:style-name="ce1556" office:value-type="float" office:value="18" calcext:value-type="float">
            <text:p>18</text:p>
          </table:table-cell>
          <table:table-cell table:style-name="ce1556" office:value-type="float" office:value="10" calcext:value-type="float">
            <text:p>10</text:p>
          </table:table-cell>
          <table:table-cell table:style-name="ce1556" office:value-type="float" office:value="8" calcext:value-type="float">
            <text:p>8</text:p>
          </table:table-cell>
          <table:table-cell table:style-name="ce1606" office:value-type="string" calcext:value-type="string">
            <text:p>zúzás</text:p>
          </table:table-cell>
          <table:table-cell table:style-name="ce1621"/>
          <table:table-cell table:number-columns-repeated="16369"/>
        </table:table-row>
        <table:table-row table:style-name="ro20">
          <table:table-cell/>
          <table:table-cell table:style-name="ce1531" office:value-type="string" calcext:value-type="string">
            <text:p>Csatacsákány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5" calcext:value-type="float">
            <text:p>5</text:p>
          </table:table-cell>
          <table:table-cell table:style-name="ce1556" office:value-type="string" calcext:value-type="string">
            <text:p>Z</text:p>
          </table:table-cell>
          <table:table-cell table:style-name="ce1556" office:value-type="float" office:value="10" calcext:value-type="float">
            <text:p>10</text:p>
          </table:table-cell>
          <table:table-cell table:style-name="ce1556" office:value-type="float" office:value="0" calcext:value-type="float">
            <text:p>0</text:p>
          </table:table-cell>
          <table:table-cell table:style-name="ce1593"/>
          <table:table-cell table:style-name="ce1556" office:value-type="float" office:value="0.5" calcext:value-type="float">
            <text:p>0.5</text:p>
          </table:table-cell>
          <table:table-cell table:style-name="ce1556" office:value-type="float" office:value="5" calcext:value-type="float">
            <text:p>5</text:p>
          </table:table-cell>
          <table:table-cell table:style-name="ce1556" office:value-type="float" office:value="14" calcext:value-type="float">
            <text:p>14</text:p>
          </table:table-cell>
          <table:table-cell table:style-name="ce1556" office:value-type="float" office:value="5" calcext:value-type="float">
            <text:p>5</text:p>
          </table:table-cell>
          <table:table-cell table:style-name="ce1556" office:value-type="float" office:value="7" calcext:value-type="float">
            <text:p>7</text:p>
          </table:table-cell>
          <table:table-cell table:style-name="ce1606" office:value-type="string" calcext:value-type="string">
            <text:p>zúzás</text:p>
          </table:table-cell>
          <table:table-cell table:style-name="ce1621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22"/>
          <table:table-cell table:style-name="ce1535" office:value-type="string" calcext:value-type="string">
            <text:p>Harci kalapács</text:p>
          </table:table-cell>
          <table:table-cell table:style-name="ce1560" office:value-type="string" calcext:value-type="string">
            <text:p>kétkezes</text:p>
          </table:table-cell>
          <table:table-cell table:style-name="ce1560" office:value-type="float" office:value="7" calcext:value-type="float">
            <text:p>7</text:p>
          </table:table-cell>
          <table:table-cell table:style-name="ce1560" office:value-type="string" calcext:value-type="string">
            <text:p>Z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96"/>
          <table:table-cell table:style-name="ce1560" office:value-type="float" office:value="1.5" calcext:value-type="float">
            <text:p>1.5</text:p>
          </table:table-cell>
          <table:table-cell table:style-name="ce1560" office:value-type="float" office:value="1" calcext:value-type="float">
            <text:p>1</text:p>
          </table:table-cell>
          <table:table-cell table:style-name="ce1560" office:value-type="float" office:value="20" calcext:value-type="float">
            <text:p>20</text:p>
          </table:table-cell>
          <table:table-cell table:number-columns-repeated="2" table:style-name="ce1560" office:value-type="float" office:value="8" calcext:value-type="float">
            <text:p>8</text:p>
          </table:table-cell>
          <table:table-cell table:style-name="ce1610" office:value-type="string" calcext:value-type="string">
            <text:p>zúzás</text:p>
          </table:table-cell>
          <table:table-cell table:style-name="ce1628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20" office:value-type="string" calcext:value-type="string">
            <text:p>Lándzsavívó fegyverek</text:p>
          </table:table-cell>
          <table:table-cell table:style-name="ce1536" office:value-type="string" calcext:value-type="string">
            <text:p>Alabárd</text:p>
          </table:table-cell>
          <table:table-cell table:style-name="ce1561" office:value-type="string" calcext:value-type="string">
            <text:p>két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S+Z/V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3" calcext:value-type="float">
            <text:p>3</text:p>
          </table:table-cell>
          <table:table-cell table:style-name="ce1561" office:value-type="float" office:value="12" calcext:value-type="float">
            <text:p>12</text:p>
          </table:table-cell>
          <table:table-cell table:number-columns-repeated="2" table:style-name="ce1561" office:value-type="float" office:value="28" calcext:value-type="float">
            <text:p>28</text:p>
          </table:table-cell>
          <table:table-cell table:style-name="ce1561" office:value-type="float" office:value="8" calcext:value-type="float">
            <text:p>8</text:p>
          </table:table-cell>
          <table:table-cell table:style-name="ce1607" office:value-type="string" calcext:value-type="string">
            <text:p>lándzsavívás</text:p>
          </table:table-cell>
          <table:table-cell table:style-name="ce1629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521"/>
          <table:table-cell table:style-name="ce1533" office:value-type="string" calcext:value-type="string">
            <text:p>Bot, hosszú</text:p>
          </table:table-cell>
          <table:table-cell table:style-name="ce1557" office:value-type="string" calcext:value-type="string">
            <text:p>kétkezes</text:p>
          </table:table-cell>
          <table:table-cell table:style-name="ce1567" office:value-type="float" office:value="1" calcext:value-type="float">
            <text:p>1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3"/>
          <table:table-cell table:style-name="ce1556" office:value-type="float" office:value="2" calcext:value-type="float">
            <text:p>2</text:p>
          </table:table-cell>
          <table:table-cell table:style-name="ce1557" office:value-type="float" office:value="14" calcext:value-type="float">
            <text:p>14</text:p>
          </table:table-cell>
          <table:table-cell table:style-name="ce1557" office:value-type="float" office:value="16" calcext:value-type="float">
            <text:p>16</text:p>
          </table:table-cell>
          <table:table-cell table:style-name="ce1557" office:value-type="float" office:value="24" calcext:value-type="float">
            <text:p>24</text:p>
          </table:table-cell>
          <table:table-cell table:style-name="ce1557" office:value-type="float" office:value="6" calcext:value-type="float">
            <text:p>6</text:p>
          </table:table-cell>
          <table:table-cell table:style-name="ce1607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3">
          <table:table-cell table:style-name="ce1521"/>
          <table:table-cell table:style-name="ce1533" office:value-type="string" calcext:value-type="string">
            <text:p>Lándzsa</text:p>
          </table:table-cell>
          <table:table-cell table:style-name="ce1557" office:value-type="string" calcext:value-type="string">
            <text:p>kétkezes</text:p>
          </table:table-cell>
          <table:table-cell table:style-name="ce1568" office:value-type="float" office:value="2" calcext:value-type="float">
            <text:p>2</text:p>
          </table:table-cell>
          <table:table-cell table:style-name="ce1557" office:value-type="string" calcext:value-type="string">
            <text:p>S</text:p>
          </table:table-cell>
          <table:table-cell table:style-name="ce1557" office:value-type="string" calcext:value-type="string">
            <text:p>4/0</text:p>
          </table:table-cell>
          <table:table-cell table:style-name="ce1557" office:value-type="float" office:value="0" calcext:value-type="float">
            <text:p>0</text:p>
          </table:table-cell>
          <table:table-cell table:style-name="ce1593"/>
          <table:table-cell table:style-name="ce1556" office:value-type="float" office:value="2" calcext:value-type="float">
            <text:p>2</text:p>
          </table:table-cell>
          <table:table-cell table:style-name="ce1557" office:value-type="float" office:value="14" calcext:value-type="float">
            <text:p>14</text:p>
          </table:table-cell>
          <table:table-cell table:number-columns-repeated="2" table:style-name="ce1557" office:value-type="float" office:value="32" calcext:value-type="float">
            <text:p>32</text:p>
          </table:table-cell>
          <table:table-cell table:style-name="ce1557" office:value-type="float" office:value="6" calcext:value-type="float">
            <text:p>6</text:p>
          </table:table-cell>
          <table:table-cell table:style-name="ce1607" office:value-type="string" calcext:value-type="string">
            <text:p>lándzsavívás</text:p>
          </table:table-cell>
          <table:table-cell table:style-name="ce1630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3">
          <table:table-cell table:style-name="ce1521"/>
          <table:table-cell table:style-name="ce1533" office:value-type="string" calcext:value-type="string">
            <text:p>Pika</text:p>
          </table:table-cell>
          <table:table-cell table:style-name="ce1557" office:value-type="string" calcext:value-type="string">
            <text:p>kétkezes</text:p>
          </table:table-cell>
          <table:table-cell table:style-name="ce1568" office:value-type="float" office:value="2" calcext:value-type="float">
            <text:p>2</text:p>
          </table:table-cell>
          <table:table-cell table:style-name="ce1557" office:value-type="string" calcext:value-type="string">
            <text:p>S</text:p>
          </table:table-cell>
          <table:table-cell table:style-name="ce1557" office:value-type="string" calcext:value-type="string">
            <text:p>4/0</text:p>
          </table:table-cell>
          <table:table-cell table:style-name="ce1557" office:value-type="float" office:value="0" calcext:value-type="float">
            <text:p>0</text:p>
          </table:table-cell>
          <table:table-cell table:style-name="ce1593"/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18" calcext:value-type="float">
            <text:p>18</text:p>
          </table:table-cell>
          <table:table-cell table:number-columns-repeated="2" table:style-name="ce1557" office:value-type="float" office:value="40" calcext:value-type="float">
            <text:p>40</text:p>
          </table:table-cell>
          <table:table-cell table:style-name="ce1557" office:value-type="float" office:value="9" calcext:value-type="float">
            <text:p>9</text:p>
          </table:table-cell>
          <table:table-cell table:style-name="ce1607" office:value-type="string" calcext:value-type="string">
            <text:p>lándzsavívás</text:p>
          </table:table-cell>
          <table:table-cell table:style-name="ce1630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521"/>
          <table:table-cell table:style-name="ce1533" office:value-type="string" calcext:value-type="string">
            <text:p>Szigony, egykezes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string" calcext:value-type="string">
            <text:p>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3"/>
          <table:table-cell table:style-name="ce1556" office:value-type="float" office:value="2" calcext:value-type="float">
            <text:p>2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float" office:value="10" calcext:value-type="float">
            <text:p>10</text:p>
          </table:table-cell>
          <table:table-cell table:style-name="ce1557" office:value-type="float" office:value="14" calcext:value-type="float">
            <text:p>14</text:p>
          </table:table-cell>
          <table:table-cell table:style-name="ce1557" office:value-type="float" office:value="7" calcext:value-type="float">
            <text:p>7</text:p>
          </table:table-cell>
          <table:table-cell table:style-name="ce1607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523"/>
          <table:table-cell table:style-name="ce1537" office:value-type="string" calcext:value-type="string">
            <text:p>Szigony, kétkezes</text:p>
          </table:table-cell>
          <table:table-cell table:style-name="ce1562" office:value-type="string" calcext:value-type="string">
            <text:p>kétkezes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2" calcext:value-type="float">
            <text:p>2</text:p>
          </table:table-cell>
          <table:table-cell table:style-name="ce1562" office:value-type="float" office:value="0" calcext:value-type="float">
            <text:p>0</text:p>
          </table:table-cell>
          <table:table-cell table:style-name="ce1595"/>
          <table:table-cell table:style-name="ce1562" office:value-type="float" office:value="3" calcext:value-type="float">
            <text:p>3</text:p>
          </table:table-cell>
          <table:table-cell table:style-name="ce1562" office:value-type="float" office:value="10" calcext:value-type="float">
            <text:p>10</text:p>
          </table:table-cell>
          <table:table-cell table:style-name="ce1562" office:value-type="float" office:value="22" calcext:value-type="float">
            <text:p>22</text:p>
          </table:table-cell>
          <table:table-cell table:style-name="ce1562" office:value-type="float" office:value="26" calcext:value-type="float">
            <text:p>26</text:p>
          </table:table-cell>
          <table:table-cell table:style-name="ce1562" office:value-type="float" office:value="8" calcext:value-type="float">
            <text:p>8</text:p>
          </table:table-cell>
          <table:table-cell table:style-name="ce1611" office:value-type="string" calcext:value-type="string">
            <text:p>lándzsavívás</text:p>
          </table:table-cell>
          <table:table-cell table:style-name="ce1631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34"/>
          <table:table-cell table:number-columns-repeated="16370"/>
        </table:table-row>
        <table:table-row table:style-name="ro2">
          <table:table-cell table:style-name="ce1524"/>
          <table:table-cell table:style-name="ce1540" office:value-type="string" calcext:value-type="string">
            <text:p>Fegyver</text:p>
          </table:table-cell>
          <table:table-cell table:style-name="ce1563" office:value-type="string" calcext:value-type="string">
            <text:p>Forgatás módja</text:p>
          </table:table-cell>
          <table:table-cell table:style-name="ce1540" office:value-type="string" calcext:value-type="string">
            <text:p>SP</text:p>
          </table:table-cell>
          <table:table-cell table:style-name="ce1563" office:value-type="string" calcext:value-type="string">
            <text:p>Sebzés módja</text:p>
          </table:table-cell>
          <table:table-cell table:style-name="ce1540" office:value-type="string" calcext:value-type="string">
            <text:p>Átütés</text:p>
          </table:table-cell>
          <table:table-cell table:style-name="ce1540" table:number-columns-repeated="2"/>
          <table:table-cell table:style-name="ce1540" office:value-type="string" calcext:value-type="string">
            <text:p>Hatótáv</text:p>
          </table:table-cell>
          <table:table-cell table:style-name="ce1540" office:value-type="string" calcext:value-type="string">
            <text:p>KÉ</text:p>
          </table:table-cell>
          <table:table-cell table:style-name="ce1540" office:value-type="string" calcext:value-type="string">
            <text:p>CÉ</text:p>
          </table:table-cell>
          <table:table-cell table:style-name="ce1540" office:value-type="string" calcext:value-type="string">
            <text:p>Osztó</text:p>
          </table:table-cell>
          <table:table-cell table:style-name="ce1540" office:value-type="string" calcext:value-type="string">
            <text:p>Sebesség</text:p>
          </table:table-cell>
          <table:table-cell table:style-name="ce1540" office:value-type="string" calcext:value-type="string">
            <text:p>Harcmodor</text:p>
          </table:table-cell>
          <table:table-cell table:style-name="ce1540"/>
          <table:table-cell table:style-name="ce1757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20" office:value-type="string" calcext:value-type="string">
            <text:p>Hajítófegyverek</text:p>
          </table:table-cell>
          <table:table-cell table:style-name="ce1542" office:value-type="string" calcext:value-type="string">
            <text:p>Bola</text:p>
          </table:table-cell>
          <table:table-cell table:style-name="ce1542" office:value-type="string" calcext:value-type="string">
            <text:p>egykezes</text:p>
          </table:table-cell>
          <table:table-cell table:number-columns-repeated="2" table:style-name="ce1570" office:value-type="string" calcext:value-type="string">
            <text:p>-</text:p>
          </table:table-cell>
          <table:table-cell table:style-name="ce1570" office:value-type="float" office:value="0" calcext:value-type="float">
            <text:p>0</text:p>
          </table:table-cell>
          <table:table-cell table:style-name="ce1584"/>
          <table:table-cell table:style-name="ce1597"/>
          <table:table-cell table:style-name="ce1570" office:value-type="string" calcext:value-type="string">
            <text:p>20m</text:p>
          </table:table-cell>
          <table:table-cell table:number-columns-repeated="2" table:style-name="ce1570" office:value-type="float" office:value="2" calcext:value-type="float">
            <text:p>2</text:p>
          </table:table-cell>
          <table:table-cell table:style-name="ce1542" office:value-type="float" office:value="1" calcext:value-type="float">
            <text:p>1</text:p>
          </table:table-cell>
          <table:table-cell table:style-name="ce1601" office:value-type="float" office:value="10" calcext:value-type="float">
            <text:p>10</text:p>
          </table:table-cell>
          <table:table-cell table:style-name="ce1606" office:value-type="string" calcext:value-type="string">
            <text:p>hajítás</text:p>
          </table:table-cell>
          <table:table-cell table:style-name="ce1632"/>
          <table:table-cell table:number-columns-repeated="16369"/>
        </table:table-row>
        <table:table-row table:style-name="ro24">
          <table:table-cell table:style-name="ce1525"/>
          <table:table-cell table:style-name="ce1543" office:value-type="string" calcext:value-type="string">
            <text:p>Dárda</text:p>
          </table:table-cell>
          <table:table-cell table:style-name="ce1543" office:value-type="string" calcext:value-type="string">
            <text:p>egykezes</text:p>
          </table:table-cell>
          <table:table-cell table:style-name="ce1571" office:value-type="float" office:value="3" calcext:value-type="float">
            <text:p>3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3" calcext:value-type="float">
            <text:p>3</text:p>
          </table:table-cell>
          <table:table-cell table:style-name="ce1585" table:number-columns-repeated="2"/>
          <table:table-cell table:style-name="ce1571" office:value-type="string" calcext:value-type="string">
            <text:p>5m + (Erő x 3)</text:p>
          </table:table-cell>
          <table:table-cell table:style-name="ce1571" office:value-type="float" office:value="5" calcext:value-type="float">
            <text:p>5</text:p>
          </table:table-cell>
          <table:table-cell table:style-name="ce1571" office:value-type="float" office:value="3" calcext:value-type="float">
            <text:p>3</text:p>
          </table:table-cell>
          <table:table-cell table:style-name="ce1549" office:value-type="float" office:value="2" calcext:value-type="float">
            <text:p>2</text:p>
          </table:table-cell>
          <table:table-cell table:style-name="ce1602" office:value-type="float" office:value="7" calcext:value-type="float">
            <text:p>7</text:p>
          </table:table-cell>
          <table:table-cell table:style-name="ce1612" office:value-type="string" calcext:value-type="string">
            <text:p>hajítás</text:p>
          </table:table-cell>
          <table:table-cell table:style-name="ce1647" office:value-type="string" calcext:value-type="string">
            <text:p>Követelmény: Erő +0</text:p>
            <text:p><text:span text:style-name="T55">Maximális hatótávolsága: </text:span><text:span text:style-name="T70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60"/>
          <table:table-cell table:style-name="ce696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42" office:value-type="string" calcext:value-type="string">
            <text:p>Dobóháló</text:p>
          </table:table-cell>
          <table:table-cell table:style-name="ce1549" office:value-type="string" calcext:value-type="string">
            <text:p>egykezes</text:p>
          </table:table-cell>
          <table:table-cell table:number-columns-repeated="2" table:style-name="ce1570" office:value-type="string" calcext:value-type="string">
            <text:p>-</text:p>
          </table:table-cell>
          <table:table-cell table:style-name="ce1570" office:value-type="float" office:value="0" calcext:value-type="float">
            <text:p>0</text:p>
          </table:table-cell>
          <table:table-cell table:style-name="ce1584"/>
          <table:table-cell table:style-name="ce1597"/>
          <table:table-cell table:style-name="ce1570" office:value-type="string" calcext:value-type="string">
            <text:p>4m</text:p>
          </table:table-cell>
          <table:table-cell table:style-name="ce1570" office:value-type="float" office:value="2" calcext:value-type="float">
            <text:p>2</text:p>
          </table:table-cell>
          <table:table-cell table:style-name="ce1570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601" office:value-type="float" office:value="10" calcext:value-type="float">
            <text:p>10</text:p>
          </table:table-cell>
          <table:table-cell table:style-name="ce1606" office:value-type="string" calcext:value-type="string">
            <text:p>hajítás</text:p>
          </table:table-cell>
          <table:table-cell table:style-name="ce1632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Hajítóbárd</text:p>
          </table:table-cell>
          <table:table-cell table:style-name="ce1549" office:value-type="string" calcext:value-type="string">
            <text:p>egykezes</text:p>
          </table:table-cell>
          <table:table-cell table:style-name="ce1572" office:value-type="float" office:value="2" calcext:value-type="float">
            <text:p>2</text:p>
          </table:table-cell>
          <table:table-cell table:style-name="ce1572" office:value-type="string" calcext:value-type="string">
            <text:p>Z</text:p>
          </table:table-cell>
          <table:table-cell table:style-name="ce1572" office:value-type="float" office:value="0" calcext:value-type="float">
            <text:p>0</text:p>
          </table:table-cell>
          <table:table-cell table:style-name="ce1586"/>
          <table:table-cell table:style-name="ce1597"/>
          <table:table-cell table:style-name="ce1572" office:value-type="string" calcext:value-type="string">
            <text:p>20m</text:p>
          </table:table-cell>
          <table:table-cell table:style-name="ce1572" office:value-type="float" office:value="8" calcext:value-type="float">
            <text:p>8</text:p>
          </table:table-cell>
          <table:table-cell table:style-name="ce1572" office:value-type="float" office:value="4" calcext:value-type="float">
            <text:p>4</text:p>
          </table:table-cell>
          <table:table-cell table:style-name="ce1545" office:value-type="float" office:value="2" calcext:value-type="float">
            <text:p>2</text:p>
          </table:table-cell>
          <table:table-cell table:style-name="ce1603" office:value-type="float" office:value="6" calcext:value-type="float">
            <text:p>6</text:p>
          </table:table-cell>
          <table:table-cell table:style-name="ce1606" office:value-type="string" calcext:value-type="string">
            <text:p>hajítás</text:p>
          </table:table-cell>
          <table:table-cell table:style-name="ce168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519"/>
          <table:table-cell table:style-name="ce1546" office:value-type="string" calcext:value-type="string">
            <text:p>Hajítótőr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79" office:value-type="string" calcext:value-type="string">
            <text:p>S</text:p>
          </table:table-cell>
          <table:table-cell table:style-name="ce1579" office:value-type="float" office:value="0" calcext:value-type="float">
            <text:p>0</text:p>
          </table:table-cell>
          <table:table-cell table:style-name="ce1587"/>
          <table:table-cell table:style-name="ce1598"/>
          <table:table-cell table:style-name="ce1579" office:value-type="string" calcext:value-type="string">
            <text:p>15m</text:p>
          </table:table-cell>
          <table:table-cell table:style-name="ce1579" office:value-type="float" office:value="12" calcext:value-type="float">
            <text:p>12</text:p>
          </table:table-cell>
          <table:table-cell table:style-name="ce1579" office:value-type="float" office:value="4" calcext:value-type="float">
            <text:p>4</text:p>
          </table:table-cell>
          <table:table-cell table:style-name="ce1546" office:value-type="float" office:value="2" calcext:value-type="float">
            <text:p>2</text:p>
          </table:table-cell>
          <table:table-cell table:style-name="ce1604" office:value-type="float" office:value="5" calcext:value-type="float">
            <text:p>5</text:p>
          </table:table-cell>
          <table:table-cell table:style-name="ce1613" office:value-type="string" calcext:value-type="string">
            <text:p>hajítás</text:p>
          </table:table-cell>
          <table:table-cell table:style-name="ce1686" office:value-type="string" calcext:value-type="string">
            <text:p><text:span text:style-name="T46">Automatikusan jár rá a</text:span></text:p>
            <text:p><text:span text:style-name="T46">Közeli lövés fortélynál leírt +10CÉ bónusz</text:span></text:p>
            <text:p><text:span text:style-name="T46">Ha a célpont Cellaszáma 1.</text:span></text:p>
            <text:p><text:span text:style-name="T46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545" office:value-type="string" calcext:value-type="string">
            <text:p>kő</text:p>
          </table:table-cell>
          <table:table-cell table:style-name="ce1545" office:value-type="string" calcext:value-type="string">
            <text:p>egykezes</text:p>
          </table:table-cell>
          <table:table-cell table:style-name="ce1572" office:value-type="float" office:value="-10" calcext:value-type="float">
            <text:p>-10</text:p>
          </table:table-cell>
          <table:table-cell table:style-name="ce1572" office:value-type="string" calcext:value-type="string">
            <text:p>Z</text:p>
          </table:table-cell>
          <table:table-cell table:style-name="ce1572" office:value-type="float" office:value="0" calcext:value-type="float">
            <text:p>0</text:p>
          </table:table-cell>
          <table:table-cell table:style-name="ce1587"/>
          <table:table-cell table:style-name="ce1598"/>
          <table:table-cell table:style-name="ce1579" office:value-type="string" calcext:value-type="string">
            <text:p>20m</text:p>
          </table:table-cell>
          <table:table-cell table:style-name="ce1572" office:value-type="float" office:value="6" calcext:value-type="float">
            <text:p>6</text:p>
          </table:table-cell>
          <table:table-cell table:style-name="ce1572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603" office:value-type="float" office:value="5" calcext:value-type="float">
            <text:p>5</text:p>
          </table:table-cell>
          <table:table-cell table:style-name="ce1606" office:value-type="string" calcext:value-type="string">
            <text:p>hajítás</text:p>
          </table:table-cell>
          <table:table-cell table:style-name="ce1687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25"/>
          <table:table-cell table:style-name="ce1549" office:value-type="string" calcext:value-type="string">
            <text:p>Lasszó</text:p>
          </table:table-cell>
          <table:table-cell table:style-name="ce1549" office:value-type="string" calcext:value-type="string">
            <text:p>egykezes</text:p>
          </table:table-cell>
          <table:table-cell table:number-columns-repeated="2" table:style-name="ce1571" office:value-type="string" calcext:value-type="string">
            <text:p>-</text:p>
          </table:table-cell>
          <table:table-cell table:style-name="ce1571" office:value-type="float" office:value="0" calcext:value-type="float">
            <text:p>0</text:p>
          </table:table-cell>
          <table:table-cell table:style-name="ce1585" table:number-columns-repeated="2"/>
          <table:table-cell table:style-name="ce1571" office:value-type="string" calcext:value-type="string">
            <text:p>10m</text:p>
          </table:table-cell>
          <table:table-cell table:number-columns-repeated="2" table:style-name="ce1571" office:value-type="float" office:value="0" calcext:value-type="float">
            <text:p>0</text:p>
          </table:table-cell>
          <table:table-cell table:style-name="ce1549" office:value-type="float" office:value="1" calcext:value-type="float">
            <text:p>1</text:p>
          </table:table-cell>
          <table:table-cell table:style-name="ce1602" office:value-type="float" office:value="9" calcext:value-type="float">
            <text:p>9</text:p>
          </table:table-cell>
          <table:table-cell table:style-name="ce1612" office:value-type="string" calcext:value-type="string">
            <text:p>hajítás</text:p>
          </table:table-cell>
          <table:table-cell table:style-name="ce1688" office:value-type="string" calcext:value-type="string">
            <text:p>Sebesülés az esés következtében lehet.</text:p>
          </table:table-cell>
          <table:table-cell table:style-name="ce696" table:number-columns-repeated="241"/>
          <table:table-cell table:number-columns-repeated="16128"/>
        </table:table-row>
        <table:table-row table:style-name="ro26">
          <table:table-cell/>
          <table:table-cell table:style-name="ce1549" office:value-type="string" calcext:value-type="string">
            <text:p>Parittya</text:p>
          </table:table-cell>
          <table:table-cell table:style-name="ce1549" office:value-type="string" calcext:value-type="string">
            <text:p>egykezes</text:p>
          </table:table-cell>
          <table:table-cell table:style-name="ce1571" office:value-type="float" office:value="0" calcext:value-type="float">
            <text:p>0</text:p>
          </table:table-cell>
          <table:table-cell table:style-name="ce1571" office:value-type="string" calcext:value-type="string">
            <text:p>Z</text:p>
          </table:table-cell>
          <table:table-cell table:style-name="ce1571" office:value-type="float" office:value="0" calcext:value-type="float">
            <text:p>0</text:p>
          </table:table-cell>
          <table:table-cell table:style-name="ce1585"/>
          <table:table-cell table:style-name="ce1599"/>
          <table:table-cell table:style-name="ce1571" office:value-type="string" calcext:value-type="string">
            <text:p>70m</text:p>
          </table:table-cell>
          <table:table-cell table:number-columns-repeated="2" table:style-name="ce1571" office:value-type="float" office:value="4" calcext:value-type="float">
            <text:p>4</text:p>
          </table:table-cell>
          <table:table-cell table:style-name="ce1549" office:value-type="float" office:value="2" calcext:value-type="float">
            <text:p>2</text:p>
          </table:table-cell>
          <table:table-cell table:style-name="ce1602" office:value-type="float" office:value="9" calcext:value-type="float">
            <text:p>9</text:p>
          </table:table-cell>
          <table:table-cell table:style-name="ce1612" office:value-type="string" calcext:value-type="string">
            <text:p>hajítás</text:p>
          </table:table-cell>
          <table:table-cell table:style-name="ce1690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Ramiera</text:p>
          </table:table-cell>
          <table:table-cell table:style-name="ce1545" office:value-type="string" calcext:value-type="string">
            <text:p>egykezes</text:p>
          </table:table-cell>
          <table:table-cell table:style-name="ce1572" office:value-type="float" office:value="0" calcext:value-type="float">
            <text:p>0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6"/>
          <table:table-cell table:style-name="ce1597"/>
          <table:table-cell table:style-name="ce1572" office:value-type="string" calcext:value-type="string">
            <text:p>10m</text:p>
          </table:table-cell>
          <table:table-cell table:style-name="ce1572" office:value-type="float" office:value="7" calcext:value-type="float">
            <text:p>7</text:p>
          </table:table-cell>
          <table:table-cell table:style-name="ce1572" office:value-type="float" office:value="1" calcext:value-type="float">
            <text:p>1</text:p>
          </table:table-cell>
          <table:table-cell table:style-name="ce1545" office:value-type="float" office:value="1" calcext:value-type="float">
            <text:p>1</text:p>
          </table:table-cell>
          <table:table-cell table:style-name="ce1603" office:value-type="float" office:value="6" calcext:value-type="float">
            <text:p>6</text:p>
          </table:table-cell>
          <table:table-cell table:style-name="ce1606" office:value-type="string" calcext:value-type="string">
            <text:p>hajítás</text:p>
          </table:table-cell>
          <table:table-cell table:style-name="ce1685"/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Slan csillag</text:p>
          </table:table-cell>
          <table:table-cell table:style-name="ce1545" office:value-type="string" calcext:value-type="string">
            <text:p>egykezes</text:p>
          </table:table-cell>
          <table:table-cell table:style-name="ce1572" office:value-type="float" office:value="-5" calcext:value-type="float">
            <text:p>-5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6"/>
          <table:table-cell table:style-name="ce1597"/>
          <table:table-cell table:style-name="ce1572" office:value-type="string" calcext:value-type="string">
            <text:p>15m</text:p>
          </table:table-cell>
          <table:table-cell table:style-name="ce1572" office:value-type="float" office:value="12" calcext:value-type="float">
            <text:p>12</text:p>
          </table:table-cell>
          <table:table-cell table:style-name="ce1572" office:value-type="float" office:value="3" calcext:value-type="float">
            <text:p>3</text:p>
          </table:table-cell>
          <table:table-cell table:style-name="ce1545" office:value-type="float" office:value="1" calcext:value-type="float">
            <text:p>1</text:p>
          </table:table-cell>
          <table:table-cell table:style-name="ce1603" office:value-type="float" office:value="4" calcext:value-type="float">
            <text:p>4</text:p>
          </table:table-cell>
          <table:table-cell table:style-name="ce1606" office:value-type="string" calcext:value-type="string">
            <text:p>hajítás</text:p>
          </table:table-cell>
          <table:table-cell table:style-name="ce1687"/>
          <table:table-cell table:number-columns-repeated="16369"/>
        </table:table-row>
        <table:table-row table:style-name="ro2">
          <table:table-cell table:style-name="ce1417"/>
          <table:table-cell table:style-name="ce1550" office:value-type="string" calcext:value-type="string">
            <text:p>Tőr</text:p>
          </table:table-cell>
          <table:table-cell table:style-name="ce1550" office:value-type="string" calcext:value-type="string">
            <text:p>egykezes</text:p>
          </table:table-cell>
          <table:table-cell table:style-name="ce1573" office:value-type="float" office:value="0" calcext:value-type="float">
            <text:p>0</text:p>
          </table:table-cell>
          <table:table-cell table:style-name="ce1573" office:value-type="string" calcext:value-type="string">
            <text:p>S</text:p>
          </table:table-cell>
          <table:table-cell table:style-name="ce1573" office:value-type="float" office:value="0" calcext:value-type="float">
            <text:p>0</text:p>
          </table:table-cell>
          <table:table-cell table:style-name="ce1588" table:number-columns-repeated="2"/>
          <table:table-cell table:style-name="ce1573" office:value-type="string" calcext:value-type="string">
            <text:p>10m</text:p>
          </table:table-cell>
          <table:table-cell table:style-name="ce1573" office:value-type="float" office:value="7" calcext:value-type="float">
            <text:p>7</text:p>
          </table:table-cell>
          <table:table-cell table:style-name="ce1573" office:value-type="float" office:value="2" calcext:value-type="float">
            <text:p>2</text:p>
          </table:table-cell>
          <table:table-cell table:style-name="ce1550" office:value-type="float" office:value="2" calcext:value-type="float">
            <text:p>2</text:p>
          </table:table-cell>
          <table:table-cell table:style-name="ce1605" office:value-type="float" office:value="6" calcext:value-type="float">
            <text:p>6</text:p>
          </table:table-cell>
          <table:table-cell table:style-name="ce1608" office:value-type="string" calcext:value-type="string">
            <text:p>hajítás</text:p>
          </table:table-cell>
          <table:table-cell table:style-name="ce420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520" office:value-type="string" calcext:value-type="string">
            <text:p>Íjász lőfegyverek</text:p>
          </table:table-cell>
          <table:table-cell table:style-name="ce1542" office:value-type="string" calcext:value-type="string">
            <text:p>Rövid íj</text:p>
          </table:table-cell>
          <table:table-cell table:style-name="ce1542" office:value-type="string" calcext:value-type="string">
            <text:p>kétkezes</text:p>
          </table:table-cell>
          <table:table-cell table:style-name="ce1570" office:value-type="float" office:value="1" calcext:value-type="float">
            <text:p>1</text:p>
          </table:table-cell>
          <table:table-cell table:style-name="ce1570" office:value-type="string" calcext:value-type="string">
            <text:p>S</text:p>
          </table:table-cell>
          <table:table-cell table:style-name="ce1583" office:value-type="float" office:value="0" calcext:value-type="float">
            <text:p>0</text:p>
          </table:table-cell>
          <table:table-cell table:style-name="ce1589"/>
          <table:table-cell table:style-name="ce1597"/>
          <table:table-cell table:style-name="ce1570" office:value-type="string" calcext:value-type="string">
            <text:p>60m</text:p>
          </table:table-cell>
          <table:table-cell table:number-columns-repeated="2" table:style-name="ce1570" office:value-type="float" office:value="10" calcext:value-type="float">
            <text:p>10</text:p>
          </table:table-cell>
          <table:table-cell table:style-name="ce1542" office:value-type="float" office:value="3" calcext:value-type="float">
            <text:p>3</text:p>
          </table:table-cell>
          <table:table-cell table:style-name="ce1601" office:value-type="float" office:value="5" calcext:value-type="float">
            <text:p>5</text:p>
          </table:table-cell>
          <table:table-cell table:style-name="ce1606" office:value-type="string" calcext:value-type="string">
            <text:p>íjászat</text:p>
          </table:table-cell>
          <table:table-cell table:style-name="ce1691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545" office:value-type="string" calcext:value-type="string">
            <text:p>Hosszú íj</text:p>
          </table:table-cell>
          <table:table-cell table:style-name="ce1545" office:value-type="string" calcext:value-type="string">
            <text:p>kétkezes</text:p>
          </table:table-cell>
          <table:table-cell table:style-name="ce1572" office:value-type="float" office:value="3" calcext:value-type="float">
            <text:p>3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6"/>
          <table:table-cell table:style-name="ce1597"/>
          <table:table-cell table:style-name="ce1572" office:value-type="string" calcext:value-type="string">
            <text:p>120m</text:p>
          </table:table-cell>
          <table:table-cell table:style-name="ce1572" office:value-type="float" office:value="6" calcext:value-type="float">
            <text:p>6</text:p>
          </table:table-cell>
          <table:table-cell table:style-name="ce1572" office:value-type="float" office:value="12" calcext:value-type="float">
            <text:p>12</text:p>
          </table:table-cell>
          <table:table-cell table:style-name="ce1545" office:value-type="float" office:value="3" calcext:value-type="float">
            <text:p>3</text:p>
          </table:table-cell>
          <table:table-cell table:style-name="ce1603" office:value-type="float" office:value="7" calcext:value-type="float">
            <text:p>7</text:p>
          </table:table-cell>
          <table:table-cell table:style-name="ce1606" office:value-type="string" calcext:value-type="string">
            <text:p>íjászat</text:p>
          </table:table-cell>
          <table:table-cell table:style-name="ce1687" office:value-type="string" calcext:value-type="string">
            <text:p>Az Erőbónusz csak akkor számít</text:p>
            <text:p>Ha az íj erre az Erő értékre lett tervezve!</text:p>
            <text:p><text:span text:style-name="T71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545" office:value-type="string" calcext:value-type="string">
            <text:p>Visszacsapó íj</text:p>
          </table:table-cell>
          <table:table-cell table:style-name="ce1545" office:value-type="string" calcext:value-type="string">
            <text:p>kétkezes</text:p>
          </table:table-cell>
          <table:table-cell table:style-name="ce1572" office:value-type="float" office:value="4" calcext:value-type="float">
            <text:p>4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3" calcext:value-type="float">
            <text:p>3</text:p>
          </table:table-cell>
          <table:table-cell table:style-name="ce1586"/>
          <table:table-cell table:style-name="ce1597"/>
          <table:table-cell table:style-name="ce1572" office:value-type="string" calcext:value-type="string">
            <text:p>160m</text:p>
          </table:table-cell>
          <table:table-cell table:style-name="ce1572" office:value-type="float" office:value="6" calcext:value-type="float">
            <text:p>6</text:p>
          </table:table-cell>
          <table:table-cell table:style-name="ce1572" office:value-type="float" office:value="10" calcext:value-type="float">
            <text:p>10</text:p>
          </table:table-cell>
          <table:table-cell table:style-name="ce1545" office:value-type="float" office:value="3" calcext:value-type="float">
            <text:p>3</text:p>
          </table:table-cell>
          <table:table-cell table:style-name="ce1603" office:value-type="float" office:value="7" calcext:value-type="float">
            <text:p>7</text:p>
          </table:table-cell>
          <table:table-cell table:style-name="ce1606" office:value-type="string" calcext:value-type="string">
            <text:p>íjászat</text:p>
          </table:table-cell>
          <table:table-cell table:style-name="ce1687" office:value-type="string" calcext:value-type="string">
            <text:p>Az Erőbónusz csak akkor számít</text:p>
            <text:p>Ha az íj erre az Erő értékre lett tervezve!</text:p>
            <text:p><text:span text:style-name="T71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545" office:value-type="string" calcext:value-type="string">
            <text:p>Elf íj</text:p>
          </table:table-cell>
          <table:table-cell table:style-name="ce1545" office:value-type="string" calcext:value-type="string">
            <text:p>kétkezes</text:p>
          </table:table-cell>
          <table:table-cell table:style-name="ce1572" office:value-type="float" office:value="4" calcext:value-type="float">
            <text:p>4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6"/>
          <table:table-cell table:style-name="ce1597"/>
          <table:table-cell table:style-name="ce1572" office:value-type="string" calcext:value-type="string">
            <text:p>120m</text:p>
          </table:table-cell>
          <table:table-cell table:style-name="ce1572" office:value-type="float" office:value="8" calcext:value-type="float">
            <text:p>8</text:p>
          </table:table-cell>
          <table:table-cell table:style-name="ce1572" office:value-type="float" office:value="13" calcext:value-type="float">
            <text:p>13</text:p>
          </table:table-cell>
          <table:table-cell table:style-name="ce1545" office:value-type="float" office:value="4" calcext:value-type="float">
            <text:p>4</text:p>
          </table:table-cell>
          <table:table-cell table:style-name="ce1603" office:value-type="float" office:value="6" calcext:value-type="float">
            <text:p>6</text:p>
          </table:table-cell>
          <table:table-cell table:style-name="ce1606" office:value-type="string" calcext:value-type="string">
            <text:p>íjászat</text:p>
          </table:table-cell>
          <table:table-cell table:style-name="ce168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71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49" office:value-type="string" calcext:value-type="string">
            <text:p>Fúvócső, kicsi</text:p>
          </table:table-cell>
          <table:table-cell table:style-name="ce1549" office:value-type="string" calcext:value-type="string">
            <text:p>egykezes</text:p>
          </table:table-cell>
          <table:table-cell table:style-name="ce1571" office:value-type="string" calcext:value-type="string">
            <text:p>spec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0" calcext:value-type="float">
            <text:p>0</text:p>
          </table:table-cell>
          <table:table-cell table:style-name="ce1585"/>
          <table:table-cell table:style-name="ce1599"/>
          <table:table-cell table:style-name="ce1571" office:value-type="string" calcext:value-type="string">
            <text:p>16m</text:p>
          </table:table-cell>
          <table:table-cell table:style-name="ce1571" office:value-type="float" office:value="10" calcext:value-type="float">
            <text:p>10</text:p>
          </table:table-cell>
          <table:table-cell table:style-name="ce1571" office:value-type="float" office:value="8" calcext:value-type="float">
            <text:p>8</text:p>
          </table:table-cell>
          <table:table-cell table:style-name="ce1549" office:value-type="float" office:value="1" calcext:value-type="float">
            <text:p>1</text:p>
          </table:table-cell>
          <table:table-cell table:style-name="ce1602" office:value-type="float" office:value="8" calcext:value-type="float">
            <text:p>8</text:p>
          </table:table-cell>
          <table:table-cell table:style-name="ce1612" office:value-type="string" calcext:value-type="string">
            <text:p>íjászat</text:p>
          </table:table-cell>
          <table:table-cell table:style-name="ce168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25"/>
          <table:table-cell table:style-name="ce1549" office:value-type="string" calcext:value-type="string">
            <text:p>Fúvócső, vadász</text:p>
          </table:table-cell>
          <table:table-cell table:style-name="ce1549" office:value-type="string" calcext:value-type="string">
            <text:p>kétkezes</text:p>
          </table:table-cell>
          <table:table-cell table:style-name="ce1571" office:value-type="float" office:value="-10" calcext:value-type="float">
            <text:p>-10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0" calcext:value-type="float">
            <text:p>0</text:p>
          </table:table-cell>
          <table:table-cell table:style-name="ce1585" table:number-columns-repeated="2"/>
          <table:table-cell table:style-name="ce1571" office:value-type="string" calcext:value-type="string">
            <text:p>30m</text:p>
          </table:table-cell>
          <table:table-cell table:style-name="ce1571" office:value-type="float" office:value="5" calcext:value-type="float">
            <text:p>5</text:p>
          </table:table-cell>
          <table:table-cell table:style-name="ce1571" office:value-type="float" office:value="10" calcext:value-type="float">
            <text:p>10</text:p>
          </table:table-cell>
          <table:table-cell table:style-name="ce1549" office:value-type="float" office:value="1" calcext:value-type="float">
            <text:p>1</text:p>
          </table:table-cell>
          <table:table-cell table:style-name="ce1602" office:value-type="float" office:value="9" calcext:value-type="float">
            <text:p>9</text:p>
          </table:table-cell>
          <table:table-cell table:style-name="ce1612" office:value-type="string" calcext:value-type="string">
            <text:p>íjászat</text:p>
          </table:table-cell>
          <table:table-cell table:style-name="ce1688"/>
          <table:table-cell table:style-name="ce696" table:number-columns-repeated="241"/>
          <table:table-cell table:number-columns-repeated="16128"/>
        </table:table-row>
        <table:table-row table:style-name="ro2">
          <table:table-cell table:style-name="ce1520" office:value-type="string" calcext:value-type="string">
            <text:p>Lövész lőfegyverek</text:p>
          </table:table-cell>
          <table:table-cell table:style-name="ce1542" office:value-type="string" calcext:value-type="string">
            <text:p>Kézi nyílpuska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 office:value-type="string" calcext:value-type="string">
            <text:p>S</text:p>
          </table:table-cell>
          <table:table-cell table:style-name="ce1542" office:value-type="float" office:value="0" calcext:value-type="float">
            <text:p>0</text:p>
          </table:table-cell>
          <table:table-cell table:style-name="ce1584"/>
          <table:table-cell table:style-name="ce1597"/>
          <table:table-cell table:style-name="ce1570" office:value-type="string" calcext:value-type="string">
            <text:p>20m</text:p>
          </table:table-cell>
          <table:table-cell table:style-name="ce1542" office:value-type="float" office:value="8" calcext:value-type="float">
            <text:p>8</text:p>
          </table:table-cell>
          <table:table-cell table:style-name="ce1542" office:value-type="float" office:value="10" calcext:value-type="float">
            <text:p>10</text:p>
          </table:table-cell>
          <table:table-cell table:style-name="ce1542" office:value-type="float" office:value="3" calcext:value-type="float">
            <text:p>3</text:p>
          </table:table-cell>
          <table:table-cell table:style-name="ce1601" office:value-type="float" office:value="9" calcext:value-type="float">
            <text:p>9</text:p>
          </table:table-cell>
          <table:table-cell table:style-name="ce1606" office:value-type="string" calcext:value-type="string">
            <text:p>lövészet</text:p>
          </table:table-cell>
          <table:table-cell table:style-name="ce1632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545" office:value-type="string" calcext:value-type="string">
            <text:p>Nyílpuska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string" calcext:value-type="string">
            <text:p>S</text:p>
          </table:table-cell>
          <table:table-cell table:style-name="ce1572" office:value-type="float" office:value="8" calcext:value-type="float">
            <text:p>8</text:p>
          </table:table-cell>
          <table:table-cell table:style-name="ce1586"/>
          <table:table-cell table:style-name="ce1597"/>
          <table:table-cell table:style-name="ce1572" office:value-type="string" calcext:value-type="string">
            <text:p>50m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4" calcext:value-type="float">
            <text:p>4</text:p>
          </table:table-cell>
          <table:table-cell table:style-name="ce1603" office:value-type="float" office:value="12" calcext:value-type="float">
            <text:p>12</text:p>
          </table:table-cell>
          <table:table-cell table:style-name="ce1606" office:value-type="string" calcext:value-type="string">
            <text:p>lövészet</text:p>
          </table:table-cell>
          <table:table-cell table:style-name="ce168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Nehéz nyílpuska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string" calcext:value-type="string">
            <text:p>S</text:p>
          </table:table-cell>
          <table:table-cell table:style-name="ce1572" office:value-type="float" office:value="15" calcext:value-type="float">
            <text:p>15</text:p>
          </table:table-cell>
          <table:table-cell table:style-name="ce1586"/>
          <table:table-cell table:style-name="ce1597"/>
          <table:table-cell table:style-name="ce1572" office:value-type="string" calcext:value-type="string">
            <text:p>80m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4" calcext:value-type="float">
            <text:p>4</text:p>
          </table:table-cell>
          <table:table-cell table:style-name="ce1603" office:value-type="float" office:value="15" calcext:value-type="float">
            <text:p>15</text:p>
          </table:table-cell>
          <table:table-cell table:style-name="ce1606" office:value-type="string" calcext:value-type="string">
            <text:p>lövészet</text:p>
          </table:table-cell>
          <table:table-cell table:style-name="ce168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545" office:value-type="string" calcext:value-type="string">
            <text:p>Shadoni páncéltörő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20" calcext:value-type="float">
            <text:p>20</text:p>
          </table:table-cell>
          <table:table-cell table:style-name="ce1545" office:value-type="string" calcext:value-type="string">
            <text:p>Z</text:p>
          </table:table-cell>
          <table:table-cell table:style-name="ce1572" office:value-type="float" office:value="20" calcext:value-type="float">
            <text:p>20</text:p>
          </table:table-cell>
          <table:table-cell table:style-name="ce1586"/>
          <table:table-cell table:style-name="ce1597"/>
          <table:table-cell table:style-name="ce1572" office:value-type="string" calcext:value-type="string">
            <text:p>120m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45" office:value-type="float" office:value="4" calcext:value-type="float">
            <text:p>4</text:p>
          </table:table-cell>
          <table:table-cell table:style-name="ce1603" office:value-type="string" calcext:value-type="string">
            <text:p>-</text:p>
          </table:table-cell>
          <table:table-cell table:style-name="ce1606" office:value-type="string" calcext:value-type="string">
            <text:p>lövészet</text:p>
          </table:table-cell>
          <table:table-cell table:style-name="ce168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Kharei nyílpuska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float" office:value="0" calcext:value-type="float">
            <text:p>0</text:p>
          </table:table-cell>
          <table:table-cell table:style-name="ce1586"/>
          <table:table-cell table:style-name="ce1597"/>
          <table:table-cell table:style-name="ce1572" office:value-type="string" calcext:value-type="string">
            <text:p>50m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06" office:value-type="string" calcext:value-type="string">
            <text:p>lövészet</text:p>
          </table:table-cell>
          <table:table-cell table:style-name="ce168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417"/>
          <table:table-cell table:style-name="ce1550" office:value-type="string" calcext:value-type="string">
            <text:p>Aquir nyílpuska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string" calcext:value-type="string">
            <text:p>halál / +6</text:p>
          </table:table-cell>
          <table:table-cell table:style-name="ce1550" office:value-type="string" calcext:value-type="string">
            <text:p>S</text:p>
          </table:table-cell>
          <table:table-cell table:style-name="ce1550" office:value-type="float" office:value="20" calcext:value-type="float">
            <text:p>20</text:p>
          </table:table-cell>
          <table:table-cell table:style-name="ce1588" table:number-columns-repeated="2"/>
          <table:table-cell table:style-name="ce1573" office:value-type="string" calcext:value-type="string">
            <text:p>50m</text:p>
          </table:table-cell>
          <table:table-cell table:style-name="ce1550" office:value-type="float" office:value="8" calcext:value-type="float">
            <text:p>8</text:p>
          </table:table-cell>
          <table:table-cell table:style-name="ce1550" office:value-type="float" office:value="16" calcext:value-type="float">
            <text:p>16</text:p>
          </table:table-cell>
          <table:table-cell table:style-name="ce1550" office:value-type="float" office:value="4" calcext:value-type="float">
            <text:p>4</text:p>
          </table:table-cell>
          <table:table-cell table:style-name="ce1605" office:value-type="float" office:value="6" calcext:value-type="float">
            <text:p>6</text:p>
          </table:table-cell>
          <table:table-cell table:style-name="ce1608" office:value-type="string" calcext:value-type="string">
            <text:p>lövészet</text:p>
          </table:table-cell>
          <table:table-cell table:style-name="ce1692" office:value-type="string" calcext:value-type="string">
            <text:p><text:span text:style-name="T72">* Halálos hatása csak aquir kézben érvényesül</text:span></text:p>
            <text:p><text:span text:style-name="T72">** Páncéltörő</text:span></text:p>
          </table:table-cell>
          <table:table-cell table:style-name="ce1692"/>
          <table:table-cell table:style-name="ce420" table:number-columns-repeated="240"/>
          <table:table-cell table:number-columns-repeated="16128"/>
        </table:table-row>
        <table:table-row table:style-name="ro2">
          <table:table-cell table:style-name="ce1519"/>
          <table:table-cell table:number-columns-repeated="12"/>
          <table:table-cell table:style-name="ce734"/>
          <table:table-cell table:number-columns-repeated="16370"/>
        </table:table-row>
        <table:table-row table:style-name="ro2">
          <table:table-cell table:number-columns-repeated="13"/>
          <table:table-cell table:style-name="ce734"/>
          <table:table-cell table:number-columns-repeated="16370"/>
        </table:table-row>
        <table:table-row table:style-name="ro2">
          <table:table-cell table:number-columns-repeated="2"/>
          <table:table-cell table:style-name="ce1565"/>
          <table:table-cell table:number-columns-repeated="10"/>
          <table:table-cell table:style-name="ce734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34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97" table:default-cell-style-name="ce1478"/>
        <table:table-column table:style-name="co98" table:default-cell-style-name="ce1481"/>
        <table:table-column table:style-name="co99" table:default-cell-style-name="ce1478"/>
        <table:table-column table:style-name="co98" table:default-cell-style-name="ce1481"/>
        <table:table-column table:style-name="co100" table:default-cell-style-name="ce1478"/>
        <table:table-column table:style-name="co101" table:default-cell-style-name="ce1515"/>
        <table:table-column table:style-name="co102" table:default-cell-style-name="ce1478"/>
        <table:table-column table:style-name="co103" table:default-cell-style-name="ce1530"/>
        <table:table-column table:style-name="co105" table:default-cell-style-name="ce1478"/>
        <table:table-column table:style-name="co106" table:default-cell-style-name="ce1481"/>
        <table:table-column table:style-name="co14" table:number-columns-repeated="16374" table:default-cell-style-name="ce1478"/>
        <table:table-row table:style-name="ro4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521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521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66" office:value-type="string" calcext:value-type="string">
            <text:p><text:span text:style-name="T73">➖➖ </text:span><text:span text:style-name="T75">Harcmodorok </text:span><text:span text:style-name="T78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96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29">
          <table:table-cell table:style-name="ce1766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29">
          <table:table-cell table:style-name="ce1766" office:value-type="string" calcext:value-type="string">
            <text:p><text:span text:style-name="T88">➖➖ Kiemelt</text:span><text:span text:style-name="T91"> </text:span><text:span text:style-name="T92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96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6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29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29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29">
          <table:table-cell table:style-name="ce1766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29">
          <table:table-cell table:style-name="ce1766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81" office:value-type="string" calcext:value-type="string">
            <text:p><text:span text:style-name="T93"><text:a xlink:href="https://github.com/kaktusztea/km100/blob/master/md/kepzettsegek/szakma.md" xlink:type="simple">Szakma</text:a></text:span><text:span text:style-name="T93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9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span text:style-name="T93"><text:a xlink:href="https://github.com/kaktusztea/km100/blob/master/md/kepzettsegek/osi_nyelv_ismerete.md" xlink:type="simple">Ősi nyelv ismerete</text:a></text:span><text:span text:style-name="T93"> 🔁</text:span></text:p>
          </table:table-cell>
          <table:table-cell table:style-name="Default" table:number-columns-repeated="2"/>
          <table:table-cell table:style-name="ce1506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29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29">
          <table:table-cell table:style-name="ce1766" office:value-type="string" calcext:value-type="string">
            <text:p><text:span text:style-name="T73">➖➖ </text:span><text:span text:style-name="T75">Mágia Szféra </text:span><text:span text:style-name="T7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29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29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29">
          <table:table-cell table:style-name="ce1766" office:value-type="string" calcext:value-type="string">
            <text:p><text:span text:style-name="T73">➖➖ </text:span><text:span text:style-name="T75">Anyag szféra </text:span><text:span text:style-name="T7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29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29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68" table:default-cell-style-name="ce1804"/>
        <table:table-column table:style-name="co69" table:default-cell-style-name="ce1809"/>
        <table:table-column table:style-name="co70" table:default-cell-style-name="ce1804"/>
        <table:table-column table:style-name="co71" table:default-cell-style-name="ce1822"/>
        <table:table-column table:style-name="co14" table:default-cell-style-name="ce1804"/>
        <table:table-column table:style-name="co72" table:default-cell-style-name="ce1804"/>
        <table:table-column table:style-name="co73" table:default-cell-style-name="ce1804"/>
        <table:table-column table:style-name="co74" table:default-cell-style-name="ce1832"/>
        <table:table-column table:style-name="co75" table:default-cell-style-name="ce1804"/>
        <table:table-column table:style-name="co76" table:default-cell-style-name="ce1804"/>
        <table:table-column table:style-name="co77" table:default-cell-style-name="ce1804"/>
        <table:table-column table:style-name="co78" table:default-cell-style-name="ce1804"/>
        <table:table-column table:style-name="co79" table:default-cell-style-name="ce1804"/>
        <table:table-column table:style-name="co80" table:default-cell-style-name="ce1804"/>
        <table:table-column table:style-name="co14" table:number-columns-repeated="16370" table:default-cell-style-name="ce1804"/>
        <table:table-row table:style-name="ro3">
          <table:table-cell table:style-name="ce180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08"/>
          <table:covered-table-cell table:style-name="ce1820"/>
          <table:covered-table-cell table:style-name="ce1821"/>
          <table:covered-table-cell table:number-columns-repeated="3" table:style-name="ce1820"/>
          <table:covered-table-cell table:style-name="ce1831"/>
          <table:covered-table-cell table:number-columns-repeated="5" table:style-name="ce1820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05" office:value-type="string" calcext:value-type="string">
            <text:p>Általános fortélyok</text:p>
          </table:table-cell>
          <table:table-cell table:style-name="ce1810" office:value-type="string" calcext:value-type="string">
            <text:p>Max fok</text:p>
          </table:table-cell>
          <table:table-cell/>
          <table:table-cell table:style-name="ce1805" office:value-type="string" calcext:value-type="string">
            <text:p>Nyelvek</text:p>
          </table:table-cell>
          <table:table-cell table:style-name="ce1828" office:value-type="string" calcext:value-type="string">
            <text:p>Rövidítés</text:p>
          </table:table-cell>
          <table:table-cell/>
          <table:table-cell table:style-name="ce1828" office:value-type="string" calcext:value-type="string">
            <text:p>Szabad Hátterek</text:p>
          </table:table-cell>
          <table:table-cell table:style-name="ce1833"/>
          <table:table-cell/>
          <table:table-cell table:style-name="ce1828" office:value-type="string" calcext:value-type="string">
            <text:p>Faj Hátterek</text:p>
          </table:table-cell>
          <table:table-cell/>
          <table:table-cell table:style-name="ce1828" office:value-type="string" calcext:value-type="string">
            <text:p>Leíró Hátterek</text:p>
          </table:table-cell>
          <table:table-cell/>
          <table:table-cell table:style-name="ce1828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06"/>
          <table:table-cell table:style-name="ce1810"/>
          <table:table-cell table:number-columns-repeated="4"/>
          <table:table-cell table:style-name="ce1806"/>
          <table:table-cell table:style-name="ce1834"/>
          <table:table-cell/>
          <table:table-cell table:style-name="ce1806"/>
          <table:table-cell/>
          <table:table-cell table:style-name="Default"/>
          <table:table-cell table:number-columns-repeated="16372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1811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73">➖➖➖ </text:span><text:span text:style-name="T96">Godoni nyelvek </text:span><text:span text:style-name="T97">➖➖➖</text:span>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35" office:value-type="string" calcext:value-type="string">
            <text:p>Tudományok</text:p>
          </table:table-cell>
          <table:table-cell/>
          <table:table-cell table:style-name="ce1830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39" office:value-type="string" calcext:value-type="string">
            <text:p><text:span text:style-name="T73">➖➖➖ </text:span><text:span text:style-name="T99">Származás </text:span><text:span text:style-name="T10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29">
          <table:table-cell table:style-name="ce180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35" office:value-type="string" calcext:value-type="string">
            <text:p>Harci anatómia fortély, Különleges faj fortély</text:p>
          </table:table-cell>
          <table:table-cell/>
          <table:table-cell table:style-name="ce1830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30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29">
          <table:table-cell table:style-name="ce180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35" office:value-type="string" calcext:value-type="string">
            <text:p>Befolyásolás, Emberismeret</text:p>
          </table:table-cell>
          <table:table-cell/>
          <table:table-cell table:style-name="ce1830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30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29">
          <table:table-cell table:style-name="ce180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35" office:value-type="string" calcext:value-type="string">
            <text:p>Előadóművészet, Művészetismeret</text:p>
          </table:table-cell>
          <table:table-cell/>
          <table:table-cell table:style-name="ce1830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30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29">
          <table:table-cell table:style-name="ce180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35" office:value-type="string" calcext:value-type="string">
            <text:p>Érzékenység Tulajdonságodat segíti ízlelés esetén</text:p>
          </table:table-cell>
          <table:table-cell/>
          <table:table-cell table:style-name="ce1830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30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29">
          <table:table-cell table:style-name="ce180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17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35" office:value-type="string" calcext:value-type="string">
            <text:p>Érzékenység Tulajdonságodat segíti tapintás esetén</text:p>
          </table:table-cell>
          <table:table-cell/>
          <table:table-cell table:style-name="ce1830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30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29">
          <table:table-cell table:style-name="ce180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18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35" office:value-type="string" calcext:value-type="string">
            <text:p>Képzőművészet, Művészetismeret</text:p>
          </table:table-cell>
          <table:table-cell/>
          <table:table-cell table:style-name="ce1830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30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29">
          <table:table-cell table:style-name="ce180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35" office:value-type="string" calcext:value-type="string">
            <text:p>Befolyásolás, Emberismeret, Nyomozás</text:p>
          </table:table-cell>
          <table:table-cell/>
          <table:table-cell table:style-name="ce1830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30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29">
          <table:table-cell table:style-name="ce1807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17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35" office:value-type="string" calcext:value-type="string">
            <text:p>Előadóművészet, Művészetismeret</text:p>
          </table:table-cell>
          <table:table-cell/>
          <table:table-cell table:style-name="ce1830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30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29">
          <table:table-cell table:style-name="ce180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35" office:value-type="string" calcext:value-type="string">
            <text:p>Nyomozás, Szakma: hivatalnok, Történelemismeret</text:p>
          </table:table-cell>
          <table:table-cell/>
          <table:table-cell table:style-name="ce1830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30" office:value-type="string" calcext:value-type="string">
            <text:p>Gondoskodó</text:p>
          </table:table-cell>
          <table:table-cell table:number-columns-repeated="16372"/>
        </table:table-row>
        <table:table-row table:style-name="ro29">
          <table:table-cell table:style-name="ce180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35" office:value-type="string" calcext:value-type="string">
            <text:p>Képzőművészet, Művészetismeret</text:p>
          </table:table-cell>
          <table:table-cell/>
          <table:table-cell table:style-name="ce1830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30" office:value-type="string" calcext:value-type="string">
            <text:p>Gyáva</text:p>
          </table:table-cell>
          <table:table-cell table:number-columns-repeated="16372"/>
        </table:table-row>
        <table:table-row table:style-name="ro29">
          <table:table-cell table:style-name="ce180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17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35" office:value-type="string" calcext:value-type="string">
            <text:p>Lovaglás, Léglovaglás</text:p>
          </table:table-cell>
          <table:table-cell/>
          <table:table-cell table:formula="of:=COUNTA([.J5:.J15])" office:value-type="float" office:value="11" calcext:value-type="float">
            <text:p>11</text:p>
          </table:table-cell>
          <table:table-cell/>
          <table:table-cell table:style-name="ce1830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0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35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30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06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35" office:value-type="string" calcext:value-type="string">
            <text:p>Nyomozás, Szakma: hivatalnok, Történelemismeret</text:p>
          </table:table-cell>
          <table:table-cell/>
          <table:table-cell table:style-name="ce1828" office:value-type="string" calcext:value-type="string">
            <text:p>Bónusz Hátterek</text:p>
          </table:table-cell>
          <table:table-cell/>
          <table:table-cell table:style-name="ce1830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0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18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35" office:value-type="string" calcext:value-type="string">
            <text:p>Előadóművészet, Művészetismeret</text:p>
          </table:table-cell>
          <table:table-cell/>
          <table:table-cell table:style-name="ce1806"/>
          <table:table-cell/>
          <table:table-cell table:style-name="ce1830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0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35" office:value-type="string" calcext:value-type="string">
            <text:p>Képzőművészet, Művészetismeret</text:p>
          </table:table-cell>
          <table:table-cell/>
          <table:table-cell table:style-name="ce1830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30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0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17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35" office:value-type="string" calcext:value-type="string">
            <text:p>Befolyásolás, Emberismeret</text:p>
          </table:table-cell>
          <table:table-cell/>
          <table:table-cell table:style-name="ce1830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830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0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35" office:value-type="string" calcext:value-type="string">
            <text:p>Természetjárás</text:p>
          </table:table-cell>
          <table:table-cell/>
          <table:table-cell table:style-name="ce1830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30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0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17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35" office:value-type="string" calcext:value-type="string">
            <text:p>Természetjárás</text:p>
          </table:table-cell>
          <table:table-cell/>
          <table:table-cell table:style-name="ce1830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30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07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1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35" office:value-type="string" calcext:value-type="string">
            <text:p>Természetjárás</text:p>
          </table:table-cell>
          <table:table-cell/>
          <table:table-cell table:style-name="ce1830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30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0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35" office:value-type="string" calcext:value-type="string">
            <text:p>Természetjárás</text:p>
          </table:table-cell>
          <table:table-cell/>
          <table:table-cell table:style-name="ce1830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30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0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3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30" office:value-type="string" calcext:value-type="string">
            <text:p>Precíz</text:p>
          </table:table-cell>
          <table:table-cell table:number-columns-repeated="16372"/>
        </table:table-row>
        <table:table-row table:style-name="ro29">
          <table:table-cell table:style-name="ce180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3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30" office:value-type="string" calcext:value-type="string">
            <text:p>Rend</text:p>
          </table:table-cell>
          <table:table-cell table:number-columns-repeated="16372"/>
        </table:table-row>
        <table:table-row table:style-name="ro29">
          <table:table-cell table:style-name="ce180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3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30" office:value-type="string" calcext:value-type="string">
            <text:p>Tériszony</text:p>
          </table:table-cell>
          <table:table-cell table:number-columns-repeated="16372"/>
        </table:table-row>
        <table:table-row table:style-name="ro14">
          <table:table-cell table:style-name="ce180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9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35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<text:span text:style-name="T73">➖➖➖ </text:span><text:span text:style-name="T99">Küllem, fizikum </text:span><text:span text:style-name="T100">➖➖➖ </text:span></text:p>
          </table:table-cell>
          <table:table-cell table:number-columns-repeated="16372"/>
        </table:table-row>
        <table:table-row table:style-name="ro29">
          <table:table-cell table:style-name="ce180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17" office:value-type="float" office:value="2" calcext:value-type="float">
            <text:p>2</text:p>
          </table:table-cell>
          <table:table-cell/>
          <table:table-cell table:style-name="ce1804" office:value-type="string" calcext:value-type="string">
            <text:p><text:span text:style-name="T73">➖➖➖ </text:span><text:span text:style-name="T96">Faj nyelvek </text:span><text:span text:style-name="T97">➖➖➖ </text:span>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35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30" office:value-type="string" calcext:value-type="string">
            <text:p>Alacsony</text:p>
          </table:table-cell>
          <table:table-cell table:number-columns-repeated="16372"/>
        </table:table-row>
        <table:table-row table:style-name="ro29">
          <table:table-cell table:style-name="ce180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3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30" office:value-type="string" calcext:value-type="string">
            <text:p>Divatos</text:p>
          </table:table-cell>
          <table:table-cell table:number-columns-repeated="16372"/>
        </table:table-row>
        <table:table-row table:style-name="ro29">
          <table:table-cell table:style-name="ce180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17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3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30" office:value-type="string" calcext:value-type="string">
            <text:p>Jóképű</text:p>
          </table:table-cell>
          <table:table-cell table:number-columns-repeated="16372"/>
        </table:table-row>
        <table:table-row table:style-name="ro29">
          <table:table-cell table:style-name="ce180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3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30" office:value-type="string" calcext:value-type="string">
            <text:p>Kövér</text:p>
          </table:table-cell>
          <table:table-cell table:number-columns-repeated="16372"/>
        </table:table-row>
        <table:table-row table:style-name="ro29">
          <table:table-cell table:style-name="ce180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35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30" office:value-type="string" calcext:value-type="string">
            <text:p>Magas</text:p>
          </table:table-cell>
          <table:table-cell table:number-columns-repeated="16372"/>
        </table:table-row>
        <table:table-row table:style-name="ro29">
          <table:table-cell office:value-type="string" calcext:value-type="string">
            <text:p><text:span text:style-name="T95">➖➖➖ Tudományos ➖➖➖</text:span></text:p>
          </table:table-cell>
          <table:table-cell table:style-name="ce1811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3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30" office:value-type="string" calcext:value-type="string">
            <text:p>Rusnya</text:p>
          </table:table-cell>
          <table:table-cell table:number-columns-repeated="16372"/>
        </table:table-row>
        <table:table-row table:style-name="ro29">
          <table:table-cell table:style-name="ce180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17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29" table:formula="of:=COUNTA([.G5:.G35])" office:value-type="float" office:value="31" calcext:value-type="float">
            <text:p>31</text:p>
          </table:table-cell>
          <table:table-cell table:style-name="ce1835"/>
          <table:table-cell/>
          <table:table-cell table:style-name="Default"/>
          <table:table-cell/>
          <table:table-cell table:style-name="ce1830" office:value-type="string" calcext:value-type="string">
            <text:p>Sánta</text:p>
          </table:table-cell>
          <table:table-cell table:number-columns-repeated="16372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17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 table:style-name="ce1836"/>
          <table:table-cell/>
          <table:table-cell table:style-name="Default"/>
          <table:table-cell/>
          <table:table-cell table:style-name="ce1830" office:value-type="string" calcext:value-type="string">
            <text:p>Sebhelyes</text:p>
          </table:table-cell>
          <table:table-cell table:number-columns-repeated="16372"/>
        </table:table-row>
        <table:table-row table:style-name="ro29">
          <table:table-cell table:style-name="ce180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73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828" office:value-type="string" calcext:value-type="string">
            <text:p>Kultúrkör Szabad Háttérek</text:p>
          </table:table-cell>
          <table:table-cell table:style-name="ce1833"/>
          <table:table-cell/>
          <table:table-cell table:style-name="Default"/>
          <table:table-cell/>
          <table:table-cell table:style-name="ce1830" office:value-type="string" calcext:value-type="string">
            <text:p>Vékony</text:p>
          </table:table-cell>
          <table:table-cell table:number-columns-repeated="16372"/>
        </table:table-row>
        <table:table-row table:style-name="ro29">
          <table:table-cell table:style-name="ce1807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Default"/>
          <table:table-cell table:number-columns-repeated="16374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17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30" office:value-type="string" calcext:value-type="string">
            <text:p>toroni</text:p>
          </table:table-cell>
          <table:table-cell table:style-name="ce1837"/>
          <table:table-cell/>
          <table:table-cell table:style-name="Default"/>
          <table:table-cell table:number-columns-repeated="16374"/>
        </table:table-row>
        <table:table-row table:style-name="ro29">
          <table:table-cell office:value-type="string" calcext:value-type="string">
            <text:p><text:span text:style-name="T95">➖➖➖ Szociális ➖➖➖</text:span></text:p>
          </table:table-cell>
          <table:table-cell table:style-name="ce1811" office:value-type="float" office:value="0" calcext:value-type="float">
            <text:p>0</text:p>
          </table:table-cell>
          <table:table-cell/>
          <table:table-cell table:style-name="ce1804" office:value-type="string" calcext:value-type="string">
            <text:p><text:span text:style-name="T73">➖➖➖ Kyr</text:span><text:span text:style-name="T96"> nyelvek </text:span><text:span text:style-name="T97">➖➖➖ </text:span></text:p>
          </table:table-cell>
          <table:table-cell table:number-columns-repeated="2"/>
          <table:table-cell table:style-name="ce1830" office:value-type="string" calcext:value-type="string">
            <text:p>pyarroni</text:p>
          </table:table-cell>
          <table:table-cell table:style-name="ce1837"/>
          <table:table-cell/>
          <table:table-cell table:style-name="Default"/>
          <table:table-cell table:number-columns-repeated="16374"/>
        </table:table-row>
        <table:table-row table:style-name="ro29">
          <table:table-cell table:style-name="ce180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30" office:value-type="string" calcext:value-type="string">
            <text:p>shadoni</text:p>
          </table:table-cell>
          <table:table-cell table:style-name="ce1837"/>
          <table:table-cell table:number-columns-repeated="16376"/>
        </table:table-row>
        <table:table-row table:style-name="ro29">
          <table:table-cell table:style-name="ce180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30" office:value-type="string" calcext:value-type="string">
            <text:p>kráni</text:p>
          </table:table-cell>
          <table:table-cell table:style-name="ce1837"/>
          <table:table-cell table:number-columns-repeated="16376"/>
        </table:table-row>
        <table:table-row table:style-name="ro29">
          <table:table-cell table:style-name="ce180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30" office:value-type="string" calcext:value-type="string">
            <text:p>ibarai</text:p>
          </table:table-cell>
          <table:table-cell table:style-name="ce1837"/>
          <table:table-cell table:number-columns-repeated="16376"/>
        </table:table-row>
        <table:table-row table:style-name="ro29">
          <table:table-cell table:style-name="Default" table:formula="of:=COUNTA([.A5:.A44])-3" office:value-type="float" office:value="37" calcext:value-type="float">
            <text:p>37</text:p>
          </table:table-cell>
          <table:table-cell table:style-name="ce1506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30" office:value-type="string" calcext:value-type="string">
            <text:p>törpe</text:p>
          </table:table-cell>
          <table:table-cell table:style-name="ce1837"/>
          <table:table-cell table:number-columns-repeated="16376"/>
        </table:table-row>
        <table:table-row table:style-name="ro29">
          <table:table-cell table:style-name="Default"/>
          <table:table-cell table:style-name="ce1506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30" office:value-type="string" calcext:value-type="string">
            <text:p>elf</text:p>
          </table:table-cell>
          <table:table-cell table:style-name="ce1837"/>
          <table:table-cell table:number-columns-repeated="16376"/>
        </table:table-row>
        <table:table-row table:style-name="ro29">
          <table:table-cell table:style-name="Default"/>
          <table:table-cell table:style-name="ce1506"/>
          <table:table-cell/>
          <table:table-cell table:style-name="ce1804" office:value-type="string" calcext:value-type="string">
            <text:p><text:span text:style-name="T73">➖➖➖ Speciális</text:span><text:span text:style-name="T96"> nyelvek </text:span><text:span text:style-name="T97">➖➖➖ </text:span></text:p>
          </table:table-cell>
          <table:table-cell table:number-columns-repeated="2"/>
          <table:table-cell table:style-name="Default"/>
          <table:table-cell table:style-name="ce1838"/>
          <table:table-cell table:number-columns-repeated="16376"/>
        </table:table-row>
        <table:table-row table:style-name="ro2">
          <table:table-cell table:style-name="Default"/>
          <table:table-cell table:style-name="ce1506"/>
          <table:table-cell table:style-name="Default"/>
          <table:table-cell table:style-name="ce1804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style-name="ce1838"/>
          <table:table-cell table:number-columns-repeated="16376"/>
        </table:table-row>
        <table:table-row table:style-name="ro2">
          <table:table-cell table:style-name="Default"/>
          <table:table-cell table:style-name="ce1506"/>
          <table:table-cell table:style-name="Default"/>
          <table:table-cell table:style-name="ce1804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38"/>
          <table:table-cell table:number-columns-repeated="16376"/>
        </table:table-row>
        <table:table-row table:style-name="ro2">
          <table:table-cell table:style-name="ce1805" office:value-type="string" calcext:value-type="string">
            <text:p>Harci fortélyok</text:p>
          </table:table-cell>
          <table:table-cell table:style-name="ce1506"/>
          <table:table-cell table:number-columns-repeated="4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766" office:value-type="string" calcext:value-type="string">
            <text:p><text:span text:style-name="T88">➖➖ Kiemelt</text:span><text:span text:style-name="T91"> </text:span><text:span text:style-name="T92">➖➖</text:span></text:p>
          </table:table-cell>
          <table:table-cell table:number-columns-repeated="5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30"/>
          <table:table-cell table:style-name="ce1837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18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18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38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38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1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1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06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06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1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1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19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table:number-columns-repeated="3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1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1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1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1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1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8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1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1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1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38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8"/>
          <table:table-cell table:number-columns-repeated="16376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9">
          <table:table-cell table:style-name="ce1028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formula="of:=COUNTA([.A61:.A100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office:forms form:automatic-focus="false" form:apply-design-mode="false"/>
        <table:table-column table:style-name="co81" table:default-cell-style-name="ce1189"/>
        <table:table-column table:style-name="co82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40" office:value-type="string" calcext:value-type="string">
            <text:p>Karakter pontok (KP) elosztása </text:p>
          </table:table-cell>
          <table:table-cell table:style-name="ce1840"/>
          <table:table-cell table:number-columns-repeated="16382"/>
        </table:table-row>
        <table:table-row table:style-name="ro23">
          <table:table-cell/>
          <table:table-cell table:style-name="ce1841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1841"/>
          <table:table-cell table:number-columns-repeated="16382"/>
        </table:table-row>
        <table:table-row table:style-name="ro30">
          <table:table-cell/>
          <table:table-cell table:style-name="ce1841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1841"/>
          <table:table-cell table:number-columns-repeated="16382"/>
        </table:table-row>
        <table:table-row table:style-name="ro30">
          <table:table-cell/>
          <table:table-cell table:style-name="ce1841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41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1841"/>
          <table:table-cell table:number-columns-repeated="16382"/>
        </table:table-row>
        <table:table-row table:style-name="ro30">
          <table:table-cell/>
          <table:table-cell table:style-name="ce1841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41"/>
          <table:table-cell table:number-columns-repeated="16382"/>
        </table:table-row>
        <table:table-row table:style-name="ro31">
          <table:table-cell table:style-name="ce1840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32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3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3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104" table:default-cell-style-name="ce352"/>
        <table:table-column table:style-name="co14" table:number-columns-repeated="16383" table:default-cell-style-name="ce352"/>
        <table:table-row table:style-name="ro1">
          <table:table-cell table:style-name="ce1871" office:value-type="string" calcext:value-type="string">
            <text:p>V8.3.3 – 1K</text:p>
          </table:table-cell>
        </table:table-row>
        <table:table-row table:style-name="ro1">
          <table:table-cell table:style-name="ce1872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72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72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72" office:value-type="string" calcext:value-type="string">
            <text:p>* SFÉ számítása automatikus</text:p>
          </table:table-cell>
        </table:table-row>
        <table:table-row table:style-name="ro1">
          <table:table-cell table:style-name="ce1872" office:value-type="string" calcext:value-type="string">
            <text:p>* Hátterek átalakítása SzP oszlopokkal, Kiterjesztés oszlop</text:p>
          </table:table-cell>
        </table:table-row>
        <table:table-row table:style-name="ro29">
          <table:table-cell table:style-name="ce1872" office:value-type="string" calcext:value-type="string">
            <text:p>* Rengeteg képzettség, fortély és Szabad Háttér szinkronizálása doksival</text:p>
          </table:table-cell>
        </table:table-row>
        <table:table-row table:style-name="ro29">
          <table:table-cell table:style-name="ce1872" office:value-type="string" calcext:value-type="string">
            <text:p>* Több hely Primer és Szekunder képzettségeknek</text:p>
          </table:table-cell>
        </table:table-row>
        <table:table-row table:style-name="ro29">
          <table:table-cell table:style-name="ce1872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3.2</text:p>
          </table:table-cell>
        </table:table-row>
        <table:table-row table:style-name="ro1">
          <table:table-cell table:style-name="ce1872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72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7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3.1</text:p>
          </table:table-cell>
        </table:table-row>
        <table:table-row table:style-name="ro1">
          <table:table-cell table:style-name="ce1872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72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872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72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72" office:value-type="string" calcext:value-type="string">
            <text:p>* Hamisítás képzettség bekötve</text:p>
          </table:table-cell>
        </table:table-row>
        <table:table-row table:style-name="ro1">
          <table:table-cell table:style-name="ce1872" office:value-type="string" calcext:value-type="string">
            <text:p>* Szakma lista</text:p>
          </table:table-cell>
        </table:table-row>
        <table:table-row table:style-name="ro1">
          <table:table-cell table:style-name="ce1872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3.0</text:p>
          </table:table-cell>
        </table:table-row>
        <table:table-row table:style-name="ro1">
          <table:table-cell table:style-name="ce1872" office:value-type="string" calcext:value-type="string">
            <text:p>* Történelemismeret: Átfogó</text:p>
          </table:table-cell>
        </table:table-row>
        <table:table-row table:style-name="ro1">
          <table:table-cell table:style-name="ce1872" office:value-type="string" calcext:value-type="string">
            <text:p>* Műveltség: Átlagos (új)</text:p>
          </table:table-cell>
        </table:table-row>
        <table:table-row table:style-name="ro1">
          <table:table-cell table:style-name="ce1872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872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872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872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87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872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1">
          <table:table-cell table:style-name="ce1871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1">
          <table:table-cell table:style-name="ce1871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1">
          <table:table-cell table:style-name="ce1871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1">
          <table:table-cell table:style-name="ce1871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1">
          <table:table-cell table:style-name="ce1871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1">
          <table:table-cell table:style-name="ce1871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1">
          <table:table-cell table:style-name="ce1871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1">
          <table:table-cell table:style-name="ce1871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1">
          <table:table-cell table:style-name="ce1871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1">
          <table:table-cell table:style-name="ce1871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Szekunder képzettségek maximuma: (szint x <text:span text:style-name="T101">6</text:span>)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1">
          <table:table-cell table:style-name="ce1871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1">
          <table:table-cell table:style-name="ce1871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1">
          <table:table-cell table:style-name="ce1871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72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1">
          <table:table-cell table:style-name="ce1871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4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73"/>
          <table:table-cell table:number-columns-repeated="16383"/>
        </table:table-row>
        <table:table-row table:style-name="ro2">
          <table:table-cell table:style-name="ce1874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4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73"/>
          <table:table-cell table:number-columns-repeated="16383"/>
        </table:table-row>
        <table:table-row table:style-name="ro2">
          <table:table-cell table:style-name="ce1874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4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4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4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78"/>
          <table:table-cell table:number-columns-repeated="16383"/>
        </table:table-row>
        <table:table-row table:style-name="ro2">
          <table:table-cell table:style-name="ce1874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4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73"/>
          <table:table-cell table:number-columns-repeated="16383"/>
        </table:table-row>
        <table:table-row table:style-name="ro2">
          <table:table-cell table:style-name="ce1874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4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73" office:value-type="string" calcext:value-type="string">
            <text:p>* <text:span text:style-name="T20">[Új]:</text:span><text:span text:style-name="T8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73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73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73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4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73" office:value-type="string" calcext:value-type="string">
            <text:p>* <text:span text:style-name="T20">[Változás]:</text:span><text:span text:style-name="T83"> Kiegészítő KP / Szint: (</text:span><text:span text:style-name="T102">20</text:span><text:span text:style-name="T83">+Emlékezet)</text:span></text:p>
          </table:table-cell>
          <table:table-cell table:number-columns-repeated="16383"/>
        </table:table-row>
        <table:table-row table:style-name="ro1">
          <table:table-cell table:style-name="ce1873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73" office:value-type="string" calcext:value-type="string">
            <text:p>* <text:span text:style-name="T20">[Változás]:</text:span><text:span text:style-name="T83"> 1 HM = 4 KP</text:span></text:p>
          </table:table-cell>
          <table:table-cell table:number-columns-repeated="16383"/>
        </table:table-row>
        <table:table-row table:style-name="ro1">
          <table:table-cell table:style-name="ce1873" office:value-type="string" calcext:value-type="string">
            <text:p>* <text:span text:style-name="T20">[Változás]:</text:span><text:span text:style-name="T8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73" office:value-type="string" calcext:value-type="string">
            <text:p>* <text:span text:style-name="T20">[Változás]:</text:span><text:span text:style-name="T8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73" office:value-type="string" calcext:value-type="string">
            <text:p>* <text:span text:style-name="T20">[Változás]:</text:span><text:span text:style-name="T8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73" office:value-type="string" calcext:value-type="string">
            <text:p>* <text:span text:style-name="T20">[Változás]:</text:span><text:span text:style-name="T8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4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73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73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73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73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73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73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73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73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73" office:value-type="string" calcext:value-type="string">
            <text:p>* <text:span text:style-name="T20">[Új]</text:span>: Erőbónusz beszámít: (Erő/2) <text:span text:style-name="T103">→ </text:span><text:span text:style-name="T104">lefelé</text:span><text:span text:style-name="T103"> kerekítve</text:span></text:p>
          </table:table-cell>
          <table:table-cell table:number-columns-repeated="16383"/>
        </table:table-row>
        <table:table-row table:style-name="ro1">
          <table:table-cell table:style-name="ce1873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73" office:value-type="string" calcext:value-type="string">
            <text:p>                   <text:span text:style-name="T103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73" office:value-type="string" calcext:value-type="string">
            <text:p>                   <text:span text:style-name="T103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73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73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73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73" office:value-type="string" calcext:value-type="string">
            <text:p>* <text:span text:style-name="T20">[Változás]:</text:span><text:span text:style-name="T8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4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4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4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73"/>
          <table:table-cell table:number-columns-repeated="16383"/>
        </table:table-row>
        <table:table-row table:style-name="ro2">
          <table:table-cell table:style-name="ce1874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4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73"/>
          <table:table-cell table:number-columns-repeated="16383"/>
        </table:table-row>
        <table:table-row table:style-name="ro2">
          <table:table-cell table:style-name="ce1874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4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73"/>
          <table:table-cell table:number-columns-repeated="16383"/>
        </table:table-row>
        <table:table-row table:style-name="ro2">
          <table:table-cell table:style-name="ce1874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4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4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4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4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73"/>
          <table:table-cell table:number-columns-repeated="16383"/>
        </table:table-row>
        <table:table-row table:style-name="ro2">
          <table:table-cell table:style-name="ce1874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81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1">
          <table:table-cell table:style-name="ce187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81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81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81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 <text:span text:style-name="T46"> </text:span><text:span text:style-name="T105">→</text:span><text:span text:style-name="T46"> </text:span>Karakter neve, faja, vallása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46">  </text:span><text:span text:style-name="T105">→</text:span><text:span text:style-name="T46"> Személyiségjegyei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46">  </text:span><text:span text:style-name="T105">→</text:span><text:span text:style-name="T46"> Kommunikáció, szociális érzék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46">  </text:span><text:span text:style-name="T105">→</text:span><text:span text:style-name="T46"> Külső</text:span></text:p>
          </table:table-cell>
          <table:table-cell table:number-columns-repeated="16383"/>
        </table:table-row>
        <table:table-row table:style-name="ro2">
          <table:table-cell table:style-name="ce1873"/>
          <table:table-cell table:number-columns-repeated="16383"/>
        </table:table-row>
        <table:table-row table:style-name="ro2">
          <table:table-cell table:style-name="ce1874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4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4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4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4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4" office:value-type="string" calcext:value-type="string">
            <text:p>V4.9</text:p>
          </table:table-cell>
          <table:table-cell table:number-columns-repeated="16383"/>
        </table:table-row>
        <table:table-row table:style-name="ro31">
          <table:table-cell table:style-name="ce187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76"/>
          <table:table-cell table:number-columns-repeated="16383"/>
        </table:table-row>
        <table:table-row table:style-name="ro2">
          <table:table-cell table:style-name="ce1874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4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4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4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4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4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76"/>
          <table:table-cell table:number-columns-repeated="16383"/>
        </table:table-row>
        <table:table-row table:style-name="ro2">
          <table:table-cell table:style-name="ce1874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4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4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76"/>
          <table:table-cell table:number-columns-repeated="16383"/>
        </table:table-row>
        <table:table-row table:style-name="ro2">
          <table:table-cell table:style-name="ce1874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76"/>
          <table:table-cell table:number-columns-repeated="16383"/>
        </table:table-row>
        <table:table-row table:style-name="ro2">
          <table:table-cell table:style-name="ce1874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76"/>
          <table:table-cell table:number-columns-repeated="16383"/>
        </table:table-row>
        <table:table-row table:style-name="ro2">
          <table:table-cell table:style-name="ce1874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76"/>
          <table:table-cell table:number-columns-repeated="16383"/>
        </table:table-row>
        <table:table-row table:style-name="ro2">
          <table:table-cell table:style-name="ce1874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4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2">
          <table:table-cell table:style-name="ce1874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2">
          <table:table-cell table:style-name="ce1874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2">
          <table:table-cell table:style-name="ce1874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2">
          <table:table-cell table:style-name="ce1874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2">
          <table:table-cell table:style-name="ce1874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2">
          <table:table-cell table:style-name="ce1874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76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74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74" office:value-type="string" calcext:value-type="string">
            <text:p>v2.3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office:forms form:automatic-focus="false" form:apply-design-mode="false"/>
        <table:table-column table:style-name="co107" table:default-cell-style-name="ce1804"/>
        <table:table-column table:style-name="co108" table:default-cell-style-name="ce1804"/>
        <table:table-column table:style-name="co109" table:default-cell-style-name="ce1804"/>
        <table:table-column table:style-name="co110" table:default-cell-style-name="ce1804"/>
        <table:table-column table:style-name="co109" table:default-cell-style-name="ce1804"/>
        <table:table-column table:style-name="co67" table:default-cell-style-name="ce1804"/>
        <table:table-column table:style-name="co111" table:default-cell-style-name="ce1804"/>
        <table:table-column table:style-name="co112" table:default-cell-style-name="ce1804"/>
        <table:table-column table:style-name="co113" table:default-cell-style-name="ce1804"/>
        <table:table-column table:style-name="co114" table:default-cell-style-name="ce1804"/>
        <table:table-column table:style-name="co115" table:default-cell-style-name="ce1804"/>
        <table:table-column table:style-name="co116" table:default-cell-style-name="ce1804"/>
        <table:table-column table:style-name="co50" table:default-cell-style-name="ce1804"/>
        <table:table-column table:style-name="co117" table:default-cell-style-name="ce1804"/>
        <table:table-column table:style-name="co118" table:default-cell-style-name="ce1804"/>
        <table:table-column table:style-name="co120" table:default-cell-style-name="ce1804"/>
        <table:table-column table:style-name="co121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909"/>
          <table:covered-table-cell table:style-name="ce1920"/>
          <table:covered-table-cell table:style-name="ce1933"/>
          <table:covered-table-cell table:style-name="ce1946"/>
          <table:covered-table-cell table:number-columns-repeated="6" table:style-name="ce1933"/>
          <table:covered-table-cell table:number-columns-repeated="3" table:style-name="ce2004"/>
          <table:covered-table-cell table:style-name="ce1933"/>
          <table:table-cell table:number-columns-repeated="240"/>
        </table:table-row>
        <table:table-row table:style-name="ro45">
          <table:table-cell table:style-name="ce1235"/>
          <table:table-cell table:style-name="ce1246"/>
          <table:table-cell table:style-name="ce1909"/>
          <table:table-cell table:style-name="ce1920"/>
          <table:table-cell table:style-name="ce1933"/>
          <table:table-cell table:style-name="ce1946"/>
          <table:table-cell table:style-name="ce1933" table:number-columns-repeated="6"/>
          <table:table-cell table:style-name="ce2004" table:number-columns-repeated="3"/>
          <table:table-cell table:style-name="ce1933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892" office:value-type="string" calcext:value-type="string">
            <text:p>Szint</text:p>
          </table:table-cell>
          <table:table-cell table:style-name="ce1892" office:value-type="string" calcext:value-type="string" table:number-columns-spanned="2" table:number-rows-spanned="1">
            <text:p>KP</text:p>
          </table:table-cell>
          <table:covered-table-cell table:style-name="ce1892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6]" office:value-type="float" office:value="6" calcext:value-type="float">
            <text:p>+6KP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03"/>
          <table:table-cell table:style-name="Default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250" calcext:value-type="float">
            <text:p>2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887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7]-[.C6]" office:value-type="float" office:value="4" calcext:value-type="float">
            <text:p>+4KP</text:p>
          </table:table-cell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Default"/>
          <table:table-cell table:style-name="ce1809"/>
          <table:table-cell table:style-name="ce1309" office:value-type="string" calcext:value-type="string">
            <text:p>KP/Szint</text:p>
          </table:table-cell>
          <table:table-cell table:style-name="ce1325" office:value-type="float" office:value="120" calcext:value-type="float">
            <text:p>12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887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8]-[.C7]" office:value-type="float" office:value="6" calcext:value-type="float">
            <text:p>+6KP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/>
          <table:table-cell table:style-name="ce1809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887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9]-[.C8]" office:value-type="float" office:value="8" calcext:value-type="float">
            <text:p>+8KP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/>
          <table:table-cell table:style-name="ce1809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887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0]-[.C9]" office:value-type="float" office:value="10" calcext:value-type="float">
            <text:p>+10KP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09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887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1]-[.C10]" office:value-type="float" office:value="12" calcext:value-type="float">
            <text:p>+12KP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09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887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2]-[.C11]" office:value-type="float" office:value="14" calcext:value-type="float">
            <text:p>+14KP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09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887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3]-[.C12]" office:value-type="float" office:value="16" calcext:value-type="float">
            <text:p>+16KP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09"/>
          <table:table-cell table:style-name="ce1969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887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4]-[.C13]" office:value-type="float" office:value="18" calcext:value-type="float">
            <text:p>+18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09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887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5]-[.C14]" office:value-type="float" office:value="20" calcext:value-type="float">
            <text:p>+20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09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95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03"/>
          <table:table-cell table:number-columns-repeated="240"/>
        </table:table-row>
        <table:table-row table:style-name="ro2">
          <table:table-cell table:style-name="ce1887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6]-[.C15]" office:value-type="float" office:value="22" calcext:value-type="float">
            <text:p>+22K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09"/>
          <table:table-cell table:style-name="ce1419" office:value-type="string" calcext:value-type="string">
            <text:p>CÉ konstans</text:p>
          </table:table-cell>
          <table:table-cell table:style-name="ce1331" table:content-validation-name="val184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7]-[.C16]" office:value-type="float" office:value="24" calcext:value-type="float">
            <text:p>+24K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09"/>
          <table:table-cell table:style-name="ce896" table:number-columns-repeated="2"/>
          <table:table-cell/>
          <table:table-cell table:style-name="ce1903" office:value-type="float" office:value="0" calcext:value-type="float">
            <text:p>0</text:p>
          </table:table-cell>
          <table:table-cell table:style-name="ce1903" office:value-type="float" office:value="-10" calcext:value-type="float">
            <text:p>-10</text:p>
          </table:table-cell>
          <table:table-cell table:style-name="ce1903" office:value-type="float" office:value="-20" calcext:value-type="float">
            <text:p>-20</text:p>
          </table:table-cell>
          <table:table-cell table:style-name="ce1903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887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8]-[.C17]" office:value-type="float" office:value="26" calcext:value-type="float">
            <text:p>+26KP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09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887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19]-[.C18]" office:value-type="float" office:value="28" calcext:value-type="float">
            <text:p>+28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809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10" calcext:value-type="float">
            <text:p>10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887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0]-[.C19]" office:value-type="float" office:value="30" calcext:value-type="float">
            <text:p>+30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09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894" table:number-columns-repeated="3"/>
          <table:table-cell table:style-name="ce1809"/>
          <table:table-cell table:style-name="ce1291"/>
          <table:table-cell table:style-name="ce1298"/>
          <table:table-cell table:style-name="ce1291"/>
          <table:table-cell table:style-name="ce1809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969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894"/>
          <table:table-cell table:style-name="ce1916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969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822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2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 table:number-columns-repeated="2"/>
          <table:table-cell table:style-name="ce1315" table:content-validation-name="val182" office:value-type="string" calcext:value-type="string">
            <text:p>Egyik HM nagyobb lehet</text:p>
          </table:table-cell>
          <table:table-cell table:style-name="ce1976" table:content-validation-name="val182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2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2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2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2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2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2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2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2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2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 table:number-columns-repeated="2"/>
          <table:table-cell table:style-name="ce1976" office:value-type="string" calcext:value-type="string">
            <text:p>Erőbónusz</text:p>
          </table:table-cell>
          <table:table-cell table:style-name="ce1976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976" office:value-type="string" calcext:value-type="string">
            <text:p>N/A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13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976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887"/>
          <table:table-cell table:number-columns-repeated="2"/>
          <table:table-cell table:style-name="ce1899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887"/>
          <table:table-cell table:number-columns-repeated="2"/>
          <table:table-cell table:style-name="ce1915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887"/>
          <table:table-cell table:number-columns-repeated="2"/>
          <table:table-cell table:style-name="ce1915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number-columns-repeated="3"/>
          <table:table-cell table:style-name="ce1899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903" office:value-type="string" calcext:value-type="string">
            <text:p>Erőbónusz</text:p>
          </table:table-cell>
          <table:table-cell table:style-name="ce1903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style-name="ce1887"/>
          <table:table-cell table:number-columns-repeated="2"/>
          <table:table-cell table:style-name="ce1900" office:value-type="string" calcext:value-type="string">
            <text:p>Fok</text:p>
          </table:table-cell>
          <table:table-cell table:style-name="ce190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3">
          <table:table-cell table:style-name="ce1887"/>
          <table:table-cell table:number-columns-repeated="2"/>
          <table:table-cell table:style-name="ce1903" office:value-type="float" office:value="0" calcext:value-type="float">
            <text:p>0</text:p>
          </table:table-cell>
          <table:table-cell table:style-name="ce193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03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887"/>
          <table:table-cell table:style-name="ce1485"/>
          <table:table-cell/>
          <table:table-cell table:style-name="ce1903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03"/>
          <table:table-cell table:number-columns-repeated="248"/>
        </table:table-row>
        <table:table-row table:style-name="ro2">
          <table:table-cell table:style-name="ce1887"/>
          <table:table-cell table:number-columns-repeated="2"/>
          <table:table-cell table:style-name="ce1903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904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887"/>
          <table:table-cell table:number-columns-repeated="2"/>
          <table:table-cell table:style-name="ce1903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900" office:value-type="string" calcext:value-type="string">
            <text:p>Fok</text:p>
          </table:table-cell>
          <table:table-cell table:style-name="ce1900" office:value-type="string" calcext:value-type="string">
            <text:p>Sebesség bónusz</text:p>
          </table:table-cell>
          <table:table-cell table:style-name="ce1900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887"/>
          <table:table-cell table:number-columns-repeated="5"/>
          <table:table-cell table:style-name="ce1809"/>
          <table:table-cell table:number-columns-repeated="2"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87"/>
          <table:table-cell table:number-columns-repeated="4"/>
          <table:table-cell table:style-name="ce1955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87"/>
          <table:table-cell table:style-name="ce1897" office:value-type="string" calcext:value-type="string" table:number-columns-spanned="2" table:number-rows-spanned="1">
            <text:p>Pajzs</text:p>
          </table:table-cell>
          <table:covered-table-cell/>
          <table:table-cell table:style-name="ce1897" office:value-type="string" calcext:value-type="string">
            <text:p>VÉ</text:p>
          </table:table-cell>
          <table:table-cell table:style-name="ce1897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887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887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09"/>
          <table:table-cell table:style-name="ce973" table:number-columns-repeated="4"/>
          <table:table-cell table:number-columns-repeated="243"/>
        </table:table-row>
        <table:table-row table:style-name="ro2">
          <table:table-cell table:style-name="ce1887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09"/>
          <table:table-cell table:style-name="ce1904" table:content-validation-name="val18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3"/>
          <table:table-cell table:style-name="ce973" table:number-columns-repeated="2"/>
          <table:table-cell table:number-columns-repeated="243"/>
        </table:table-row>
        <table:table-row table:style-name="ro2">
          <table:table-cell table:style-name="ce1887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09"/>
          <table:table-cell table:style-name="ce1900" table:content-validation-name="val183" office:value-type="string" calcext:value-type="string">
            <text:p>Fok</text:p>
          </table:table-cell>
          <table:table-cell table:style-name="ce1900" table:content-validation-name="val183" office:value-type="string" calcext:value-type="string">
            <text:p>Bónusz</text:p>
          </table:table-cell>
          <table:table-cell table:style-name="ce1062"/>
          <table:table-cell table:style-name="ce2011"/>
          <table:table-cell table:number-columns-repeated="243"/>
        </table:table-row>
        <table:table-row table:style-name="ro2">
          <table:table-cell table:style-name="ce1887"/>
          <table:table-cell table:number-columns-repeated="7"/>
          <table:table-cell table:style-name="ce1809"/>
          <table:table-cell table:style-name="ce507" table:content-validation-name="val183" office:value-type="float" office:value="0" calcext:value-type="float">
            <text:p>0</text:p>
          </table:table-cell>
          <table:table-cell table:style-name="ce1341" table:content-validation-name="val183" office:value-type="float" office:value="0" calcext:value-type="float">
            <text:p>0</text:p>
          </table:table-cell>
          <table:table-cell table:style-name="ce1062"/>
          <table:table-cell table:style-name="ce2011"/>
          <table:table-cell table:number-columns-repeated="243"/>
        </table:table-row>
        <table:table-row table:style-name="ro2">
          <table:table-cell table:style-name="ce1887" table:content-validation-name="val56"/>
          <table:table-cell table:style-name="ce1899" table:content-validation-name="val56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15" table:content-validation-name="val56"/>
          <table:covered-table-cell table:number-columns-repeated="3" table:content-validation-name="val56"/>
          <table:table-cell table:content-validation-name="val56" table:number-columns-repeated="3"/>
          <table:table-cell table:style-name="ce507" table:content-validation-name="val183" office:value-type="float" office:value="1" calcext:value-type="float">
            <text:p>1</text:p>
          </table:table-cell>
          <table:table-cell table:style-name="ce1341" table:content-validation-name="val183" office:value-type="float" office:value="1" calcext:value-type="float">
            <text:p>1</text:p>
          </table:table-cell>
          <table:table-cell table:style-name="ce1062"/>
          <table:table-cell table:style-name="ce2011"/>
          <table:table-cell table:number-columns-repeated="243"/>
        </table:table-row>
        <table:table-row table:style-name="ro2">
          <table:table-cell table:style-name="ce1887" table:content-validation-name="val56"/>
          <table:table-cell table:style-name="ce1900" table:content-validation-name="val56" office:value-type="string" calcext:value-type="string" table:number-columns-spanned="2" table:number-rows-spanned="1">
            <text:p>Fok</text:p>
          </table:table-cell>
          <table:covered-table-cell table:style-name="ce973" table:content-validation-name="val56"/>
          <table:table-cell table:style-name="ce1900" table:content-validation-name="val56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73" table:content-validation-name="val56"/>
          <table:table-cell table:content-validation-name="val56" table:number-columns-repeated="3"/>
          <table:table-cell table:style-name="ce1062" table:number-columns-repeated="3"/>
          <table:table-cell table:style-name="ce2011"/>
          <table:table-cell table:number-columns-repeated="243"/>
        </table:table-row>
        <table:table-row table:style-name="ro2">
          <table:table-cell table:style-name="ce1887" table:content-validation-name="val56"/>
          <table:table-cell table:style-name="ce1903" table:content-validation-name="val56" office:value-type="float" office:value="0" calcext:value-type="float" table:number-columns-spanned="2" table:number-rows-spanned="1">
            <text:p>0</text:p>
          </table:table-cell>
          <table:covered-table-cell table:content-validation-name="val56"/>
          <table:table-cell table:style-name="ce1931" table:content-validation-name="val56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6"/>
          <table:table-cell table:content-validation-name="val56" table:number-columns-repeated="3"/>
          <table:table-cell table:style-name="ce1323" table:content-validation-name="val56" office:value-type="string" calcext:value-type="string" table:number-columns-spanned="2" table:number-rows-spanned="1">
            <text:p>Kétkezes harc Mf limit</text:p>
          </table:table-cell>
          <table:covered-table-cell table:style-name="ce1062" table:content-validation-name="val56"/>
          <table:table-cell table:style-name="ce1062" table:content-validation-name="val56"/>
          <table:table-cell table:style-name="ce2011" table:content-validation-name="val56"/>
          <table:table-cell table:content-validation-name="val56" table:number-columns-repeated="3"/>
          <table:table-cell table:number-columns-repeated="240"/>
        </table:table-row>
        <table:table-row table:style-name="ro2">
          <table:table-cell table:style-name="ce1887" table:content-validation-name="val56"/>
          <table:table-cell table:style-name="ce1903" table:content-validation-name="val56" office:value-type="float" office:value="1" calcext:value-type="float" table:number-columns-spanned="2" table:number-rows-spanned="1">
            <text:p>1</text:p>
          </table:table-cell>
          <table:covered-table-cell table:content-validation-name="val56"/>
          <table:table-cell table:style-name="ce1931" table:content-validation-name="val56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6"/>
          <table:table-cell table:style-name="ce1943" table:content-validation-name="val56" office:value-type="string" calcext:value-type="string" table:number-columns-spanned="2" table:number-rows-spanned="1">
            <text:p>Csak könnyűvértre</text:p>
          </table:table-cell>
          <table:covered-table-cell table:content-validation-name="val56"/>
          <table:table-cell table:content-validation-name="val56"/>
          <table:table-cell table:style-name="ce1900" table:content-validation-name="val56" office:value-type="string" calcext:value-type="string">
            <text:p>Fegyver</text:p>
          </table:table-cell>
          <table:table-cell table:style-name="ce1900" table:content-validation-name="val56" office:value-type="string" calcext:value-type="string">
            <text:p>Mf Innen számít</text:p>
          </table:table-cell>
          <table:table-cell table:style-name="ce1062" table:content-validation-name="val56"/>
          <table:table-cell table:style-name="ce2011" table:content-validation-name="val56"/>
          <table:table-cell table:style-name="ce2018" table:content-validation-name="val56" table:number-columns-repeated="2"/>
          <table:table-cell table:style-name="ce1809" table:content-validation-name="val56"/>
          <table:table-cell table:number-columns-repeated="240"/>
        </table:table-row>
        <table:table-row table:style-name="ro2">
          <table:table-cell table:style-name="ce1887" table:content-validation-name="val56"/>
          <table:table-cell table:style-name="ce1903" table:content-validation-name="val56" office:value-type="float" office:value="2" calcext:value-type="float" table:number-columns-spanned="2" table:number-rows-spanned="1">
            <text:p>2</text:p>
          </table:table-cell>
          <table:covered-table-cell table:content-validation-name="val56"/>
          <table:table-cell table:style-name="ce1931" table:content-validation-name="val56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09" table:content-validation-name="val56"/>
          <table:table-cell table:style-name="ce1322" table:content-validation-name="val56" office:value-type="string" calcext:value-type="string">
            <text:p>Elsődleges fegyver</text:p>
          </table:table-cell>
          <table:table-cell table:style-name="ce1342" table:content-validation-name="val56" office:value-type="float" office:value="2" calcext:value-type="float">
            <text:p>2. fok</text:p>
          </table:table-cell>
          <table:table-cell table:style-name="ce1062" table:content-validation-name="val56"/>
          <table:table-cell table:style-name="ce2011" table:content-validation-name="val56"/>
          <table:table-cell table:style-name="ce2018" table:content-validation-name="val56" table:number-columns-repeated="2"/>
          <table:table-cell table:style-name="ce1809" table:content-validation-name="val56"/>
          <table:table-cell table:number-columns-repeated="240"/>
        </table:table-row>
        <table:table-row table:style-name="ro2">
          <table:table-cell table:style-name="ce1887" table:content-validation-name="val56"/>
          <table:table-cell table:style-name="ce1903" table:content-validation-name="val56" office:value-type="float" office:value="3" calcext:value-type="float" table:number-columns-spanned="2" table:number-rows-spanned="1">
            <text:p>3</text:p>
          </table:table-cell>
          <table:covered-table-cell table:content-validation-name="val56"/>
          <table:table-cell table:style-name="ce1931" table:content-validation-name="val56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09" table:content-validation-name="val56"/>
          <table:table-cell table:style-name="ce1322" table:content-validation-name="val56" office:value-type="string" calcext:value-type="string">
            <text:p>Másodlagos fegyver</text:p>
          </table:table-cell>
          <table:table-cell table:style-name="ce1342" table:content-validation-name="val56" office:value-type="float" office:value="3" calcext:value-type="float">
            <text:p>3. fok</text:p>
          </table:table-cell>
          <table:table-cell table:style-name="ce1062" table:content-validation-name="val56"/>
          <table:table-cell table:style-name="ce2011" table:content-validation-name="val56"/>
          <table:table-cell table:style-name="ce2018" table:content-validation-name="val56" table:number-columns-repeated="2"/>
          <table:table-cell table:style-name="ce1809" table:content-validation-name="val56"/>
          <table:table-cell table:number-columns-repeated="240"/>
        </table:table-row>
        <table:table-row table:style-name="ro2">
          <table:table-cell table:style-name="ce1887" table:content-validation-name="val56"/>
          <table:table-cell table:style-name="ce1894" table:content-validation-name="val56" table:number-columns-repeated="3"/>
          <table:table-cell table:style-name="ce1809" table:content-validation-name="val56"/>
          <table:table-cell table:style-name="ce1957" table:content-validation-name="val56"/>
          <table:table-cell table:style-name="ce1809" table:content-validation-name="val56" table:number-columns-repeated="3"/>
          <table:table-cell table:style-name="ce1062" table:content-validation-name="val56" table:number-columns-repeated="3"/>
          <table:table-cell table:style-name="ce2011" table:content-validation-name="val56"/>
          <table:table-cell table:style-name="ce2018" table:content-validation-name="val56" table:number-columns-repeated="2"/>
          <table:table-cell table:style-name="ce1809" table:content-validation-name="val56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324" table:content-validation-name="val56" office:value-type="string" calcext:value-type="string">
            <text:p>Kétkezes harc max pengehossz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1062" table:content-validation-name="val56"/>
          <table:table-cell table:style-name="ce2011" table:content-validation-name="val56"/>
          <table:table-cell table:style-name="ce2018" table:content-validation-name="val56" table:number-columns-repeated="2"/>
          <table:table-cell table:style-name="ce1809" table:content-validation-name="val56"/>
          <table:table-cell table:number-columns-repeated="240"/>
        </table:table-row>
        <table:table-row table:style-name="ro2">
          <table:table-cell table:style-name="Default"/>
          <table:table-cell table:style-name="ce1904" table:content-validation-name="val56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6"/>
          <table:covered-table-cell table:number-columns-repeated="5" table:style-name="ce973" table:content-validation-name="val56"/>
          <table:covered-table-cell table:style-name="ce1062" table:content-validation-name="val56"/>
          <table:table-cell table:style-name="ce1322" table:content-validation-name="val56" office:value-type="string" calcext:value-type="string">
            <text:p>Minimum Erő 2 pengénél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1062" table:content-validation-name="val56"/>
          <table:table-cell table:style-name="ce2011" table:content-validation-name="val56"/>
          <table:table-cell table:style-name="ce2018" table:content-validation-name="val56" table:number-columns-repeated="2"/>
          <table:table-cell table:style-name="ce1809" table:content-validation-name="val5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6"/>
          <table:table-cell table:style-name="ce1932" table:content-validation-name="val56" office:value-type="string" calcext:value-type="string" table:number-columns-spanned="3" table:number-rows-spanned="1">
            <text:p>SFÉ</text:p>
          </table:table-cell>
          <table:covered-table-cell table:number-columns-repeated="2" table:style-name="ce1932" table:content-validation-name="val56"/>
          <table:table-cell table:style-name="ce1932" table:content-validation-name="val56"/>
          <table:table-cell table:style-name="ce1944" table:content-validation-name="val56" office:value-type="string" calcext:value-type="string">
            <text:p>SFÉ diff</text:p>
          </table:table-cell>
          <table:table-cell table:style-name="ce1944" table:content-validation-name="val56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2" table:number-columns-spanned="2" table:number-rows-spanned="1"/>
          <table:covered-table-cell table:style-name="ce1269" table:content-validation-name="val56"/>
          <table:table-cell table:style-name="ce1932" table:content-validation-name="val56" office:value-type="string" calcext:value-type="string">
            <text:p>Szúró</text:p>
          </table:table-cell>
          <table:table-cell table:style-name="ce1932" table:content-validation-name="val56" office:value-type="string" calcext:value-type="string">
            <text:p>Vágó</text:p>
          </table:table-cell>
          <table:table-cell table:style-name="ce1932" table:content-validation-name="val56" office:value-type="string" calcext:value-type="string">
            <text:p>Zúzó</text:p>
          </table:table-cell>
          <table:table-cell table:style-name="ce1932" table:content-validation-name="val56" office:value-type="string" calcext:value-type="string">
            <text:p>Energia</text:p>
          </table:table-cell>
          <table:table-cell table:style-name="ce1945" table:content-validation-name="val56"/>
          <table:table-cell table:style-name="ce1947" table:content-validation-name="val56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7" table:content-validation-name="val56" office:value-type="string" calcext:value-type="string" table:number-columns-spanned="2" table:number-rows-spanned="1">
            <text:p>Posztó / Bunda</text:p>
          </table:table-cell>
          <table:covered-table-cell table:style-name="ce1907" table:content-validation-name="val56"/>
          <table:table-cell table:style-name="ce718" table:content-validation-name="val56" office:value-type="float" office:value="1" calcext:value-type="float">
            <text:p>1</text:p>
          </table:table-cell>
          <table:table-cell table:number-columns-repeated="2"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7" table:content-validation-name="val56" office:value-type="string" calcext:value-type="string" table:number-columns-spanned="2" table:number-rows-spanned="1">
            <text:p>Fegyverkabát</text:p>
          </table:table-cell>
          <table:covered-table-cell table:style-name="ce1907" table:content-validation-name="val56"/>
          <table:table-cell table:number-columns-repeated="2" table:style-name="ce718" table:content-validation-name="val56" office:value-type="float" office:value="3" calcext:value-type="float">
            <text:p>3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7" table:content-validation-name="val56" office:value-type="string" calcext:value-type="string" table:number-columns-spanned="2" table:number-rows-spanned="1">
            <text:p>Bőrpáncél</text:p>
          </table:table-cell>
          <table:covered-table-cell table:style-name="ce1907" table:content-validation-name="val56"/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7" table:content-validation-name="val56" office:value-type="string" calcext:value-type="string" table:number-columns-spanned="2" table:number-rows-spanned="1">
            <text:p>Brigantin bőrpáncél</text:p>
          </table:table-cell>
          <table:covered-table-cell table:style-name="ce1907" table:content-validation-name="val56"/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7" calcext:value-type="float">
            <text:p>7</text:p>
          </table:table-cell>
          <table:table-cell table:style-name="ce718" table:content-validation-name="val56" office:value-type="float" office:value="14" calcext:value-type="float">
            <text:p>14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7" table:content-validation-name="val56" office:value-type="string" calcext:value-type="string" table:number-columns-spanned="2" table:number-rows-spanned="1">
            <text:p>Lánc / Sodrony</text:p>
          </table:table-cell>
          <table:covered-table-cell table:style-name="ce1907" table:content-validation-name="val56"/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7" table:content-validation-name="val56" office:value-type="string" calcext:value-type="string" table:number-columns-spanned="2" table:number-rows-spanned="1">
            <text:p>Pikkely fémpáncél</text:p>
          </table:table-cell>
          <table:covered-table-cell table:style-name="ce1907" table:content-validation-name="val56"/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7" table:content-validation-name="val56" office:value-type="string" calcext:value-type="string" table:number-columns-spanned="2" table:number-rows-spanned="1">
            <text:p>Lemezpáncél</text:p>
          </table:table-cell>
          <table:covered-table-cell table:style-name="ce1907" table:content-validation-name="val56"/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18" calcext:value-type="float">
            <text:p>18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0" calcext:value-type="float">
            <text:p>20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1948" table:content-validation-name="val56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6"/>
          <table:table-cell table:style-name="ce1932" table:content-validation-name="val56" office:value-type="string" calcext:value-type="string">
            <text:p>SFÉ</text:p>
          </table:table-cell>
          <table:table-cell table:style-name="ce1932" table:content-validation-name="val56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table:number-columns-spanned="2" table:number-rows-spanned="1"/>
          <table:covered-table-cell table:style-name="ce1269" table:content-validation-name="val56"/>
          <table:table-cell table:style-name="ce1932" table:content-validation-name="val56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887"/>
          <table:table-cell table:style-name="Default" table:number-columns-repeated="4"/>
          <table:table-cell table:style-name="ce1957"/>
          <table:table-cell table:style-name="ce180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887"/>
          <table:table-cell table:style-name="ce1894" table:number-columns-repeated="3"/>
          <table:table-cell table:style-name="ce1809"/>
          <table:table-cell table:style-name="ce1957"/>
          <table:table-cell table:style-name="ce1809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887"/>
          <table:table-cell table:style-name="ce1894" table:number-columns-repeated="3"/>
          <table:table-cell table:style-name="ce1809"/>
          <table:table-cell table:style-name="ce1957"/>
          <table:table-cell table:style-name="ce1809" table:number-columns-repeated="6"/>
          <table:table-cell table:style-name="ce1739"/>
          <table:table-cell table:style-name="ce2018" table:number-columns-repeated="2"/>
          <table:table-cell table:style-name="ce1809"/>
          <table:table-cell table:number-columns-repeated="240"/>
        </table:table-row>
        <table:table-row table:style-name="ro2">
          <table:table-cell table:style-name="ce1887"/>
          <table:table-cell table:style-name="ce1894" table:number-columns-repeated="3"/>
          <table:table-cell table:style-name="ce1809"/>
          <table:table-cell table:number-columns-repeated="4"/>
          <table:table-cell table:style-name="ce1809" table:number-columns-repeated="3"/>
          <table:table-cell table:style-name="ce1739"/>
          <table:table-cell table:style-name="ce2018" table:number-columns-repeated="2"/>
          <table:table-cell table:style-name="ce1809"/>
          <table:table-cell table:number-columns-repeated="240"/>
        </table:table-row>
        <table:table-row table:style-name="ro2">
          <table:table-cell table:style-name="ce1887"/>
          <table:table-cell table:number-columns-repeated="8"/>
          <table:table-cell table:style-name="ce1809" table:number-columns-repeated="3"/>
          <table:table-cell table:style-name="ce1739"/>
          <table:table-cell table:style-name="ce2018" table:number-columns-repeated="2"/>
          <table:table-cell table:style-name="ce1809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09" table:number-columns-repeated="3"/>
          <table:table-cell table:style-name="ce1739"/>
          <table:table-cell table:style-name="ce2018" table:number-columns-repeated="2"/>
          <table:table-cell table:style-name="ce1809"/>
          <table:table-cell table:number-columns-repeated="240"/>
        </table:table-row>
        <table:table-row table:style-name="ro2" table:number-rows-repeated="9830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19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02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0"/>
      </table:named-expressions>
      <table:database-ranges>
        <table:database-range table:name="auraero" table:target-range-address="Misztikus.O6:Misztikus.P14" table:on-update-keep-styles="true" table:on-update-keep-size="false"/>
        <table:database-range table:name="femalapanyag" table:target-range-address="Data.B82:Data.E86" table:on-update-keep-styles="true" table:on-update-keep-size="false"/>
        <table:database-range table:name="femalapanyag_nev" table:target-range-address="Data.B81:Data.C86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60:Fortélylista.A100" table:on-update-keep-styles="true" table:on-update-keep-size="false"/>
        <table:database-range table:name="fortelyok_harci_full" table:target-range-address="Fortélylista.A60:Fortélylista.B100" table:on-update-keep-styles="true" table:on-update-keep-size="false"/>
        <table:database-range table:name="harcmodor_harcertekek" table:target-range-address="Harcértékek.A14:Harcértékek.I21" table:orientation="column"/>
        <table:database-range table:name="harcmodorok" table:target-range-address="Data.D24:Data.H39" table:orientation="column"/>
        <table:database-range table:name="hatterek_bonusz" table:target-range-address="Fortélylista.J19:Fortélylista.J25" table:on-update-keep-styles="true" table:on-update-keep-size="false"/>
        <table:database-range table:name="hatterek_faj" table:target-range-address="Fortélylista.J4:Fortélylista.J15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5" table:on-update-keep-styles="true" table:on-update-keep-size="false"/>
        <table:database-range table:name="hatterek_szabad_all" table:target-range-address="Fortélylista.G5:Fortélylista.H35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J52:Data.M55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9:Fortélylista.G46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D48:Data.H51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Data.F54:Data.H58" table:orientation="column"/>
        <table:database-range table:name="pajzsok" table:target-range-address="Data.B55:Data.H58" table:orientation="column"/>
        <table:database-range table:name="pajzsok_nev" table:target-range-address="Data.B55:Data.B58" table:orientation="column"/>
        <table:database-range table:name="pancel_strukturak" table:target-range-address="Data.B71:Data.I77" table:on-update-keep-styles="true" table:on-update-keep-size="false"/>
        <table:database-range table:name="pancel_strukturak_nev" table:target-range-address="Data.B70:Data.C77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F8:Data.G20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2:Data.F65" table:on-update-keep-styles="true" table:on-update-keep-size="false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10:49:50.075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6T10:52:29.722000000</dc:date>
    <meta:editing-cycles>583</meta:editing-cycles>
    <meta:editing-duration>P4DT4H11M47S</meta:editing-duration>
    <meta:document-statistic meta:table-count="11" meta:cell-count="331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